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800000008F8D35729BBF65FD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rminus (TTF)" svg:font-family="'Terminus (TTF)', monospace, monospace, 'Droid Sans Mono', monospace, monospac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adff" officeooo:paragraph-rsid="001eadff"/>
    </style:style>
    <style:style style:name="P3" style:family="paragraph" style:parent-style-name="Text_20_body">
      <style:text-properties officeooo:rsid="001fdb55" officeooo:paragraph-rsid="00576606"/>
    </style:style>
    <style:style style:name="P4" style:family="paragraph" style:parent-style-name="Text_20_body">
      <style:text-properties officeooo:rsid="001fdb55" officeooo:paragraph-rsid="001fdb55"/>
    </style:style>
    <style:style style:name="P5" style:family="paragraph" style:parent-style-name="Text_20_body">
      <style:text-properties officeooo:rsid="001fdb55" officeooo:paragraph-rsid="005a355f"/>
    </style:style>
    <style:style style:name="P6" style:family="paragraph" style:parent-style-name="Text_20_body">
      <style:text-properties officeooo:rsid="0025a1b0" officeooo:paragraph-rsid="0025a1b0"/>
    </style:style>
    <style:style style:name="P7" style:family="paragraph" style:parent-style-name="Text_20_body">
      <style:text-properties officeooo:rsid="0028db60" officeooo:paragraph-rsid="0028db60"/>
    </style:style>
    <style:style style:name="P8" style:family="paragraph" style:parent-style-name="Text_20_body">
      <style:text-properties officeooo:rsid="00437a70" officeooo:paragraph-rsid="00437a70"/>
    </style:style>
    <style:style style:name="P9" style:family="paragraph" style:parent-style-name="Text_20_body">
      <style:text-properties officeooo:rsid="005f1ebb" officeooo:paragraph-rsid="005f1ebb"/>
    </style:style>
    <style:style style:name="P10" style:family="paragraph" style:parent-style-name="Text_20_body">
      <style:text-properties officeooo:rsid="00d72cdd" officeooo:paragraph-rsid="00d72cdd"/>
    </style:style>
    <style:style style:name="P11" style:family="paragraph" style:parent-style-name="Text_20_body">
      <style:text-properties officeooo:rsid="00b0f515" officeooo:paragraph-rsid="00b0f515"/>
    </style:style>
    <style:style style:name="P12" style:family="paragraph" style:parent-style-name="Text_20_body">
      <style:text-properties officeooo:rsid="00c5ce67" officeooo:paragraph-rsid="00c5ce67"/>
    </style:style>
    <style:style style:name="P13" style:family="paragraph" style:parent-style-name="Text_20_body">
      <style:text-properties officeooo:rsid="00c6c527" officeooo:paragraph-rsid="00c7fbae"/>
    </style:style>
    <style:style style:name="P14" style:family="paragraph" style:parent-style-name="Text_20_body">
      <style:text-properties officeooo:rsid="00c7fbae" officeooo:paragraph-rsid="00c7fbae"/>
    </style:style>
    <style:style style:name="P15" style:family="paragraph" style:parent-style-name="Text_20_body">
      <style:text-properties officeooo:rsid="00ce29b4" officeooo:paragraph-rsid="00ce29b4"/>
    </style:style>
    <style:style style:name="P16" style:family="paragraph" style:parent-style-name="Text_20_body">
      <style:text-properties officeooo:rsid="00d1cd91" officeooo:paragraph-rsid="00d1cd91"/>
    </style:style>
    <style:style style:name="P17" style:family="paragraph" style:parent-style-name="Text_20_body">
      <style:text-properties officeooo:rsid="00de6f12" officeooo:paragraph-rsid="00de6f12"/>
    </style:style>
    <style:style style:name="P18" style:family="paragraph" style:parent-style-name="Text_20_body">
      <style:text-properties officeooo:rsid="00e07d6c" officeooo:paragraph-rsid="00e07d6c"/>
    </style:style>
    <style:style style:name="P19" style:family="paragraph" style:parent-style-name="Text_20_body">
      <style:text-properties officeooo:rsid="00eb3ff4" officeooo:paragraph-rsid="00eb3ff4"/>
    </style:style>
    <style:style style:name="P20" style:family="paragraph" style:parent-style-name="Code_20_Line">
      <style:paragraph-properties fo:text-align="start" style:justify-single-word="false"/>
    </style:style>
    <style:style style:name="P21" style:family="paragraph" style:parent-style-name="Text_20_body">
      <style:text-properties officeooo:rsid="0230b8de" officeooo:paragraph-rsid="0230b8de"/>
    </style:style>
    <style:style style:name="P22" style:family="paragraph" style:parent-style-name="Text_20_body">
      <style:text-properties officeooo:rsid="014598ef" officeooo:paragraph-rsid="014598ef"/>
    </style:style>
    <style:style style:name="P23" style:family="paragraph" style:parent-style-name="Text_20_body">
      <style:text-properties officeooo:rsid="01961a14" officeooo:paragraph-rsid="01961a14"/>
    </style:style>
    <style:style style:name="P24" style:family="paragraph" style:parent-style-name="Text_20_body">
      <style:text-properties officeooo:rsid="0130a047" officeooo:paragraph-rsid="0130a047"/>
    </style:style>
    <style:style style:name="P25" style:family="paragraph" style:parent-style-name="Text_20_body">
      <style:text-properties officeooo:rsid="0138f37b" officeooo:paragraph-rsid="0138f37b"/>
    </style:style>
    <style:style style:name="P26" style:family="paragraph" style:parent-style-name="Text_20_body">
      <style:text-properties officeooo:rsid="013ba964" officeooo:paragraph-rsid="013ba964"/>
    </style:style>
    <style:style style:name="P27" style:family="paragraph" style:parent-style-name="Text_20_body">
      <style:text-properties officeooo:rsid="013f9948" officeooo:paragraph-rsid="013f9948"/>
    </style:style>
    <style:style style:name="P28" style:family="paragraph" style:parent-style-name="Text_20_body">
      <style:text-properties officeooo:rsid="014a6882" officeooo:paragraph-rsid="014a6882"/>
    </style:style>
    <style:style style:name="P29" style:family="paragraph" style:parent-style-name="Text_20_body">
      <style:text-properties officeooo:rsid="014f8e9d" officeooo:paragraph-rsid="014f8e9d"/>
    </style:style>
    <style:style style:name="P30" style:family="paragraph" style:parent-style-name="Text_20_body">
      <style:text-properties officeooo:rsid="0151fe7b" officeooo:paragraph-rsid="0151fe7b"/>
    </style:style>
    <style:style style:name="P31" style:family="paragraph" style:parent-style-name="Text_20_body">
      <style:text-properties officeooo:rsid="0157a378" officeooo:paragraph-rsid="0157a378"/>
    </style:style>
    <style:style style:name="P32" style:family="paragraph" style:parent-style-name="Text_20_body">
      <style:text-properties officeooo:rsid="003a8d2e" officeooo:paragraph-rsid="003dd0cf"/>
    </style:style>
    <style:style style:name="P33" style:family="paragraph" style:parent-style-name="Text_20_body">
      <style:text-properties officeooo:rsid="015a51c1" officeooo:paragraph-rsid="015c8a2f"/>
    </style:style>
    <style:style style:name="P34" style:family="paragraph" style:parent-style-name="Text_20_body">
      <style:text-properties officeooo:rsid="015de377" officeooo:paragraph-rsid="015de377"/>
    </style:style>
    <style:style style:name="P35" style:family="paragraph" style:parent-style-name="Text_20_body">
      <style:text-properties officeooo:rsid="00f36d79" officeooo:paragraph-rsid="00f36d79"/>
    </style:style>
    <style:style style:name="P36" style:family="paragraph" style:parent-style-name="Text_20_body">
      <style:text-properties officeooo:rsid="0060ac9d" officeooo:paragraph-rsid="0060ac9d"/>
    </style:style>
    <style:style style:name="P37" style:family="paragraph" style:parent-style-name="Text_20_body">
      <style:text-properties officeooo:rsid="018807f2" officeooo:paragraph-rsid="018807f2"/>
    </style:style>
    <style:style style:name="P38" style:family="paragraph" style:parent-style-name="Text_20_body">
      <style:text-properties officeooo:rsid="0197cd1f" officeooo:paragraph-rsid="0197cd1f"/>
    </style:style>
    <style:style style:name="P39" style:family="paragraph" style:parent-style-name="Text_20_body">
      <style:text-properties officeooo:rsid="01a6af33" officeooo:paragraph-rsid="01f0ca59"/>
    </style:style>
    <style:style style:name="P40" style:family="paragraph" style:parent-style-name="Text_20_body">
      <style:text-properties officeooo:rsid="00d99ad6" officeooo:paragraph-rsid="00d99ad6"/>
    </style:style>
    <style:style style:name="P41" style:family="paragraph" style:parent-style-name="Text_20_body">
      <style:text-properties officeooo:rsid="02245491" officeooo:paragraph-rsid="02245491"/>
    </style:style>
    <style:style style:name="P42" style:family="paragraph" style:parent-style-name="Text_20_body">
      <style:text-properties officeooo:rsid="022e8ca4" officeooo:paragraph-rsid="022e8ca4"/>
    </style:style>
    <style:style style:name="P43" style:family="paragraph" style:parent-style-name="Text_20_body">
      <style:text-properties officeooo:rsid="0244d543" officeooo:paragraph-rsid="0244d543"/>
    </style:style>
    <style:style style:name="P44" style:family="paragraph" style:parent-style-name="Text_20_body">
      <style:text-properties officeooo:rsid="00df3a1a" officeooo:paragraph-rsid="00df3a1a"/>
    </style:style>
    <style:style style:name="P45" style:family="paragraph" style:parent-style-name="Text_20_body">
      <style:text-properties officeooo:rsid="0167c16d" officeooo:paragraph-rsid="0167c16d"/>
    </style:style>
    <style:style style:name="P46" style:family="paragraph" style:parent-style-name="Text_20_body">
      <style:text-properties officeooo:rsid="018b777a" officeooo:paragraph-rsid="018b777a"/>
    </style:style>
    <style:style style:name="P47" style:family="paragraph" style:parent-style-name="Text_20_body">
      <style:text-properties officeooo:rsid="024ae5cb" officeooo:paragraph-rsid="024ae5cb"/>
    </style:style>
    <style:style style:name="P48" style:family="paragraph" style:parent-style-name="Text_20_body">
      <style:text-properties officeooo:rsid="026d06a6" officeooo:paragraph-rsid="026d06a6"/>
    </style:style>
    <style:style style:name="P49" style:family="paragraph" style:parent-style-name="Text_20_body">
      <style:text-properties officeooo:rsid="0282c752" officeooo:paragraph-rsid="0282c752"/>
    </style:style>
    <style:style style:name="P50" style:family="paragraph" style:parent-style-name="Text_20_body">
      <style:text-properties officeooo:rsid="02b299ab" officeooo:paragraph-rsid="02b299ab"/>
    </style:style>
    <style:style style:name="P51" style:family="paragraph" style:parent-style-name="Text_20_body">
      <style:text-properties officeooo:rsid="024a0776" officeooo:paragraph-rsid="024a0776"/>
    </style:style>
    <style:style style:name="P52" style:family="paragraph" style:parent-style-name="Text_20_body">
      <style:text-properties officeooo:rsid="02ce86d2" officeooo:paragraph-rsid="02ce86d2"/>
    </style:style>
    <style:style style:name="P53" style:family="paragraph" style:parent-style-name="Text_20_body">
      <style:text-properties officeooo:rsid="02d05e73" officeooo:paragraph-rsid="02d05e73"/>
    </style:style>
    <style:style style:name="P54" style:family="paragraph" style:parent-style-name="Text_20_body">
      <style:text-properties officeooo:rsid="02d3fcbd" officeooo:paragraph-rsid="02d3fcbd"/>
    </style:style>
    <style:style style:name="P55" style:family="paragraph" style:parent-style-name="Text_20_body">
      <style:text-properties officeooo:rsid="01415e43" officeooo:paragraph-rsid="01415e43"/>
    </style:style>
    <style:style style:name="P56" style:family="paragraph" style:parent-style-name="Text_20_body">
      <style:text-properties officeooo:rsid="02e1a3a0" officeooo:paragraph-rsid="02e1a3a0"/>
    </style:style>
    <style:style style:name="P57" style:family="paragraph" style:parent-style-name="Text_20_body">
      <style:text-properties officeooo:rsid="03143412" officeooo:paragraph-rsid="03143412"/>
    </style:style>
    <style:style style:name="P58" style:family="paragraph" style:parent-style-name="Text_20_body">
      <style:paragraph-properties fo:margin-left="0in" fo:margin-right="0.3937in" fo:text-indent="0in" style:auto-text-indent="false"/>
      <style:text-properties officeooo:rsid="03143412" officeooo:paragraph-rsid="0333a2f6"/>
    </style:style>
    <style:style style:name="P59" style:family="paragraph" style:parent-style-name="Text_20_body">
      <style:text-properties officeooo:rsid="0315de8a" officeooo:paragraph-rsid="0315de8a"/>
    </style:style>
    <style:style style:name="P60" style:family="paragraph" style:parent-style-name="Text_20_body">
      <style:text-properties officeooo:rsid="033fe614" officeooo:paragraph-rsid="033fe614"/>
    </style:style>
    <style:style style:name="P61" style:family="paragraph" style:parent-style-name="Text_20_body">
      <style:text-properties officeooo:rsid="035a0746" officeooo:paragraph-rsid="035a0746"/>
    </style:style>
    <style:style style:name="P62" style:family="paragraph" style:parent-style-name="Text_20_body">
      <style:paragraph-properties fo:margin-left="0in" fo:margin-right="0.3937in" fo:text-indent="0in" style:auto-text-indent="false"/>
      <style:text-properties officeooo:rsid="035a0746" officeooo:paragraph-rsid="0362c4df"/>
    </style:style>
    <style:style style:name="P63" style:family="paragraph" style:parent-style-name="Text_20_body">
      <style:paragraph-properties fo:margin-left="0in" fo:margin-right="0.3937in" fo:text-indent="0in" style:auto-text-indent="false"/>
      <style:text-properties officeooo:rsid="037f003d" officeooo:paragraph-rsid="03856ba9"/>
    </style:style>
    <style:style style:name="P64" style:family="paragraph" style:parent-style-name="Text_20_body">
      <style:paragraph-properties fo:margin-left="0in" fo:margin-right="0.3937in" fo:text-indent="0in" style:auto-text-indent="false"/>
      <style:text-properties officeooo:rsid="03889ab8" officeooo:paragraph-rsid="03889ab8"/>
    </style:style>
    <style:style style:name="P65" style:family="paragraph" style:parent-style-name="Text_20_body">
      <style:paragraph-properties fo:margin-left="0in" fo:margin-right="0.3937in" fo:text-indent="0in" style:auto-text-indent="false"/>
      <style:text-properties officeooo:rsid="039472e4" officeooo:paragraph-rsid="039472e4"/>
    </style:style>
    <style:style style:name="P66" style:family="paragraph" style:parent-style-name="Text_20_body">
      <style:paragraph-properties fo:margin-left="0in" fo:margin-right="0.3937in" fo:text-indent="0in" style:auto-text-indent="false"/>
      <style:text-properties officeooo:rsid="039ba18e" officeooo:paragraph-rsid="039ba18e"/>
    </style:style>
    <style:style style:name="P67" style:family="paragraph" style:parent-style-name="Text_20_body">
      <style:paragraph-properties fo:margin-left="0in" fo:margin-right="0.3937in" fo:text-indent="0in" style:auto-text-indent="false"/>
      <style:text-properties officeooo:rsid="02a1c5b6" officeooo:paragraph-rsid="02a1c5b6"/>
    </style:style>
    <style:style style:name="P68" style:family="paragraph" style:parent-style-name="Text_20_body">
      <style:paragraph-properties fo:margin-left="0in" fo:margin-right="0.3937in" fo:text-indent="0in" style:auto-text-indent="false"/>
      <style:text-properties officeooo:rsid="02f8077e" officeooo:paragraph-rsid="02f8077e"/>
    </style:style>
    <style:style style:name="P69" style:family="paragraph" style:parent-style-name="Text_20_body">
      <style:paragraph-properties fo:margin-left="0in" fo:margin-right="0.3937in" fo:text-indent="0in" style:auto-text-indent="false"/>
      <style:text-properties officeooo:rsid="0127d67c" officeooo:paragraph-rsid="0127d67c"/>
    </style:style>
    <style:style style:name="P70" style:family="paragraph" style:parent-style-name="Text_20_body">
      <style:paragraph-properties fo:margin-left="0in" fo:margin-right="0.3937in" fo:text-indent="0in" style:auto-text-indent="false"/>
      <style:text-properties officeooo:rsid="009d7bf6" officeooo:paragraph-rsid="009d7bf6"/>
    </style:style>
    <style:style style:name="P71" style:family="paragraph" style:parent-style-name="Text_20_body">
      <style:paragraph-properties fo:margin-left="0in" fo:margin-right="0.3937in" fo:text-indent="0in" style:auto-text-indent="false"/>
      <style:text-properties officeooo:rsid="02ea0fbb" officeooo:paragraph-rsid="02ea0fbb"/>
    </style:style>
    <style:style style:name="P72" style:family="paragraph" style:parent-style-name="Text_20_body">
      <style:paragraph-properties fo:margin-left="0in" fo:margin-right="0.3937in" fo:text-indent="0in" style:auto-text-indent="false"/>
      <style:text-properties officeooo:rsid="02d8570d" officeooo:paragraph-rsid="02d8570d"/>
    </style:style>
    <style:style style:name="P73" style:family="paragraph" style:parent-style-name="Text_20_body">
      <style:paragraph-properties fo:margin-left="0in" fo:margin-right="0.3937in" fo:text-indent="0in" style:auto-text-indent="false"/>
      <style:text-properties officeooo:rsid="030da2ef" officeooo:paragraph-rsid="030da2ef"/>
    </style:style>
    <style:style style:name="P74" style:family="paragraph" style:parent-style-name="Text_20_body">
      <style:paragraph-properties fo:margin-left="0in" fo:margin-right="0.3937in" fo:text-indent="0in" style:auto-text-indent="false"/>
      <style:text-properties officeooo:rsid="03aa2410" officeooo:paragraph-rsid="03aa2410"/>
    </style:style>
    <style:style style:name="P75" style:family="paragraph" style:parent-style-name="Text_20_body">
      <style:paragraph-properties fo:margin-left="0in" fo:margin-right="0.3937in" fo:text-indent="0in" style:auto-text-indent="false"/>
      <style:text-properties officeooo:rsid="027a1237" officeooo:paragraph-rsid="027a1237"/>
    </style:style>
    <style:style style:name="P76" style:family="paragraph" style:parent-style-name="Text_20_body">
      <style:paragraph-properties fo:margin-left="0in" fo:margin-right="0.3937in" fo:text-indent="0in" style:auto-text-indent="false"/>
      <style:text-properties officeooo:rsid="01d3659f" officeooo:paragraph-rsid="01d3659f"/>
    </style:style>
    <style:style style:name="P77" style:family="paragraph" style:parent-style-name="Text_20_body">
      <style:paragraph-properties fo:margin-left="0in" fo:margin-right="0.3937in" fo:text-indent="0in" style:auto-text-indent="false"/>
      <style:text-properties officeooo:rsid="01d796fa" officeooo:paragraph-rsid="01d796fa"/>
    </style:style>
    <style:style style:name="P78" style:family="paragraph" style:parent-style-name="Text_20_body">
      <style:paragraph-properties fo:margin-left="0in" fo:margin-right="0.3937in" fo:text-indent="0in" style:auto-text-indent="false"/>
      <style:text-properties officeooo:rsid="01dccc58" officeooo:paragraph-rsid="01dccc58"/>
    </style:style>
    <style:style style:name="P79" style:family="paragraph" style:parent-style-name="Text_20_body">
      <style:paragraph-properties fo:margin-left="0in" fo:margin-right="0.3937in" fo:text-indent="0in" style:auto-text-indent="false"/>
      <style:text-properties officeooo:rsid="03381762" officeooo:paragraph-rsid="03381762"/>
    </style:style>
    <style:style style:name="P80" style:family="paragraph" style:parent-style-name="Text_20_body">
      <style:paragraph-properties fo:margin-left="0in" fo:margin-right="0.3937in" fo:text-indent="0in" style:auto-text-indent="false"/>
      <style:text-properties officeooo:rsid="0237f0a0" officeooo:paragraph-rsid="0237f0a0"/>
    </style:style>
    <style:style style:name="P81" style:family="paragraph" style:parent-style-name="Text_20_body">
      <style:paragraph-properties fo:margin-left="0in" fo:margin-right="0.3937in" fo:text-indent="0in" style:auto-text-indent="false"/>
      <style:text-properties officeooo:rsid="023ac2b9" officeooo:paragraph-rsid="023ac2b9"/>
    </style:style>
    <style:style style:name="P82" style:family="paragraph" style:parent-style-name="Text_20_body">
      <style:paragraph-properties fo:margin-left="0in" fo:margin-right="0.3937in" fo:text-indent="0in" style:auto-text-indent="false"/>
      <style:text-properties officeooo:rsid="023cea83" officeooo:paragraph-rsid="023cea83"/>
    </style:style>
    <style:style style:name="P83" style:family="paragraph" style:parent-style-name="Text_20_body">
      <style:paragraph-properties fo:margin-left="0in" fo:margin-right="0.3937in" fo:text-indent="0in" style:auto-text-indent="false"/>
      <style:text-properties officeooo:rsid="02918027" officeooo:paragraph-rsid="03be37e4"/>
    </style:style>
    <style:style style:name="P84" style:family="paragraph" style:parent-style-name="Text_20_body">
      <style:paragraph-properties fo:margin-left="0in" fo:margin-right="0.3937in" fo:text-indent="0in" style:auto-text-indent="false"/>
      <style:text-properties officeooo:rsid="029ff3b9" officeooo:paragraph-rsid="029ff3b9"/>
    </style:style>
    <style:style style:name="P85" style:family="paragraph" style:parent-style-name="Text_20_body">
      <style:paragraph-properties fo:margin-left="0in" fo:margin-right="0.3937in" fo:text-indent="0in" style:auto-text-indent="false"/>
      <style:text-properties officeooo:rsid="0162a8f4" officeooo:paragraph-rsid="0162a8f4"/>
    </style:style>
    <style:style style:name="P86" style:family="paragraph" style:parent-style-name="Text_20_body">
      <style:paragraph-properties fo:margin-left="0in" fo:margin-right="0.3937in" fo:text-indent="0in" style:auto-text-indent="false"/>
      <style:text-properties officeooo:rsid="0214dd1b" officeooo:paragraph-rsid="0214dd1b"/>
    </style:style>
    <style:style style:name="P87" style:family="paragraph" style:parent-style-name="Text_20_body">
      <style:paragraph-properties fo:margin-left="0in" fo:margin-right="0.3937in" fo:text-indent="0in" style:auto-text-indent="false"/>
      <style:text-properties officeooo:rsid="0043a0f5" officeooo:paragraph-rsid="0043a0f5"/>
    </style:style>
    <style:style style:name="P88" style:family="paragraph" style:parent-style-name="Text_20_body">
      <style:paragraph-properties fo:margin-left="0in" fo:margin-right="0.3937in" fo:text-indent="0in" style:auto-text-indent="false"/>
      <style:text-properties officeooo:rsid="00462ae9" officeooo:paragraph-rsid="00462ae9"/>
    </style:style>
    <style:style style:name="P89" style:family="paragraph" style:parent-style-name="Text_20_body">
      <style:paragraph-properties fo:margin-left="0in" fo:margin-right="0.3937in" fo:text-indent="0in" style:auto-text-indent="false"/>
      <style:text-properties officeooo:rsid="02ba9cee" officeooo:paragraph-rsid="02ba9cee"/>
    </style:style>
    <style:style style:name="P90" style:family="paragraph" style:parent-style-name="Text_20_body">
      <style:paragraph-properties fo:margin-left="0in" fo:margin-right="0.3937in" fo:text-indent="0in" style:auto-text-indent="false"/>
      <style:text-properties officeooo:rsid="00505a17" officeooo:paragraph-rsid="00505a17"/>
    </style:style>
    <style:style style:name="P91" style:family="paragraph" style:parent-style-name="Text_20_body">
      <style:paragraph-properties fo:margin-left="0in" fo:margin-right="0.3937in" fo:text-indent="0in" style:auto-text-indent="false"/>
      <style:text-properties officeooo:rsid="033d3c6d" officeooo:paragraph-rsid="033d3c6d"/>
    </style:style>
    <style:style style:name="P92" style:family="paragraph" style:parent-style-name="Text_20_body">
      <style:paragraph-properties fo:margin-left="0in" fo:margin-right="0.3937in" fo:text-indent="0in" style:auto-text-indent="false"/>
      <style:text-properties officeooo:rsid="01a4b0ab" officeooo:paragraph-rsid="01a4b0ab"/>
    </style:style>
    <style:style style:name="P93" style:family="paragraph" style:parent-style-name="Text_20_body">
      <style:paragraph-properties fo:margin-left="0in" fo:margin-right="0.3937in" fo:text-indent="0in" style:auto-text-indent="false"/>
      <style:text-properties officeooo:rsid="029d7f2b" officeooo:paragraph-rsid="029d7f2b"/>
    </style:style>
    <style:style style:name="P94" style:family="paragraph" style:parent-style-name="Text_20_body">
      <style:paragraph-properties fo:margin-left="0in" fo:margin-right="0.3937in" fo:text-indent="0in" style:auto-text-indent="false"/>
      <style:text-properties officeooo:rsid="00742c66" officeooo:paragraph-rsid="00742c66"/>
    </style:style>
    <style:style style:name="P95" style:family="paragraph" style:parent-style-name="Text_20_body">
      <style:paragraph-properties fo:margin-left="0in" fo:margin-right="0.3937in" fo:text-indent="0in" style:auto-text-indent="false"/>
      <style:text-properties officeooo:rsid="019a2f70" officeooo:paragraph-rsid="019a2f70"/>
    </style:style>
    <style:style style:name="P96" style:family="paragraph" style:parent-style-name="Text_20_body">
      <style:paragraph-properties fo:margin-left="0in" fo:margin-right="0.3937in" fo:text-indent="0in" style:auto-text-indent="false"/>
      <style:text-properties officeooo:rsid="016b06b1" officeooo:paragraph-rsid="016b06b1"/>
    </style:style>
    <style:style style:name="P97" style:family="paragraph" style:parent-style-name="Text_20_body">
      <style:paragraph-properties fo:margin-left="0in" fo:margin-right="0.3937in" fo:text-indent="0in" style:auto-text-indent="false"/>
      <style:text-properties officeooo:rsid="03ecebd3" officeooo:paragraph-rsid="03ecebd3"/>
    </style:style>
    <style:style style:name="P98" style:family="paragraph" style:parent-style-name="Text_20_body">
      <style:paragraph-properties fo:margin-left="0in" fo:margin-right="0.3937in" fo:text-indent="0in" style:auto-text-indent="false"/>
      <style:text-properties officeooo:rsid="002ae894" officeooo:paragraph-rsid="002ae894"/>
    </style:style>
    <style:style style:name="P99" style:family="paragraph" style:parent-style-name="Text_20_body">
      <style:paragraph-properties fo:margin-left="0in" fo:margin-right="0.3937in" fo:text-indent="0in" style:auto-text-indent="false"/>
      <style:text-properties officeooo:rsid="0065f38c" officeooo:paragraph-rsid="0065f38c"/>
    </style:style>
    <style:style style:name="P100" style:family="paragraph" style:parent-style-name="Text_20_body">
      <style:paragraph-properties fo:margin-left="0in" fo:margin-right="0.3937in" fo:text-indent="0in" style:auto-text-indent="false"/>
      <style:text-properties officeooo:rsid="002e1bb8" officeooo:paragraph-rsid="00302f42"/>
    </style:style>
    <style:style style:name="P101" style:family="paragraph" style:parent-style-name="Text_20_body">
      <style:paragraph-properties fo:margin-left="0in" fo:margin-right="0.3937in" fo:text-indent="0in" style:auto-text-indent="false"/>
      <style:text-properties officeooo:rsid="00314de4" officeooo:paragraph-rsid="00314de4"/>
    </style:style>
    <style:style style:name="P102" style:family="paragraph" style:parent-style-name="Text_20_body">
      <style:paragraph-properties fo:margin-left="0in" fo:margin-right="0.3937in" fo:text-indent="0in" style:auto-text-indent="false"/>
      <style:text-properties officeooo:rsid="006b2930" officeooo:paragraph-rsid="006b2930"/>
    </style:style>
    <style:style style:name="P103" style:family="paragraph" style:parent-style-name="Text_20_body">
      <style:paragraph-properties fo:margin-left="0in" fo:margin-right="0.3937in" fo:text-indent="0in" style:auto-text-indent="false"/>
      <style:text-properties officeooo:rsid="0356a71d" officeooo:paragraph-rsid="0356a71d"/>
    </style:style>
    <style:style style:name="P104" style:family="paragraph" style:parent-style-name="Text_20_body">
      <style:paragraph-properties fo:margin-left="0in" fo:margin-right="0.3937in" fo:text-indent="0in" style:auto-text-indent="false"/>
      <style:text-properties officeooo:rsid="0364d54b" officeooo:paragraph-rsid="0364d54b"/>
    </style:style>
    <style:style style:name="P105" style:family="paragraph" style:parent-style-name="Text_20_body">
      <style:paragraph-properties fo:margin-left="0in" fo:margin-right="0.3937in" fo:text-indent="0in" style:auto-text-indent="false"/>
      <style:text-properties officeooo:rsid="03694e5d" officeooo:paragraph-rsid="03694e5d"/>
    </style:style>
    <style:style style:name="P106" style:family="paragraph" style:parent-style-name="Text_20_body">
      <style:paragraph-properties fo:margin-left="0in" fo:margin-right="0.3937in" fo:text-indent="0in" style:auto-text-indent="false"/>
      <style:text-properties officeooo:rsid="041d380b" officeooo:paragraph-rsid="041d380b"/>
    </style:style>
    <style:style style:name="P107" style:family="paragraph" style:parent-style-name="Text_20_body">
      <style:paragraph-properties fo:margin-left="0in" fo:margin-right="0.3937in" fo:text-indent="0in" style:auto-text-indent="false"/>
      <style:text-properties officeooo:rsid="02abd80e" officeooo:paragraph-rsid="02abd80e"/>
    </style:style>
    <style:style style:name="P108" style:family="paragraph" style:parent-style-name="Text_20_body">
      <style:paragraph-properties fo:margin-left="0in" fo:margin-right="0.3937in" fo:text-indent="0in" style:auto-text-indent="false"/>
      <style:text-properties officeooo:rsid="024090be" officeooo:paragraph-rsid="024090be"/>
    </style:style>
    <style:style style:name="P109" style:family="paragraph" style:parent-style-name="Text_20_body">
      <style:paragraph-properties fo:margin-left="0in" fo:margin-right="0.3937in" fo:text-indent="0in" style:auto-text-indent="false"/>
      <style:text-properties officeooo:rsid="02bf21a3" officeooo:paragraph-rsid="02bf21a3"/>
    </style:style>
    <style:style style:name="P110" style:family="paragraph" style:parent-style-name="Text_20_body">
      <style:paragraph-properties fo:margin-left="0in" fo:margin-right="0.3937in" fo:text-indent="0in" style:auto-text-indent="false"/>
      <style:text-properties officeooo:rsid="02c2a94d" officeooo:paragraph-rsid="02c2a94d"/>
    </style:style>
    <style:style style:name="P111" style:family="paragraph" style:parent-style-name="Text_20_body">
      <style:paragraph-properties fo:margin-left="0in" fo:margin-right="0.3937in" fo:text-indent="0in" style:auto-text-indent="false"/>
      <style:text-properties officeooo:rsid="02c72184" officeooo:paragraph-rsid="02c72184"/>
    </style:style>
    <style:style style:name="P112" style:family="paragraph" style:parent-style-name="Text_20_body">
      <style:paragraph-properties fo:margin-left="0in" fo:margin-right="0.3937in" fo:text-indent="0in" style:auto-text-indent="false"/>
      <style:text-properties officeooo:rsid="02c72184" officeooo:paragraph-rsid="02c81ec9"/>
    </style:style>
    <style:style style:name="P113" style:family="paragraph" style:parent-style-name="Text_20_body">
      <style:paragraph-properties fo:margin-left="0in" fo:margin-right="0.3937in" fo:text-indent="0in" style:auto-text-indent="false"/>
      <style:text-properties officeooo:rsid="042923d6" officeooo:paragraph-rsid="04301052"/>
    </style:style>
    <style:style style:name="P114" style:family="paragraph" style:parent-style-name="Text_20_body">
      <style:paragraph-properties fo:margin-left="0in" fo:margin-right="0.3937in" fo:text-indent="0in" style:auto-text-indent="false"/>
      <style:text-properties officeooo:rsid="04347c7f" officeooo:paragraph-rsid="04347c7f"/>
    </style:style>
    <style:style style:name="P115" style:family="paragraph" style:parent-style-name="Text_20_body">
      <style:paragraph-properties fo:margin-left="0in" fo:margin-right="0.3937in" fo:text-indent="0in" style:auto-text-indent="false"/>
      <style:text-properties officeooo:rsid="00c19acd" officeooo:paragraph-rsid="00c19acd"/>
    </style:style>
    <style:style style:name="P116" style:family="paragraph" style:parent-style-name="Text_20_body">
      <style:paragraph-properties fo:margin-left="0in" fo:margin-right="0.3937in" fo:text-indent="0in" style:auto-text-indent="false"/>
      <style:text-properties officeooo:rsid="00c2c06b" officeooo:paragraph-rsid="00c2c06b"/>
    </style:style>
    <style:style style:name="P117" style:family="paragraph" style:parent-style-name="Text_20_body">
      <style:paragraph-properties fo:margin-left="0in" fo:margin-right="0.3937in" fo:text-indent="0in" style:auto-text-indent="false"/>
      <style:text-properties officeooo:rsid="00709d4b" officeooo:paragraph-rsid="00709d4b"/>
    </style:style>
    <style:style style:name="P118" style:family="paragraph" style:parent-style-name="Text_20_body">
      <style:paragraph-properties fo:margin-left="0in" fo:margin-right="0.3937in" fo:text-indent="0in" style:auto-text-indent="false"/>
      <style:text-properties officeooo:rsid="00a990e2" officeooo:paragraph-rsid="00a990e2"/>
    </style:style>
    <style:style style:name="P119" style:family="paragraph" style:parent-style-name="Text_20_body">
      <style:paragraph-properties fo:margin-left="0in" fo:margin-right="0.3937in" fo:text-indent="0in" style:auto-text-indent="false"/>
      <style:text-properties officeooo:rsid="00ad2d23" officeooo:paragraph-rsid="00ad2d23"/>
    </style:style>
    <style:style style:name="P120" style:family="paragraph" style:parent-style-name="Text_20_body">
      <style:paragraph-properties fo:margin-left="0in" fo:margin-right="0.3937in" fo:text-indent="0in" style:auto-text-indent="false"/>
      <style:text-properties officeooo:rsid="02e5efa0" officeooo:paragraph-rsid="02e5efa0"/>
    </style:style>
    <style:style style:name="P121" style:family="paragraph" style:parent-style-name="Text_20_body">
      <style:paragraph-properties fo:margin-left="0in" fo:margin-right="0.3937in" fo:text-indent="0in" style:auto-text-indent="false"/>
      <style:text-properties officeooo:rsid="0307a732" officeooo:paragraph-rsid="0307a732"/>
    </style:style>
    <style:style style:name="P122" style:family="paragraph" style:parent-style-name="Text_20_body">
      <style:paragraph-properties fo:margin-left="0in" fo:margin-right="0.3937in" fo:text-indent="0in" style:auto-text-indent="false"/>
      <style:text-properties officeooo:rsid="02fab65f" officeooo:paragraph-rsid="02fab65f"/>
    </style:style>
    <style:style style:name="P123" style:family="paragraph" style:parent-style-name="Text_20_body">
      <style:paragraph-properties fo:margin-left="0in" fo:margin-right="0.3937in" fo:text-indent="0in" style:auto-text-indent="false"/>
      <style:text-properties officeooo:rsid="02fd289a" officeooo:paragraph-rsid="02fd289a"/>
    </style:style>
    <style:style style:name="P124" style:family="paragraph" style:parent-style-name="Text_20_body">
      <style:paragraph-properties fo:margin-left="0in" fo:margin-right="0.3937in" fo:text-indent="0in" style:auto-text-indent="false"/>
      <style:text-properties officeooo:rsid="044fe71c" officeooo:paragraph-rsid="044fe71c"/>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3">
      <style:paragraph-properties>
        <style:tab-stops>
          <style:tab-stop style:position="6.5311in" style:type="right" style:leader-style="dotted" style:leader-text="."/>
        </style:tab-stops>
      </style:paragraph-properties>
    </style:style>
    <style:style style:name="P128" style:family="paragraph" style:parent-style-name="Heading_20_1">
      <style:text-properties officeooo:rsid="0021b6fd" officeooo:paragraph-rsid="0021b6fd"/>
    </style:style>
    <style:style style:name="P129" style:family="paragraph" style:parent-style-name="Heading_20_1">
      <style:text-properties officeooo:rsid="0071a2a3" officeooo:paragraph-rsid="0071a2a3"/>
    </style:style>
    <style:style style:name="P130" style:family="paragraph" style:parent-style-name="Heading_20_1">
      <style:text-properties officeooo:rsid="02a1c5b6" officeooo:paragraph-rsid="02a1c5b6"/>
    </style:style>
    <style:style style:name="P131" style:family="paragraph" style:parent-style-name="Heading_20_1">
      <style:text-properties officeooo:rsid="04fb34c4" officeooo:paragraph-rsid="04fb34c4"/>
    </style:style>
    <style:style style:name="P132" style:family="paragraph" style:parent-style-name="Heading_20_2">
      <style:text-properties officeooo:rsid="0278fd60" officeooo:paragraph-rsid="0278fd60"/>
    </style:style>
    <style:style style:name="P133" style:family="paragraph" style:parent-style-name="Heading_20_2">
      <style:text-properties officeooo:rsid="03aefa37" officeooo:paragraph-rsid="03aefa37"/>
    </style:style>
    <style:style style:name="P134" style:family="paragraph" style:parent-style-name="Heading_20_2">
      <style:text-properties officeooo:rsid="0033ee59" officeooo:paragraph-rsid="0033ee59"/>
    </style:style>
    <style:style style:name="P135" style:family="paragraph" style:parent-style-name="Heading_20_2">
      <style:text-properties officeooo:rsid="00576606" officeooo:paragraph-rsid="00576606"/>
    </style:style>
    <style:style style:name="P136" style:family="paragraph" style:parent-style-name="Heading_20_2">
      <style:text-properties officeooo:rsid="0230b8de" officeooo:paragraph-rsid="0230b8de"/>
    </style:style>
    <style:style style:name="P137" style:family="paragraph" style:parent-style-name="Heading_20_2">
      <style:text-properties officeooo:rsid="044c16a0" officeooo:paragraph-rsid="044c16a0"/>
    </style:style>
    <style:style style:name="P138" style:family="paragraph" style:parent-style-name="Heading_20_2">
      <style:text-properties officeooo:rsid="0240661f" officeooo:paragraph-rsid="0240661f"/>
    </style:style>
    <style:style style:name="P139" style:family="paragraph" style:parent-style-name="Heading_20_2">
      <style:text-properties officeooo:rsid="00c679b2" officeooo:paragraph-rsid="00c679b2"/>
    </style:style>
    <style:style style:name="P140" style:family="paragraph" style:parent-style-name="Heading_20_2">
      <style:text-properties officeooo:rsid="00d72cdd" officeooo:paragraph-rsid="00d72cdd"/>
    </style:style>
    <style:style style:name="P141" style:family="paragraph" style:parent-style-name="Heading_20_3">
      <style:text-properties officeooo:rsid="01961a14" officeooo:paragraph-rsid="01961a14"/>
    </style:style>
    <style:style style:name="P142" style:family="paragraph" style:parent-style-name="Heading_20_3">
      <style:text-properties officeooo:rsid="01b8edf1" officeooo:paragraph-rsid="01babfda"/>
    </style:style>
    <style:style style:name="P143" style:family="paragraph" style:parent-style-name="Heading_20_3">
      <style:text-properties officeooo:rsid="02f8077e" officeooo:paragraph-rsid="02f8077e"/>
    </style:style>
    <style:style style:name="P144" style:family="paragraph" style:parent-style-name="Heading_20_3">
      <style:text-properties officeooo:rsid="014598ef" officeooo:paragraph-rsid="01508312"/>
    </style:style>
    <style:style style:name="P145" style:family="paragraph" style:parent-style-name="Heading_20_3">
      <style:text-properties officeooo:paragraph-rsid="01508312"/>
    </style:style>
    <style:style style:name="P146" style:family="paragraph" style:parent-style-name="Text_20_body" style:list-style-name="L1">
      <style:text-properties officeooo:rsid="0127d67c" officeooo:paragraph-rsid="0127d67c"/>
    </style:style>
    <style:style style:name="P147" style:family="paragraph" style:parent-style-name="Text_20_body" style:list-style-name="L1">
      <style:text-properties officeooo:rsid="0129788a" officeooo:paragraph-rsid="0129788a"/>
    </style:style>
    <style:style style:name="P148" style:family="paragraph" style:parent-style-name="Text_20_body" style:list-style-name="L1">
      <style:text-properties officeooo:rsid="012bde2e" officeooo:paragraph-rsid="012bde2e"/>
    </style:style>
    <style:style style:name="P149" style:family="paragraph" style:parent-style-name="Text_20_body" style:list-style-name="L1">
      <style:text-properties officeooo:rsid="012aba2d" officeooo:paragraph-rsid="012aba2d"/>
    </style:style>
    <style:style style:name="P150" style:family="paragraph" style:parent-style-name="Text_20_body" style:list-style-name="L1">
      <style:text-properties officeooo:rsid="03b1d7fd" officeooo:paragraph-rsid="03b1d7fd"/>
    </style:style>
    <style:style style:name="P151" style:family="paragraph" style:parent-style-name="Text_20_body" style:list-style-name="L1">
      <style:text-properties officeooo:rsid="012c3aea" officeooo:paragraph-rsid="012c3aea"/>
    </style:style>
    <style:style style:name="P152" style:family="paragraph" style:parent-style-name="Text_20_body" style:list-style-name="L2">
      <style:text-properties officeooo:rsid="001eadff" officeooo:paragraph-rsid="001eadff"/>
    </style:style>
    <style:style style:name="P153" style:family="paragraph" style:parent-style-name="Text_20_body" style:list-style-name="L4">
      <style:text-properties officeooo:rsid="001eadff" officeooo:paragraph-rsid="001eadff"/>
    </style:style>
    <style:style style:name="P154" style:family="paragraph" style:parent-style-name="Text_20_body" style:list-style-name="L3">
      <style:text-properties officeooo:rsid="01767913" officeooo:paragraph-rsid="01767913"/>
    </style:style>
    <style:style style:name="P155" style:family="paragraph" style:parent-style-name="Text_20_body" style:list-style-name="L3">
      <style:text-properties officeooo:rsid="017cf545" officeooo:paragraph-rsid="017cf545"/>
    </style:style>
    <style:style style:name="P156" style:family="paragraph" style:parent-style-name="Text_20_body" style:list-style-name="L3">
      <style:text-properties officeooo:rsid="017da2d2" officeooo:paragraph-rsid="017da2d2"/>
    </style:style>
    <style:style style:name="P157" style:family="paragraph" style:parent-style-name="Text_20_body" style:list-style-name="L3">
      <style:text-properties officeooo:rsid="01a89279" officeooo:paragraph-rsid="01a89279"/>
    </style:style>
    <style:style style:name="P158" style:family="paragraph" style:parent-style-name="Text_20_body" style:list-style-name="L3">
      <style:text-properties officeooo:rsid="0188b9e0" officeooo:paragraph-rsid="0188b9e0"/>
    </style:style>
    <style:style style:name="P159" style:family="paragraph" style:parent-style-name="Text_20_body" style:list-style-name="L3">
      <style:text-properties officeooo:rsid="01893dde" officeooo:paragraph-rsid="01893dde"/>
    </style:style>
    <style:style style:name="P160" style:family="paragraph" style:parent-style-name="Text_20_body" style:list-style-name="L3">
      <style:text-properties officeooo:rsid="022374c5" officeooo:paragraph-rsid="022374c5"/>
    </style:style>
    <style:style style:name="P161" style:family="paragraph" style:parent-style-name="Text_20_body" style:list-style-name="L3">
      <style:text-properties officeooo:rsid="0246ab37" officeooo:paragraph-rsid="0246ab37"/>
    </style:style>
    <style:style style:name="P162" style:family="paragraph" style:parent-style-name="Text_20_body" style:list-style-name="L3">
      <style:text-properties officeooo:rsid="02cbf02d" officeooo:paragraph-rsid="02cbf02d"/>
    </style:style>
    <style:style style:name="P163" style:family="paragraph" style:parent-style-name="Text_20_body" style:list-style-name="L3">
      <style:text-properties officeooo:rsid="02698505" officeooo:paragraph-rsid="02698505"/>
    </style:style>
    <style:style style:name="P164" style:family="paragraph" style:parent-style-name="Text_20_body" style:list-style-name="L5">
      <style:text-properties officeooo:rsid="0230b8de" officeooo:paragraph-rsid="0230b8de"/>
    </style:style>
    <style:style style:name="P165" style:family="paragraph" style:parent-style-name="Text_20_body" style:list-style-name="L5">
      <style:text-properties officeooo:rsid="023f7202" officeooo:paragraph-rsid="023f7202"/>
    </style:style>
    <style:style style:name="P166" style:family="paragraph" style:parent-style-name="Text_20_body" style:list-style-name="L6">
      <style:text-properties officeooo:paragraph-rsid="01f7d9bf"/>
    </style:style>
    <style:style style:name="P167" style:family="paragraph" style:parent-style-name="Text_20_body" style:list-style-name="L6">
      <style:text-properties officeooo:rsid="01f0ca59" officeooo:paragraph-rsid="01f0ca59"/>
    </style:style>
    <style:style style:name="P168" style:family="paragraph" style:parent-style-name="Text_20_body" style:list-style-name="L6">
      <style:text-properties officeooo:rsid="01f49c42" officeooo:paragraph-rsid="01f49c42"/>
    </style:style>
    <style:style style:name="P169" style:family="paragraph" style:parent-style-name="Text_20_body" style:list-style-name="L6">
      <style:text-properties officeooo:rsid="01f49c42" officeooo:paragraph-rsid="01f85cf9"/>
    </style:style>
    <style:style style:name="P170" style:family="paragraph" style:parent-style-name="Text_20_body" style:list-style-name="L7">
      <style:text-properties officeooo:rsid="009d7bf6" officeooo:paragraph-rsid="009d7bf6"/>
    </style:style>
    <style:style style:name="P171" style:family="paragraph" style:parent-style-name="Text_20_body" style:list-style-name="L7">
      <style:text-properties officeooo:rsid="00a258a9" officeooo:paragraph-rsid="00a258a9"/>
    </style:style>
    <style:style style:name="P172" style:family="paragraph" style:parent-style-name="Text_20_body" style:list-style-name="L8">
      <style:text-properties officeooo:rsid="00b0f515" officeooo:paragraph-rsid="00b0f515"/>
    </style:style>
    <style:style style:name="P173" style:family="paragraph" style:parent-style-name="Text_20_body" style:list-style-name="L8">
      <style:text-properties officeooo:rsid="00f641c5" officeooo:paragraph-rsid="00f641c5"/>
    </style:style>
    <style:style style:name="P174" style:family="paragraph" style:parent-style-name="Text_20_body" style:list-style-name="L8">
      <style:text-properties officeooo:rsid="0101d82f" officeooo:paragraph-rsid="0101d82f"/>
    </style:style>
    <style:style style:name="P175" style:family="paragraph" style:parent-style-name="Text_20_body" style:list-style-name="L8">
      <style:text-properties officeooo:rsid="01058ad0" officeooo:paragraph-rsid="01058ad0"/>
    </style:style>
    <style:style style:name="P176" style:family="paragraph" style:parent-style-name="Text_20_body" style:list-style-name="L8">
      <style:text-properties officeooo:rsid="0108bce8" officeooo:paragraph-rsid="0108bce8"/>
    </style:style>
    <style:style style:name="P177" style:family="paragraph" style:parent-style-name="Text_20_body" style:list-style-name="L8">
      <style:text-properties officeooo:rsid="0254cc1b" officeooo:paragraph-rsid="0254cc1b"/>
    </style:style>
    <style:style style:name="P178" style:family="paragraph" style:parent-style-name="Text_20_body" style:list-style-name="L9">
      <style:text-properties officeooo:rsid="02ea0fbb" officeooo:paragraph-rsid="02ea0fbb"/>
    </style:style>
    <style:style style:name="P179" style:family="paragraph" style:parent-style-name="Text_20_body" style:list-style-name="L9">
      <style:text-properties officeooo:rsid="030529e2" officeooo:paragraph-rsid="030529e2"/>
    </style:style>
    <style:style style:name="P180" style:family="paragraph" style:parent-style-name="Text_20_body" style:list-style-name="L10">
      <style:text-properties officeooo:rsid="045aff04" officeooo:paragraph-rsid="045aff04"/>
    </style:style>
    <style:style style:name="P181" style:family="paragraph" style:parent-style-name="Text_20_body" style:list-style-name="L10">
      <style:text-properties officeooo:rsid="045da38f" officeooo:paragraph-rsid="045da38f"/>
    </style:style>
    <style:style style:name="P182" style:family="paragraph" style:parent-style-name="Text_20_body" style:list-style-name="L10">
      <style:text-properties officeooo:rsid="04656370" officeooo:paragraph-rsid="04656370"/>
    </style:style>
    <style:style style:name="P183" style:family="paragraph" style:parent-style-name="Text_20_body" style:list-style-name="L10">
      <style:text-properties officeooo:rsid="046c8276" officeooo:paragraph-rsid="046c8276"/>
    </style:style>
    <style:style style:name="P184" style:family="paragraph" style:parent-style-name="Text_20_body" style:list-style-name="L10">
      <style:text-properties officeooo:rsid="046e162a" officeooo:paragraph-rsid="046e162a"/>
    </style:style>
    <style:style style:name="P185" style:family="paragraph" style:parent-style-name="Text_20_body" style:list-style-name="L10">
      <style:text-properties officeooo:rsid="046e74a6" officeooo:paragraph-rsid="046e74a6"/>
    </style:style>
    <style:style style:name="P186" style:family="paragraph" style:parent-style-name="Text_20_body" style:list-style-name="L10">
      <style:text-properties officeooo:rsid="04738dd1" officeooo:paragraph-rsid="04738dd1"/>
    </style:style>
    <style:style style:name="P187" style:family="paragraph" style:parent-style-name="Text_20_body" style:list-style-name="L10">
      <style:paragraph-properties fo:margin-left="0in" fo:margin-right="0.3937in" fo:text-indent="0in" style:auto-text-indent="false"/>
      <style:text-properties officeooo:rsid="04750658" officeooo:paragraph-rsid="04750658"/>
    </style:style>
    <style:style style:name="P188" style:family="paragraph" style:parent-style-name="Text_20_body" style:list-style-name="L10">
      <style:paragraph-properties fo:margin-left="0in" fo:margin-right="0.3937in" fo:text-indent="0in" style:auto-text-indent="false"/>
      <style:text-properties officeooo:rsid="047b5dbc" officeooo:paragraph-rsid="047b5dbc"/>
    </style:style>
    <style:style style:name="P189" style:family="paragraph" style:parent-style-name="Text_20_body" style:list-style-name="L10">
      <style:paragraph-properties fo:margin-left="0in" fo:margin-right="0.3937in" fo:text-indent="0in" style:auto-text-indent="false"/>
      <style:text-properties officeooo:rsid="047c9460" officeooo:paragraph-rsid="047c9460"/>
    </style:style>
    <style:style style:name="P190" style:family="paragraph" style:parent-style-name="Text_20_body" style:list-style-name="L11">
      <style:text-properties officeooo:rsid="036d3fa4" officeooo:paragraph-rsid="036d3fa4"/>
    </style:style>
    <style:style style:name="P191" style:family="paragraph" style:parent-style-name="Text_20_body" style:list-style-name="L11">
      <style:text-properties officeooo:rsid="036da25e" officeooo:paragraph-rsid="036da25e"/>
    </style:style>
    <style:style style:name="P192" style:family="paragraph" style:parent-style-name="Text_20_body" style:list-style-name="L11">
      <style:text-properties officeooo:rsid="03726df3" officeooo:paragraph-rsid="03726df3"/>
    </style:style>
    <style:style style:name="P193" style:family="paragraph" style:parent-style-name="Text_20_body" style:list-style-name="L11">
      <style:text-properties officeooo:rsid="03778245" officeooo:paragraph-rsid="03778245"/>
    </style:style>
    <style:style style:name="P194" style:family="paragraph" style:parent-style-name="Text_20_body" style:list-style-name="L12">
      <style:text-properties officeooo:rsid="0130a047" officeooo:paragraph-rsid="0130a047"/>
    </style:style>
    <style:style style:name="P195" style:family="paragraph" style:parent-style-name="Text_20_body" style:list-style-name="L12">
      <style:text-properties officeooo:rsid="01492b61" officeooo:paragraph-rsid="01492b61"/>
    </style:style>
    <style:style style:name="P196" style:family="paragraph" style:parent-style-name="Text_20_body" style:list-style-name="L12">
      <style:text-properties officeooo:rsid="013cffa1" officeooo:paragraph-rsid="013cffa1"/>
    </style:style>
    <style:style style:name="P197" style:family="paragraph" style:parent-style-name="Text_20_body" style:list-style-name="L12">
      <style:text-properties officeooo:rsid="013507e8" officeooo:paragraph-rsid="013507e8"/>
    </style:style>
    <style:style style:name="P198" style:family="paragraph" style:parent-style-name="Text_20_body" style:list-style-name="L12">
      <style:text-properties officeooo:rsid="0135e16d" officeooo:paragraph-rsid="0135e16d"/>
    </style:style>
    <style:style style:name="P199" style:family="paragraph" style:parent-style-name="Text_20_body" style:list-style-name="L12">
      <style:text-properties officeooo:rsid="014de232" officeooo:paragraph-rsid="014de232"/>
    </style:style>
    <style:style style:name="P200" style:family="paragraph" style:parent-style-name="Text_20_body" style:list-style-name="L13">
      <style:text-properties officeooo:rsid="02da448a" officeooo:paragraph-rsid="02da448a"/>
    </style:style>
    <style:style style:name="P201" style:family="paragraph" style:parent-style-name="Text_20_body" style:list-style-name="L13">
      <style:text-properties officeooo:rsid="02d8570d" officeooo:paragraph-rsid="02d8570d"/>
    </style:style>
    <style:style style:name="P202" style:family="paragraph" style:parent-style-name="Text_20_body" style:list-style-name="L14">
      <style:text-properties officeooo:rsid="030da2ef" officeooo:paragraph-rsid="030da2ef"/>
    </style:style>
    <style:style style:name="P203" style:family="paragraph" style:parent-style-name="Text_20_body" style:list-style-name="L14">
      <style:text-properties officeooo:rsid="0315de8a" officeooo:paragraph-rsid="0315de8a"/>
    </style:style>
    <style:style style:name="P204" style:family="paragraph" style:parent-style-name="Text_20_body" style:list-style-name="L15">
      <style:text-properties officeooo:rsid="03143412" officeooo:paragraph-rsid="03143412"/>
    </style:style>
    <style:style style:name="P205" style:family="paragraph" style:parent-style-name="Text_20_body" style:list-style-name="L15">
      <style:text-properties officeooo:rsid="03143412" officeooo:paragraph-rsid="0333a2f6"/>
    </style:style>
    <style:style style:name="P206" style:family="paragraph" style:parent-style-name="Text_20_body">
      <style:paragraph-properties fo:margin-left="0in" fo:margin-right="0.3937in" fo:text-indent="0in" style:auto-text-indent="false"/>
      <style:text-properties officeooo:rsid="02575c5a" officeooo:paragraph-rsid="02575c5a"/>
    </style:style>
    <style:style style:name="P207" style:family="paragraph" style:parent-style-name="Text_20_body">
      <style:paragraph-properties fo:margin-left="0in" fo:margin-right="0.3937in" fo:text-indent="0in" style:auto-text-indent="false"/>
      <style:text-properties officeooo:rsid="025bb617" officeooo:paragraph-rsid="025bb617"/>
    </style:style>
    <style:style style:name="P208" style:family="paragraph" style:parent-style-name="Text_20_body">
      <style:paragraph-properties fo:margin-left="0in" fo:margin-right="0.3937in" fo:text-indent="0in" style:auto-text-indent="false"/>
      <style:text-properties officeooo:rsid="0260f102" officeooo:paragraph-rsid="0260f102"/>
    </style:style>
    <style:style style:name="P209" style:family="paragraph" style:parent-style-name="Text_20_body">
      <style:paragraph-properties fo:margin-left="0in" fo:margin-right="0.3937in" fo:text-indent="0in" style:auto-text-indent="false"/>
      <style:text-properties officeooo:rsid="0265a74e" officeooo:paragraph-rsid="0265a74e"/>
    </style:style>
    <style:style style:name="P210" style:family="paragraph" style:parent-style-name="Text_20_body">
      <style:paragraph-properties fo:margin-left="0in" fo:margin-right="0.3937in" fo:text-indent="0in" style:auto-text-indent="false"/>
      <style:text-properties officeooo:rsid="03414a66" officeooo:paragraph-rsid="03414a66"/>
    </style:style>
    <style:style style:name="P211" style:family="paragraph" style:parent-style-name="Text_20_body">
      <style:paragraph-properties fo:margin-left="0in" fo:margin-right="0.3937in" fo:text-indent="0in" style:auto-text-indent="false"/>
      <style:text-properties officeooo:rsid="0486cfb0" officeooo:paragraph-rsid="0486cfb0"/>
    </style:style>
    <style:style style:name="P212" style:family="paragraph" style:parent-style-name="Text_20_body">
      <style:paragraph-properties fo:margin-left="0in" fo:margin-right="0.3937in" fo:text-indent="0in" style:auto-text-indent="false"/>
      <style:text-properties officeooo:rsid="01b18f19" officeooo:paragraph-rsid="01b5669a"/>
    </style:style>
    <style:style style:name="P213" style:family="paragraph" style:parent-style-name="Text_20_body">
      <style:paragraph-properties fo:margin-left="0in" fo:margin-right="0.3937in" fo:text-indent="0in" style:auto-text-indent="false"/>
      <style:text-properties officeooo:rsid="00b0585d" officeooo:paragraph-rsid="00b0585d"/>
    </style:style>
    <style:style style:name="P214" style:family="paragraph" style:parent-style-name="Text_20_body">
      <style:paragraph-properties fo:margin-left="0in" fo:margin-right="0.3937in" fo:text-indent="0in" style:auto-text-indent="false"/>
      <style:text-properties officeooo:rsid="010a6e02" officeooo:paragraph-rsid="010a6e02"/>
    </style:style>
    <style:style style:name="P215" style:family="paragraph" style:parent-style-name="Text_20_body">
      <style:paragraph-properties fo:margin-left="0in" fo:margin-right="0.3937in" fo:text-indent="0in" style:auto-text-indent="false"/>
      <style:text-properties officeooo:rsid="00faa1f0" officeooo:paragraph-rsid="00faa1f0"/>
    </style:style>
    <style:style style:name="P216" style:family="paragraph" style:parent-style-name="Text_20_body">
      <style:paragraph-properties fo:margin-left="0in" fo:margin-right="0.3937in" fo:text-indent="0in" style:auto-text-indent="false"/>
      <style:text-properties officeooo:rsid="00fadecc" officeooo:paragraph-rsid="00fadecc"/>
    </style:style>
    <style:style style:name="P217" style:family="paragraph" style:parent-style-name="Text_20_body">
      <style:paragraph-properties fo:margin-left="0in" fo:margin-right="0.3937in" fo:text-indent="0in" style:auto-text-indent="false"/>
      <style:text-properties officeooo:rsid="00fcbaba" officeooo:paragraph-rsid="00fcbaba"/>
    </style:style>
    <style:style style:name="P218" style:family="paragraph" style:parent-style-name="Text_20_body">
      <style:paragraph-properties fo:margin-left="0in" fo:margin-right="0.3937in" fo:text-indent="0in" style:auto-text-indent="false"/>
      <style:text-properties officeooo:rsid="00a8bc18" officeooo:paragraph-rsid="00a8bc18"/>
    </style:style>
    <style:style style:name="P219" style:family="paragraph" style:parent-style-name="Text_20_body">
      <style:paragraph-properties fo:margin-left="0in" fo:margin-right="0.3937in" fo:text-indent="0in" style:auto-text-indent="false"/>
      <style:text-properties officeooo:rsid="00a4df81" officeooo:paragraph-rsid="00a4df81"/>
    </style:style>
    <style:style style:name="P220" style:family="paragraph" style:parent-style-name="Text_20_body">
      <style:paragraph-properties fo:margin-left="0in" fo:margin-right="0.3937in" fo:text-indent="0in" style:auto-text-indent="false"/>
      <style:text-properties officeooo:rsid="00a42c9b" officeooo:paragraph-rsid="012dacbc"/>
    </style:style>
    <style:style style:name="P221" style:family="paragraph" style:parent-style-name="Text_20_body">
      <style:paragraph-properties fo:margin-left="0in" fo:margin-right="0.3937in" fo:text-indent="0in" style:auto-text-indent="false"/>
      <style:text-properties officeooo:rsid="00a0a0ea" officeooo:paragraph-rsid="00a0a0ea"/>
    </style:style>
    <style:style style:name="P222" style:family="paragraph" style:parent-style-name="Text_20_body">
      <style:text-properties officeooo:rsid="0301ff8d" officeooo:paragraph-rsid="0301ff8d"/>
    </style:style>
    <style:style style:name="P223" style:family="paragraph" style:parent-style-name="Text_20_body">
      <style:paragraph-properties fo:margin-left="0in" fo:margin-right="0.3937in" fo:text-indent="0in" style:auto-text-indent="false"/>
      <style:text-properties officeooo:rsid="04930198" officeooo:paragraph-rsid="04930198"/>
    </style:style>
    <style:style style:name="P224" style:family="paragraph" style:parent-style-name="Text_20_body">
      <style:paragraph-properties fo:margin-left="0in" fo:margin-right="0.3937in" fo:text-indent="0in" style:auto-text-indent="false"/>
      <style:text-properties officeooo:rsid="04a18842" officeooo:paragraph-rsid="04a18842"/>
    </style:style>
    <style:style style:name="P225" style:family="paragraph" style:parent-style-name="Text_20_body">
      <style:paragraph-properties fo:margin-left="0in" fo:margin-right="0.3937in" fo:text-indent="0in" style:auto-text-indent="false"/>
      <style:text-properties officeooo:rsid="04a76041" officeooo:paragraph-rsid="04ad186a"/>
    </style:style>
    <style:style style:name="P226" style:family="paragraph" style:parent-style-name="Text_20_body">
      <style:paragraph-properties fo:margin-left="0in" fo:margin-right="0.3937in" fo:text-indent="0in" style:auto-text-indent="false"/>
      <style:text-properties officeooo:paragraph-rsid="04e294ae"/>
    </style:style>
    <style:style style:name="P227" style:family="paragraph" style:parent-style-name="Text_20_body">
      <style:paragraph-properties fo:margin-left="0in" fo:margin-right="0.3937in" fo:text-indent="0in" style:auto-text-indent="false"/>
      <style:text-properties officeooo:rsid="04ec07f1" officeooo:paragraph-rsid="04ec07f1"/>
    </style:style>
    <style:style style:name="P228" style:family="paragraph" style:parent-style-name="Text_20_body" style:list-style-name="L16">
      <style:text-properties officeooo:rsid="04ec07f1" officeooo:paragraph-rsid="04ec07f1"/>
    </style:style>
    <style:style style:name="P229" style:family="paragraph" style:parent-style-name="Text_20_body" style:list-style-name="L16">
      <style:text-properties officeooo:rsid="04edeff8" officeooo:paragraph-rsid="04edeff8"/>
    </style:style>
    <style:style style:name="P230" style:family="paragraph" style:parent-style-name="Text_20_body">
      <style:paragraph-properties fo:margin-left="0in" fo:margin-right="0.3937in" fo:text-indent="0in" style:auto-text-indent="false"/>
      <style:text-properties officeooo:rsid="05015eed" officeooo:paragraph-rsid="05015eed"/>
    </style:style>
    <style:style style:name="P231" style:family="paragraph" style:parent-style-name="Text_20_body">
      <style:paragraph-properties fo:margin-left="0in" fo:margin-right="0.3937in" fo:text-indent="0in" style:auto-text-indent="false"/>
      <style:text-properties officeooo:rsid="0502086e" officeooo:paragraph-rsid="0502086e"/>
    </style:style>
    <style:style style:name="P232" style:family="paragraph" style:parent-style-name="Text_20_body">
      <style:paragraph-properties fo:margin-left="0in" fo:margin-right="0.3937in" fo:text-indent="0in" style:auto-text-indent="false"/>
      <style:text-properties officeooo:rsid="0502086e" officeooo:paragraph-rsid="052aa314"/>
    </style:style>
    <style:style style:name="P233" style:family="paragraph" style:parent-style-name="Text_20_body">
      <style:paragraph-properties fo:margin-left="0in" fo:margin-right="0.3937in" fo:text-indent="0in" style:auto-text-indent="false"/>
      <style:text-properties officeooo:rsid="0502ec64" officeooo:paragraph-rsid="0502ec64"/>
    </style:style>
    <style:style style:name="P234" style:family="paragraph" style:parent-style-name="Text_20_body">
      <style:paragraph-properties fo:margin-left="0in" fo:margin-right="0.3937in" fo:text-indent="0in" style:auto-text-indent="false"/>
      <style:text-properties officeooo:rsid="0508aa13" officeooo:paragraph-rsid="0508aa13"/>
    </style:style>
    <style:style style:name="P235" style:family="paragraph" style:parent-style-name="Text_20_body">
      <style:paragraph-properties fo:margin-left="0in" fo:margin-right="0.3937in" fo:text-indent="0in" style:auto-text-indent="false"/>
      <style:text-properties officeooo:rsid="05094dd1" officeooo:paragraph-rsid="05094dd1"/>
    </style:style>
    <style:style style:name="P236" style:family="paragraph" style:parent-style-name="Text_20_body">
      <style:paragraph-properties fo:margin-left="0in" fo:margin-right="0.3937in" fo:text-indent="0in" style:auto-text-indent="false"/>
      <style:text-properties officeooo:rsid="0510e00f" officeooo:paragraph-rsid="0510e00f"/>
    </style:style>
    <style:style style:name="P237" style:family="paragraph" style:parent-style-name="Title">
      <style:text-properties officeooo:paragraph-rsid="03cd0501"/>
    </style:style>
    <style:style style:name="T1" style:family="text">
      <style:text-properties officeooo:rsid="001c82f8"/>
    </style:style>
    <style:style style:name="T2" style:family="text">
      <style:text-properties officeooo:rsid="001eadff"/>
    </style:style>
    <style:style style:name="T3" style:family="text">
      <style:text-properties officeooo:rsid="0021bcb0"/>
    </style:style>
    <style:style style:name="T4" style:family="text">
      <style:text-properties officeooo:rsid="00223900"/>
    </style:style>
    <style:style style:name="T5" style:family="text">
      <style:text-properties officeooo:rsid="0023ba79"/>
    </style:style>
    <style:style style:name="T6" style:family="text">
      <style:text-properties officeooo:rsid="00277df2"/>
    </style:style>
    <style:style style:name="T7" style:family="text">
      <style:text-properties officeooo:rsid="0029e689"/>
    </style:style>
    <style:style style:name="T8" style:family="text">
      <style:text-properties officeooo:rsid="002c3493"/>
    </style:style>
    <style:style style:name="T9" style:family="text">
      <style:text-properties officeooo:rsid="002f39d6"/>
    </style:style>
    <style:style style:name="T10" style:family="text">
      <style:text-properties officeooo:rsid="00302f42"/>
    </style:style>
    <style:style style:name="T11" style:family="text">
      <style:text-properties officeooo:rsid="00328f71"/>
    </style:style>
    <style:style style:name="T12" style:family="text">
      <style:text-properties officeooo:rsid="00364b8f"/>
    </style:style>
    <style:style style:name="T13" style:family="text">
      <style:text-properties officeooo:rsid="0038285f"/>
    </style:style>
    <style:style style:name="T14" style:family="text">
      <style:text-properties officeooo:rsid="003a12bf"/>
    </style:style>
    <style:style style:name="T15" style:family="text">
      <style:text-properties officeooo:rsid="003d0b87"/>
    </style:style>
    <style:style style:name="T16" style:family="text">
      <style:text-properties officeooo:rsid="003e79ec"/>
    </style:style>
    <style:style style:name="T17" style:family="text">
      <style:text-properties officeooo:rsid="003eb97b"/>
    </style:style>
    <style:style style:name="T18" style:family="text">
      <style:text-properties officeooo:rsid="004071b0"/>
    </style:style>
    <style:style style:name="T19" style:family="text">
      <style:text-properties officeooo:rsid="0042244d"/>
    </style:style>
    <style:style style:name="T20" style:family="text">
      <style:text-properties officeooo:rsid="00456fa1"/>
    </style:style>
    <style:style style:name="T21" style:family="text">
      <style:text-properties officeooo:rsid="0046d410"/>
    </style:style>
    <style:style style:name="T22" style:family="text">
      <style:text-properties officeooo:rsid="00476620"/>
    </style:style>
    <style:style style:name="T23" style:family="text">
      <style:text-properties officeooo:rsid="0047f8e5"/>
    </style:style>
    <style:style style:name="T24" style:family="text">
      <style:text-properties officeooo:rsid="00485aaf"/>
    </style:style>
    <style:style style:name="T25" style:family="text">
      <style:text-properties officeooo:rsid="004a1cf6"/>
    </style:style>
    <style:style style:name="T26" style:family="text">
      <style:text-properties officeooo:rsid="004b8634"/>
    </style:style>
    <style:style style:name="T27" style:family="text">
      <style:text-properties officeooo:rsid="004c61d1"/>
    </style:style>
    <style:style style:name="T28" style:family="text">
      <style:text-properties officeooo:rsid="004d8121"/>
    </style:style>
    <style:style style:name="T29" style:family="text">
      <style:text-properties officeooo:rsid="004e1e25"/>
    </style:style>
    <style:style style:name="T30" style:family="text">
      <style:text-properties officeooo:rsid="004eeb94"/>
    </style:style>
    <style:style style:name="T31" style:family="text">
      <style:text-properties officeooo:rsid="0051f0bc"/>
    </style:style>
    <style:style style:name="T32" style:family="text">
      <style:text-properties officeooo:rsid="00558d4b"/>
    </style:style>
    <style:style style:name="T33" style:family="text">
      <style:text-properties officeooo:rsid="00576606"/>
    </style:style>
    <style:style style:name="T34" style:family="text">
      <style:text-properties officeooo:rsid="00590d6a"/>
    </style:style>
    <style:style style:name="T35" style:family="text">
      <style:text-properties officeooo:rsid="0059ff3a"/>
    </style:style>
    <style:style style:name="T36" style:family="text">
      <style:text-properties officeooo:rsid="005a355f"/>
    </style:style>
    <style:style style:name="T37" style:family="text">
      <style:text-properties officeooo:rsid="005ab975"/>
    </style:style>
    <style:style style:name="T38" style:family="text">
      <style:text-properties officeooo:rsid="005b837a"/>
    </style:style>
    <style:style style:name="T39" style:family="text">
      <style:text-properties officeooo:rsid="00608d35"/>
    </style:style>
    <style:style style:name="T40" style:family="text">
      <style:text-properties officeooo:rsid="0062a3e3"/>
    </style:style>
    <style:style style:name="T41" style:family="text">
      <style:text-properties officeooo:rsid="00645b49"/>
    </style:style>
    <style:style style:name="T42" style:family="text">
      <style:text-properties officeooo:rsid="0065a191"/>
    </style:style>
    <style:style style:name="T43" style:family="text">
      <style:text-properties officeooo:rsid="0066d849"/>
    </style:style>
    <style:style style:name="T44" style:family="text">
      <style:text-properties officeooo:rsid="00673d4d"/>
    </style:style>
    <style:style style:name="T45" style:family="text">
      <style:text-properties officeooo:rsid="00688cde"/>
    </style:style>
    <style:style style:name="T46" style:family="text">
      <style:text-properties officeooo:rsid="0069db2b"/>
    </style:style>
    <style:style style:name="T47" style:family="text">
      <style:text-properties officeooo:rsid="006b2930"/>
    </style:style>
    <style:style style:name="T48" style:family="text">
      <style:text-properties officeooo:rsid="006d0172"/>
    </style:style>
    <style:style style:name="T49" style:family="text">
      <style:text-properties officeooo:rsid="00749ef4"/>
    </style:style>
    <style:style style:name="T50" style:family="text">
      <style:text-properties officeooo:rsid="0074cef2"/>
    </style:style>
    <style:style style:name="T51" style:family="text">
      <style:text-properties officeooo:rsid="0076073a"/>
    </style:style>
    <style:style style:name="T52" style:family="text">
      <style:text-properties officeooo:rsid="0076b409"/>
    </style:style>
    <style:style style:name="T53" style:family="text">
      <style:text-properties officeooo:rsid="00775c7b"/>
    </style:style>
    <style:style style:name="T54" style:family="text">
      <style:text-properties officeooo:rsid="00776759"/>
    </style:style>
    <style:style style:name="T55" style:family="text">
      <style:text-properties officeooo:rsid="007cb32e"/>
    </style:style>
    <style:style style:name="T56" style:family="text">
      <style:text-properties officeooo:rsid="007d80fb"/>
    </style:style>
    <style:style style:name="T57" style:family="text">
      <style:text-properties officeooo:rsid="008215e8"/>
    </style:style>
    <style:style style:name="T58" style:family="text">
      <style:text-properties officeooo:rsid="009b241f"/>
    </style:style>
    <style:style style:name="T59" style:family="text">
      <style:text-properties officeooo:rsid="009b51c8"/>
    </style:style>
    <style:style style:name="T60" style:family="text">
      <style:text-properties officeooo:rsid="009cf070"/>
    </style:style>
    <style:style style:name="T61" style:family="text">
      <style:text-properties officeooo:rsid="009d7bf6"/>
    </style:style>
    <style:style style:name="T62" style:family="text">
      <style:text-properties officeooo:rsid="009f067a"/>
    </style:style>
    <style:style style:name="T63" style:family="text">
      <style:text-properties officeooo:rsid="00a258a9"/>
    </style:style>
    <style:style style:name="T64" style:family="text">
      <style:text-properties officeooo:rsid="00a26642"/>
    </style:style>
    <style:style style:name="T65" style:family="text">
      <style:text-properties officeooo:rsid="00a2e4a2"/>
    </style:style>
    <style:style style:name="T66" style:family="text">
      <style:text-properties officeooo:rsid="00a42c9b"/>
    </style:style>
    <style:style style:name="T67" style:family="text">
      <style:text-properties officeooo:rsid="00a4df81"/>
    </style:style>
    <style:style style:name="T68" style:family="text">
      <style:text-properties officeooo:rsid="00a6dc8c"/>
    </style:style>
    <style:style style:name="T69" style:family="text">
      <style:text-properties officeooo:rsid="00aa64d7"/>
    </style:style>
    <style:style style:name="T70" style:family="text">
      <style:text-properties officeooo:rsid="00aac74f"/>
    </style:style>
    <style:style style:name="T71" style:family="text">
      <style:text-properties officeooo:rsid="00ab58b4"/>
    </style:style>
    <style:style style:name="T72" style:family="text">
      <style:text-properties officeooo:rsid="00ab9f10"/>
    </style:style>
    <style:style style:name="T73" style:family="text">
      <style:text-properties officeooo:rsid="00adcf2b"/>
    </style:style>
    <style:style style:name="T74" style:family="text">
      <style:text-properties officeooo:rsid="00b143c8"/>
    </style:style>
    <style:style style:name="T75" style:family="text">
      <style:text-properties officeooo:rsid="00b1f428"/>
    </style:style>
    <style:style style:name="T76" style:family="text">
      <style:text-properties officeooo:rsid="00b41abf"/>
    </style:style>
    <style:style style:name="T77" style:family="text">
      <style:text-properties officeooo:rsid="00b5c9b9"/>
    </style:style>
    <style:style style:name="T78" style:family="text">
      <style:text-properties officeooo:rsid="00b74bd0"/>
    </style:style>
    <style:style style:name="T79" style:family="text">
      <style:text-properties officeooo:rsid="00b917c5"/>
    </style:style>
    <style:style style:name="T80" style:family="text">
      <style:text-properties officeooo:rsid="00b9ae47"/>
    </style:style>
    <style:style style:name="T81" style:family="text">
      <style:text-properties officeooo:rsid="00bb7eb1"/>
    </style:style>
    <style:style style:name="T82" style:family="text">
      <style:text-properties officeooo:rsid="00bc8118"/>
    </style:style>
    <style:style style:name="T83" style:family="text">
      <style:text-properties officeooo:rsid="00bdf45d"/>
    </style:style>
    <style:style style:name="T84" style:family="text">
      <style:text-properties officeooo:rsid="00bfbecf"/>
    </style:style>
    <style:style style:name="T85" style:family="text">
      <style:text-properties officeooo:rsid="00c2c06b"/>
    </style:style>
    <style:style style:name="T86" style:family="text">
      <style:text-properties officeooo:rsid="00c41c5e"/>
    </style:style>
    <style:style style:name="T87" style:family="text">
      <style:text-properties officeooo:rsid="00c5ce67"/>
    </style:style>
    <style:style style:name="T88" style:family="text">
      <style:text-properties officeooo:rsid="00c619bd"/>
    </style:style>
    <style:style style:name="T89" style:family="text">
      <style:text-properties officeooo:rsid="00c679b2"/>
    </style:style>
    <style:style style:name="T90" style:family="text">
      <style:text-properties officeooo:rsid="00c6c527"/>
    </style:style>
    <style:style style:name="T91" style:family="text">
      <style:text-properties officeooo:rsid="00c7fbae"/>
    </style:style>
    <style:style style:name="T92" style:family="text">
      <style:text-properties officeooo:rsid="00c836c4"/>
    </style:style>
    <style:style style:name="T93" style:family="text">
      <style:text-properties officeooo:rsid="00c8e32a"/>
    </style:style>
    <style:style style:name="T94" style:family="text">
      <style:text-properties officeooo:rsid="00c91666"/>
    </style:style>
    <style:style style:name="T95" style:family="text">
      <style:text-properties officeooo:rsid="00ca56af"/>
    </style:style>
    <style:style style:name="T96" style:family="text">
      <style:text-properties officeooo:rsid="00ca92d9"/>
    </style:style>
    <style:style style:name="T97" style:family="text">
      <style:text-properties officeooo:rsid="00cae181"/>
    </style:style>
    <style:style style:name="T98" style:family="text">
      <style:text-properties officeooo:rsid="00cc734f"/>
    </style:style>
    <style:style style:name="T99" style:family="text">
      <style:text-properties officeooo:rsid="00cffbdd"/>
    </style:style>
    <style:style style:name="T100" style:family="text">
      <style:text-properties officeooo:rsid="00d64e44"/>
    </style:style>
    <style:style style:name="T101" style:family="text">
      <style:text-properties officeooo:rsid="00d862fb"/>
    </style:style>
    <style:style style:name="T102" style:family="text">
      <style:text-properties officeooo:rsid="00e0a6b1"/>
    </style:style>
    <style:style style:name="T103" style:family="text">
      <style:text-properties officeooo:rsid="00e236b4"/>
    </style:style>
    <style:style style:name="T104" style:family="text">
      <style:text-properties officeooo:rsid="00e3c36c"/>
    </style:style>
    <style:style style:name="T105" style:family="text">
      <style:text-properties officeooo:rsid="00e577b0"/>
    </style:style>
    <style:style style:name="T106" style:family="text">
      <style:text-properties officeooo:rsid="00e6b929"/>
    </style:style>
    <style:style style:name="T107" style:family="text">
      <style:text-properties officeooo:rsid="00e7955a"/>
    </style:style>
    <style:style style:name="T108" style:family="text">
      <style:text-properties officeooo:rsid="00eba857"/>
    </style:style>
    <style:style style:name="T109" style:family="text">
      <style:text-properties officeooo:rsid="00ee5258"/>
    </style:style>
    <style:style style:name="T110" style:family="text">
      <style:text-properties officeooo:rsid="00eed669"/>
    </style:style>
    <style:style style:name="T111" style:family="text">
      <style:text-properties officeooo:rsid="00f238f5"/>
    </style:style>
    <style:style style:name="T112" style:family="text">
      <style:text-properties officeooo:rsid="00f300c4"/>
    </style:style>
    <style:style style:name="T113" style:family="text">
      <style:text-properties officeooo:rsid="00f38aae"/>
    </style:style>
    <style:style style:name="T114" style:family="text">
      <style:text-properties officeooo:rsid="00f51d4c"/>
    </style:style>
    <style:style style:name="T115" style:family="text">
      <style:text-properties officeooo:rsid="00f7587d"/>
    </style:style>
    <style:style style:name="T116" style:family="text">
      <style:text-properties officeooo:rsid="00feb250"/>
    </style:style>
    <style:style style:name="T117" style:family="text">
      <style:text-properties officeooo:rsid="00fecef9"/>
    </style:style>
    <style:style style:name="T118" style:family="text">
      <style:text-properties officeooo:rsid="00ff134f"/>
    </style:style>
    <style:style style:name="T119" style:family="text">
      <style:text-properties officeooo:rsid="01031575"/>
    </style:style>
    <style:style style:name="T120" style:family="text">
      <style:text-properties officeooo:rsid="01049b0e"/>
    </style:style>
    <style:style style:name="T121" style:family="text">
      <style:text-properties officeooo:rsid="010686b1"/>
    </style:style>
    <style:style style:name="T122" style:family="text">
      <style:text-properties officeooo:rsid="0108d019"/>
    </style:style>
    <style:style style:name="T123" style:family="text">
      <style:text-properties officeooo:rsid="010bf39a"/>
    </style:style>
    <style:style style:name="T124" style:family="text">
      <style:text-properties officeooo:rsid="010c4104"/>
    </style:style>
    <style:style style:name="T125" style:family="text">
      <style:text-properties officeooo:rsid="00b0f515"/>
    </style:style>
    <style:style style:name="T126" style:family="text">
      <style:text-properties officeooo:rsid="010dcadf"/>
    </style:style>
    <style:style style:name="T127" style:family="text">
      <style:text-properties officeooo:rsid="010e3f2a"/>
    </style:style>
    <style:style style:name="T128" style:family="text">
      <style:text-properties officeooo:rsid="01114edf"/>
    </style:style>
    <style:style style:name="T129" style:family="text">
      <style:text-properties officeooo:rsid="0120496b"/>
    </style:style>
    <style:style style:name="T130" style:family="text">
      <style:text-properties officeooo:rsid="0120c80d"/>
    </style:style>
    <style:style style:name="T131" style:family="text">
      <style:text-properties officeooo:rsid="01220e74"/>
    </style:style>
    <style:style style:name="T132" style:family="text">
      <style:text-properties officeooo:rsid="01239f34"/>
    </style:style>
    <style:style style:name="T133" style:family="text">
      <style:text-properties officeooo:rsid="012504b4"/>
    </style:style>
    <style:style style:name="T134" style:family="text">
      <style:text-properties officeooo:rsid="01254a02"/>
    </style:style>
    <style:style style:name="T135" style:family="text">
      <style:text-properties officeooo:rsid="006f131a"/>
    </style:style>
    <style:style style:name="T136" style:family="text">
      <style:text-properties officeooo:rsid="012a7b69"/>
    </style:style>
    <style:style style:name="T137" style:family="text">
      <style:text-properties officeooo:rsid="012d357f"/>
    </style:style>
    <style:style style:name="T138" style:family="text">
      <style:text-properties officeooo:rsid="012d5e11"/>
    </style:style>
    <style:style style:name="T139" style:family="text">
      <style:text-properties officeooo:rsid="012ee650"/>
    </style:style>
    <style:style style:name="T140" style:family="text">
      <style:text-properties officeooo:rsid="0130a047"/>
    </style:style>
    <style:style style:name="T141" style:family="text">
      <style:text-properties officeooo:rsid="013290b5"/>
    </style:style>
    <style:style style:name="T142" style:family="text">
      <style:text-properties officeooo:rsid="013343fd"/>
    </style:style>
    <style:style style:name="T143" style:family="text">
      <style:text-properties officeooo:rsid="0133c574"/>
    </style:style>
    <style:style style:name="T144" style:family="text">
      <style:text-properties officeooo:rsid="0135e16d"/>
    </style:style>
    <style:style style:name="T145" style:family="text">
      <style:text-properties officeooo:rsid="0136616a"/>
    </style:style>
    <style:style style:name="T146" style:family="text">
      <style:text-properties officeooo:rsid="01377de4"/>
    </style:style>
    <style:style style:name="T147" style:family="text">
      <style:text-properties officeooo:rsid="013908bb"/>
    </style:style>
    <style:style style:name="T148" style:family="text">
      <style:text-properties officeooo:rsid="01395d70"/>
    </style:style>
    <style:style style:name="T149" style:family="text">
      <style:text-properties officeooo:rsid="013a7c52"/>
    </style:style>
    <style:style style:name="T150" style:family="text">
      <style:text-properties officeooo:rsid="013efed3"/>
    </style:style>
    <style:style style:name="T151" style:family="text">
      <style:text-properties officeooo:rsid="013ff934"/>
    </style:style>
    <style:style style:name="T152" style:family="text">
      <style:text-properties officeooo:rsid="0141330b"/>
    </style:style>
    <style:style style:name="T153" style:family="text">
      <style:text-properties officeooo:rsid="01423c87"/>
    </style:style>
    <style:style style:name="T154" style:family="text">
      <style:text-properties officeooo:rsid="01429b25"/>
    </style:style>
    <style:style style:name="T155" style:family="text">
      <style:text-properties officeooo:rsid="0144805a"/>
    </style:style>
    <style:style style:name="T156" style:family="text">
      <style:text-properties officeooo:rsid="0148ce27"/>
    </style:style>
    <style:style style:name="T157" style:family="text">
      <style:text-properties officeooo:rsid="014b1202"/>
    </style:style>
    <style:style style:name="T158" style:family="text">
      <style:text-properties officeooo:rsid="014be7e4"/>
    </style:style>
    <style:style style:name="T159" style:family="text">
      <style:text-properties officeooo:rsid="01508312"/>
    </style:style>
    <style:style style:name="T160" style:family="text">
      <style:text-properties officeooo:rsid="0152dc43"/>
    </style:style>
    <style:style style:name="T161" style:family="text">
      <style:text-properties officeooo:rsid="01537d5f"/>
    </style:style>
    <style:style style:name="T162" style:family="text">
      <style:text-properties officeooo:rsid="0153aef8"/>
    </style:style>
    <style:style style:name="T163" style:family="text">
      <style:text-properties officeooo:rsid="01559527"/>
    </style:style>
    <style:style style:name="T164" style:family="text">
      <style:text-properties officeooo:rsid="0155e86d"/>
    </style:style>
    <style:style style:name="T165" style:family="text">
      <style:text-properties officeooo:rsid="01571d53"/>
    </style:style>
    <style:style style:name="T166" style:family="text">
      <style:text-properties officeooo:rsid="015a85b3"/>
    </style:style>
    <style:style style:name="T167" style:family="text">
      <style:text-properties officeooo:rsid="015b3b77"/>
    </style:style>
    <style:style style:name="T168" style:family="text">
      <style:text-properties officeooo:rsid="015f920c"/>
    </style:style>
    <style:style style:name="T169" style:family="text">
      <style:text-properties officeooo:rsid="016186cb"/>
    </style:style>
    <style:style style:name="T170" style:family="text">
      <style:text-properties officeooo:rsid="0163adf1"/>
    </style:style>
    <style:style style:name="T171" style:family="text">
      <style:text-properties officeooo:rsid="016547fe"/>
    </style:style>
    <style:style style:name="T172" style:family="text">
      <style:text-properties officeooo:rsid="01664458"/>
    </style:style>
    <style:style style:name="T173" style:family="text">
      <style:text-properties officeooo:rsid="0167c16d"/>
    </style:style>
    <style:style style:name="T174" style:family="text">
      <style:text-properties officeooo:rsid="01696d5a"/>
    </style:style>
    <style:style style:name="T175" style:family="text">
      <style:text-properties officeooo:rsid="016b0cd3"/>
    </style:style>
    <style:style style:name="T176" style:family="text">
      <style:text-properties officeooo:rsid="016c4416"/>
    </style:style>
    <style:style style:name="T177" style:family="text">
      <style:text-properties officeooo:rsid="016f6460"/>
    </style:style>
    <style:style style:name="T178" style:family="text">
      <style:text-properties officeooo:rsid="0171be15"/>
    </style:style>
    <style:style style:name="T179" style:family="text">
      <style:text-properties officeooo:rsid="0172eccc"/>
    </style:style>
    <style:style style:name="T180" style:family="text">
      <style:text-properties officeooo:rsid="0174bc66"/>
    </style:style>
    <style:style style:name="T181" style:family="text">
      <style:text-properties officeooo:rsid="0174bdb6"/>
    </style:style>
    <style:style style:name="T182" style:family="text">
      <style:text-properties officeooo:rsid="01752106"/>
    </style:style>
    <style:style style:name="T183" style:family="text">
      <style:text-properties officeooo:rsid="01767de1"/>
    </style:style>
    <style:style style:name="T184" style:family="text">
      <style:text-properties officeooo:rsid="017eef0b"/>
    </style:style>
    <style:style style:name="T185" style:family="text">
      <style:text-properties officeooo:rsid="018171f9"/>
    </style:style>
    <style:style style:name="T186" style:family="text">
      <style:text-properties officeooo:rsid="018186db"/>
    </style:style>
    <style:style style:name="T187" style:family="text">
      <style:text-properties officeooo:rsid="01832470"/>
    </style:style>
    <style:style style:name="T188" style:family="text">
      <style:text-properties officeooo:rsid="0184088b"/>
    </style:style>
    <style:style style:name="T189" style:family="text">
      <style:text-properties officeooo:rsid="01883720"/>
    </style:style>
    <style:style style:name="T190" style:family="text">
      <style:text-properties officeooo:rsid="018ab2e9"/>
    </style:style>
    <style:style style:name="T191" style:family="text">
      <style:text-properties officeooo:rsid="018d0108"/>
    </style:style>
    <style:style style:name="T192" style:family="text">
      <style:text-properties officeooo:rsid="018f28b2"/>
    </style:style>
    <style:style style:name="T193" style:family="text">
      <style:text-properties officeooo:rsid="018f9ced"/>
    </style:style>
    <style:style style:name="T194" style:family="text">
      <style:text-properties officeooo:rsid="0197cd1f"/>
    </style:style>
    <style:style style:name="T195" style:family="text">
      <style:text-properties officeooo:rsid="019b5b09"/>
    </style:style>
    <style:style style:name="T196" style:family="text">
      <style:text-properties officeooo:rsid="019cb81e"/>
    </style:style>
    <style:style style:name="T197" style:family="text">
      <style:text-properties officeooo:rsid="019e68d1"/>
    </style:style>
    <style:style style:name="T198" style:family="text">
      <style:text-properties officeooo:rsid="019fc71d"/>
    </style:style>
    <style:style style:name="T199" style:family="text">
      <style:text-properties officeooo:rsid="01a0b654"/>
    </style:style>
    <style:style style:name="T200" style:family="text">
      <style:text-properties officeooo:rsid="01a1b26f"/>
    </style:style>
    <style:style style:name="T201" style:family="text">
      <style:text-properties officeooo:rsid="01a315fc"/>
    </style:style>
    <style:style style:name="T202" style:family="text">
      <style:text-properties officeooo:rsid="01b2142d"/>
    </style:style>
    <style:style style:name="T203" style:family="text">
      <style:text-properties officeooo:rsid="00b3acff"/>
    </style:style>
    <style:style style:name="T204" style:family="text">
      <style:text-properties officeooo:rsid="01b76401"/>
    </style:style>
    <style:style style:name="T205" style:family="text">
      <style:text-properties officeooo:rsid="01b78472"/>
    </style:style>
    <style:style style:name="T206" style:family="text">
      <style:text-properties officeooo:rsid="01b7bdca"/>
    </style:style>
    <style:style style:name="T207" style:family="text">
      <style:text-properties officeooo:rsid="01bb4f73"/>
    </style:style>
    <style:style style:name="T208" style:family="text">
      <style:text-properties officeooo:rsid="01bd0e17"/>
    </style:style>
    <style:style style:name="T209" style:family="text">
      <style:text-properties officeooo:rsid="01d446bb"/>
    </style:style>
    <style:style style:name="T210" style:family="text">
      <style:text-properties officeooo:rsid="01d54091"/>
    </style:style>
    <style:style style:name="T211" style:family="text">
      <style:text-properties officeooo:rsid="01d63283"/>
    </style:style>
    <style:style style:name="T212" style:family="text">
      <style:text-properties officeooo:rsid="01d788d8"/>
    </style:style>
    <style:style style:name="T213" style:family="text">
      <style:text-properties officeooo:rsid="01d93a01"/>
    </style:style>
    <style:style style:name="T214" style:family="text">
      <style:text-properties officeooo:rsid="01d9fbff"/>
    </style:style>
    <style:style style:name="T215" style:family="text">
      <style:text-properties officeooo:rsid="01d9fc82"/>
    </style:style>
    <style:style style:name="T216" style:family="text">
      <style:text-properties officeooo:rsid="01dbf0d0"/>
    </style:style>
    <style:style style:name="T217" style:family="text">
      <style:text-properties officeooo:rsid="01dd247b"/>
    </style:style>
    <style:style style:name="T218" style:family="text">
      <style:text-properties officeooo:rsid="01ddce9b"/>
    </style:style>
    <style:style style:name="T219" style:family="text">
      <style:text-properties officeooo:rsid="01f0ca59"/>
    </style:style>
    <style:style style:name="T220" style:family="text">
      <style:text-properties officeooo:rsid="01f85cf9"/>
    </style:style>
    <style:style style:name="T221" style:family="text">
      <style:text-properties officeooo:rsid="02156b7f"/>
    </style:style>
    <style:style style:name="T222" style:family="text">
      <style:text-properties officeooo:rsid="02245491"/>
    </style:style>
    <style:style style:name="T223" style:family="text">
      <style:text-properties officeooo:rsid="0225557c"/>
    </style:style>
    <style:style style:name="T224" style:family="text">
      <style:text-properties officeooo:rsid="02263f8f"/>
    </style:style>
    <style:style style:name="T225" style:family="text">
      <style:text-properties officeooo:rsid="02265bc2"/>
    </style:style>
    <style:style style:name="T226" style:family="text">
      <style:text-properties officeooo:rsid="0226dbc8"/>
    </style:style>
    <style:style style:name="T227" style:family="text">
      <style:text-properties officeooo:rsid="022a020e"/>
    </style:style>
    <style:style style:name="T228" style:family="text">
      <style:text-properties officeooo:rsid="022b66d7"/>
    </style:style>
    <style:style style:name="T229" style:family="text">
      <style:text-properties officeooo:rsid="02318639"/>
    </style:style>
    <style:style style:name="T230" style:family="text">
      <style:text-properties officeooo:rsid="02392ae0"/>
    </style:style>
    <style:style style:name="T231" style:family="text">
      <style:text-properties officeooo:rsid="023a6602"/>
    </style:style>
    <style:style style:name="T232" style:family="text">
      <style:text-properties officeooo:rsid="023f735d"/>
    </style:style>
    <style:style style:name="T233" style:family="text">
      <style:text-properties officeooo:rsid="0241b7c9"/>
    </style:style>
    <style:style style:name="T234" style:family="text">
      <style:text-properties officeooo:rsid="02458019"/>
    </style:style>
    <style:style style:name="T235" style:family="text">
      <style:text-properties officeooo:rsid="024586e8"/>
    </style:style>
    <style:style style:name="T236" style:family="text">
      <style:text-properties officeooo:rsid="024bd556"/>
    </style:style>
    <style:style style:name="T237" style:family="text">
      <style:text-properties officeooo:rsid="024d20d3"/>
    </style:style>
    <style:style style:name="T238" style:family="text">
      <style:text-properties officeooo:rsid="024d7d7d"/>
    </style:style>
    <style:style style:name="T239" style:family="text">
      <style:text-properties officeooo:rsid="024f2afa"/>
    </style:style>
    <style:style style:name="T240" style:family="text">
      <style:text-properties officeooo:rsid="0250e340"/>
    </style:style>
    <style:style style:name="T241" style:family="text">
      <style:text-properties officeooo:rsid="02569c84"/>
    </style:style>
    <style:style style:name="T242" style:family="text">
      <style:text-properties officeooo:rsid="0256ba4d"/>
    </style:style>
    <style:style style:name="T243" style:family="text">
      <style:text-properties officeooo:rsid="02570812"/>
    </style:style>
    <style:style style:name="T244" style:family="text">
      <style:text-properties officeooo:rsid="0258f63d"/>
    </style:style>
    <style:style style:name="T245" style:family="text">
      <style:text-properties officeooo:rsid="025d7eca"/>
    </style:style>
    <style:style style:name="T246" style:family="text">
      <style:text-properties officeooo:rsid="025f9611"/>
    </style:style>
    <style:style style:name="T247" style:family="text">
      <style:text-properties officeooo:rsid="026403a5"/>
    </style:style>
    <style:style style:name="T248" style:family="text">
      <style:text-properties officeooo:rsid="02674ce4"/>
    </style:style>
    <style:style style:name="T249" style:family="text">
      <style:text-properties officeooo:rsid="02681c99"/>
    </style:style>
    <style:style style:name="T250" style:family="text">
      <style:text-properties officeooo:rsid="026976ff"/>
    </style:style>
    <style:style style:name="T251" style:family="text">
      <style:text-properties officeooo:rsid="026f05a5"/>
    </style:style>
    <style:style style:name="T252" style:family="text">
      <style:text-properties officeooo:rsid="02700639"/>
    </style:style>
    <style:style style:name="T253" style:family="text">
      <style:text-properties officeooo:rsid="02700a74"/>
    </style:style>
    <style:style style:name="T254" style:family="text">
      <style:text-properties officeooo:rsid="027355b8"/>
    </style:style>
    <style:style style:name="T255" style:family="text">
      <style:text-properties officeooo:rsid="0274a3f9"/>
    </style:style>
    <style:style style:name="T256" style:family="text">
      <style:text-properties officeooo:rsid="02774fd5"/>
    </style:style>
    <style:style style:name="T257" style:family="text">
      <style:text-properties officeooo:rsid="027b0c23"/>
    </style:style>
    <style:style style:name="T258" style:family="text">
      <style:text-properties officeooo:rsid="027c6b42"/>
    </style:style>
    <style:style style:name="T259" style:family="text">
      <style:text-properties officeooo:rsid="027df0b1"/>
    </style:style>
    <style:style style:name="T260" style:family="text">
      <style:text-properties officeooo:rsid="02800aa3"/>
    </style:style>
    <style:style style:name="T261" style:family="text">
      <style:text-properties officeooo:rsid="02823a63"/>
    </style:style>
    <style:style style:name="T262" style:family="text">
      <style:text-properties officeooo:rsid="0286499a"/>
    </style:style>
    <style:style style:name="T263" style:family="text">
      <style:text-properties officeooo:rsid="0288b85f"/>
    </style:style>
    <style:style style:name="T264" style:family="text">
      <style:text-properties officeooo:rsid="028a1b90"/>
    </style:style>
    <style:style style:name="T265" style:family="text">
      <style:text-properties officeooo:rsid="02918027"/>
    </style:style>
    <style:style style:name="T266" style:family="text">
      <style:text-properties officeooo:rsid="02937c8c"/>
    </style:style>
    <style:style style:name="T267" style:family="text">
      <style:text-properties officeooo:rsid="0295f825"/>
    </style:style>
    <style:style style:name="T268" style:family="text">
      <style:text-properties officeooo:rsid="02976298"/>
    </style:style>
    <style:style style:name="T269" style:family="text">
      <style:text-properties officeooo:rsid="029b353c"/>
    </style:style>
    <style:style style:name="T270" style:family="text">
      <style:text-properties officeooo:rsid="029eee56"/>
    </style:style>
    <style:style style:name="T271" style:family="text">
      <style:text-properties officeooo:rsid="02a036df"/>
    </style:style>
    <style:style style:name="T272" style:family="text">
      <style:text-properties officeooo:rsid="02a2a258"/>
    </style:style>
    <style:style style:name="T273" style:family="text">
      <style:text-properties officeooo:rsid="02a49f63"/>
    </style:style>
    <style:style style:name="T274" style:family="text">
      <style:text-properties officeooo:rsid="02a5ef9a"/>
    </style:style>
    <style:style style:name="T275" style:family="text">
      <style:text-properties officeooo:rsid="02a7c77a"/>
    </style:style>
    <style:style style:name="T276" style:family="text">
      <style:text-properties officeooo:rsid="02a939f3"/>
    </style:style>
    <style:style style:name="T277" style:family="text">
      <style:text-properties officeooo:rsid="02aa339c"/>
    </style:style>
    <style:style style:name="T278" style:family="text">
      <style:text-properties officeooo:rsid="02aab452"/>
    </style:style>
    <style:style style:name="T279" style:family="text">
      <style:text-properties officeooo:rsid="02ab7283"/>
    </style:style>
    <style:style style:name="T280" style:family="text">
      <style:text-properties officeooo:rsid="02acc6c6"/>
    </style:style>
    <style:style style:name="T281" style:family="text">
      <style:text-properties officeooo:rsid="02adea5d"/>
    </style:style>
    <style:style style:name="T282" style:family="text">
      <style:text-properties officeooo:rsid="02af5e61"/>
    </style:style>
    <style:style style:name="T283" style:family="text">
      <style:text-properties officeooo:rsid="02b36c7d"/>
    </style:style>
    <style:style style:name="T284" style:family="text">
      <style:text-properties officeooo:rsid="02b76dee"/>
    </style:style>
    <style:style style:name="T285" style:family="text">
      <style:text-properties officeooo:rsid="02b8fe32"/>
    </style:style>
    <style:style style:name="T286" style:family="text">
      <style:text-properties officeooo:rsid="02bbac0e"/>
    </style:style>
    <style:style style:name="T287" style:family="text">
      <style:text-properties officeooo:rsid="02be2c34"/>
    </style:style>
    <style:style style:name="T288" style:family="text">
      <style:text-properties officeooo:rsid="02c06b8c"/>
    </style:style>
    <style:style style:name="T289" style:family="text">
      <style:text-properties officeooo:rsid="02c10b91"/>
    </style:style>
    <style:style style:name="T290" style:family="text">
      <style:text-properties officeooo:rsid="02c3281a"/>
    </style:style>
    <style:style style:name="T291" style:family="text">
      <style:text-properties officeooo:rsid="02c3f43b"/>
    </style:style>
    <style:style style:name="T292" style:family="text">
      <style:text-properties officeooo:rsid="02c81ec9"/>
    </style:style>
    <style:style style:name="T293" style:family="text">
      <style:text-properties officeooo:rsid="02c9cc7b"/>
    </style:style>
    <style:style style:name="T294" style:family="text">
      <style:text-properties officeooo:rsid="02ca5db9"/>
    </style:style>
    <style:style style:name="T295" style:family="text">
      <style:text-properties officeooo:rsid="02cac251"/>
    </style:style>
    <style:style style:name="T296" style:family="text">
      <style:text-properties officeooo:rsid="02cbf02d"/>
    </style:style>
    <style:style style:name="T297" style:family="text">
      <style:text-properties officeooo:rsid="02cdbfbd"/>
    </style:style>
    <style:style style:name="T298" style:family="text">
      <style:text-properties officeooo:rsid="02cff096"/>
    </style:style>
    <style:style style:name="T299" style:family="text">
      <style:text-properties officeooo:rsid="02cfffda"/>
    </style:style>
    <style:style style:name="T300" style:family="text">
      <style:text-properties officeooo:rsid="02d096b7"/>
    </style:style>
    <style:style style:name="T301" style:family="text">
      <style:text-properties officeooo:rsid="02d26652"/>
    </style:style>
    <style:style style:name="T302" style:family="text">
      <style:text-properties officeooo:rsid="02d60693"/>
    </style:style>
    <style:style style:name="T303" style:family="text">
      <style:text-properties officeooo:rsid="02d79617"/>
    </style:style>
    <style:style style:name="T304" style:family="text">
      <style:text-properties officeooo:rsid="02d841be"/>
    </style:style>
    <style:style style:name="T305" style:family="text">
      <style:text-properties officeooo:rsid="02dc0701"/>
    </style:style>
    <style:style style:name="T306" style:family="text">
      <style:text-properties officeooo:rsid="02e25a76"/>
    </style:style>
    <style:style style:name="T307" style:family="text">
      <style:text-properties officeooo:rsid="02e612c4"/>
    </style:style>
    <style:style style:name="T308" style:family="text">
      <style:text-properties officeooo:rsid="02e7ddea"/>
    </style:style>
    <style:style style:name="T309" style:family="text">
      <style:text-properties officeooo:rsid="02e9559b"/>
    </style:style>
    <style:style style:name="T310" style:family="text">
      <style:text-properties officeooo:rsid="02ea4254"/>
    </style:style>
    <style:style style:name="T311" style:family="text">
      <style:text-properties officeooo:rsid="02ec7a56"/>
    </style:style>
    <style:style style:name="T312" style:family="text">
      <style:text-properties officeooo:rsid="02ee4c25"/>
    </style:style>
    <style:style style:name="T313" style:family="text">
      <style:text-properties officeooo:rsid="02f71491"/>
    </style:style>
    <style:style style:name="T314" style:family="text">
      <style:text-properties officeooo:rsid="02f87834"/>
    </style:style>
    <style:style style:name="T315" style:family="text">
      <style:text-properties officeooo:rsid="02f99129"/>
    </style:style>
    <style:style style:name="T316" style:family="text">
      <style:text-properties officeooo:rsid="02fa68a6"/>
    </style:style>
    <style:style style:name="T317" style:family="text">
      <style:text-properties officeooo:rsid="02fb730c"/>
    </style:style>
    <style:style style:name="T318" style:family="text">
      <style:text-properties officeooo:rsid="02fc74ae"/>
    </style:style>
    <style:style style:name="T319" style:family="text">
      <style:text-properties officeooo:rsid="030123bd"/>
    </style:style>
    <style:style style:name="T320" style:family="text">
      <style:text-properties officeooo:rsid="03017d82"/>
    </style:style>
    <style:style style:name="T321" style:family="text">
      <style:text-properties officeooo:rsid="0301ff8d"/>
    </style:style>
    <style:style style:name="T322" style:family="text">
      <style:text-properties officeooo:rsid="030380c7"/>
    </style:style>
    <style:style style:name="T323" style:family="text">
      <style:text-properties officeooo:rsid="030885a5"/>
    </style:style>
    <style:style style:name="T324" style:family="text">
      <style:text-properties officeooo:rsid="0308e04f"/>
    </style:style>
    <style:style style:name="T325" style:family="text">
      <style:text-properties officeooo:rsid="030ddeda"/>
    </style:style>
    <style:style style:name="T326" style:family="text">
      <style:text-properties officeooo:rsid="030e79ce"/>
    </style:style>
    <style:style style:name="T327" style:family="text">
      <style:text-properties officeooo:rsid="0310249c"/>
    </style:style>
    <style:style style:name="T328" style:family="text">
      <style:text-properties officeooo:rsid="0310ece6"/>
    </style:style>
    <style:style style:name="T329" style:family="text">
      <style:text-properties officeooo:rsid="03116f34"/>
    </style:style>
    <style:style style:name="T330" style:family="text">
      <style:text-properties officeooo:rsid="03149366"/>
    </style:style>
    <style:style style:name="T331" style:family="text">
      <style:text-properties officeooo:rsid="03196aac"/>
    </style:style>
    <style:style style:name="T332" style:family="text">
      <style:text-properties officeooo:rsid="031b2754"/>
    </style:style>
    <style:style style:name="T333" style:family="text">
      <style:text-properties officeooo:rsid="031c77e2"/>
    </style:style>
    <style:style style:name="T334" style:family="text">
      <style:text-properties officeooo:rsid="031e3567"/>
    </style:style>
    <style:style style:name="T335" style:family="text">
      <style:text-properties officeooo:rsid="03222de1"/>
    </style:style>
    <style:style style:name="T336" style:family="text">
      <style:text-properties officeooo:rsid="032422e6"/>
    </style:style>
    <style:style style:name="T337" style:family="text">
      <style:text-properties officeooo:rsid="0324a4e8"/>
    </style:style>
    <style:style style:name="T338" style:family="text">
      <style:text-properties officeooo:rsid="0325dd78"/>
    </style:style>
    <style:style style:name="T339" style:family="text">
      <style:text-properties officeooo:rsid="03270276"/>
    </style:style>
    <style:style style:name="T340" style:family="text">
      <style:text-properties officeooo:rsid="03290108"/>
    </style:style>
    <style:style style:name="T341" style:family="text">
      <style:text-properties officeooo:rsid="032b48ab"/>
    </style:style>
    <style:style style:name="T342" style:family="text">
      <style:text-properties officeooo:rsid="032b74d5"/>
    </style:style>
    <style:style style:name="T343" style:family="text">
      <style:text-properties officeooo:rsid="032d4a8f"/>
    </style:style>
    <style:style style:name="T344" style:family="text">
      <style:text-properties officeooo:rsid="032da58f"/>
    </style:style>
    <style:style style:name="T345" style:family="text">
      <style:text-properties officeooo:rsid="032f2788"/>
    </style:style>
    <style:style style:name="T346" style:family="text">
      <style:text-properties officeooo:rsid="032ff2c4"/>
    </style:style>
    <style:style style:name="T347" style:family="text">
      <style:text-properties officeooo:rsid="0330d3dc"/>
    </style:style>
    <style:style style:name="T348" style:family="text">
      <style:text-properties officeooo:rsid="03324629"/>
    </style:style>
    <style:style style:name="T349" style:family="text">
      <style:text-properties officeooo:rsid="0333a2f6"/>
    </style:style>
    <style:style style:name="T350" style:family="text">
      <style:text-properties officeooo:rsid="0339f239"/>
    </style:style>
    <style:style style:name="T351" style:family="text">
      <style:text-properties officeooo:rsid="033b58cf"/>
    </style:style>
    <style:style style:name="T352" style:family="text">
      <style:text-properties officeooo:rsid="033c36ae"/>
    </style:style>
    <style:style style:name="T353" style:family="text">
      <style:text-properties officeooo:rsid="0341d3c0"/>
    </style:style>
    <style:style style:name="T354" style:family="text">
      <style:text-properties officeooo:rsid="03431bea"/>
    </style:style>
    <style:style style:name="T355" style:family="text">
      <style:text-properties officeooo:rsid="0343e3e5"/>
    </style:style>
    <style:style style:name="T356" style:family="text">
      <style:text-properties officeooo:rsid="034553df"/>
    </style:style>
    <style:style style:name="T357" style:family="text">
      <style:text-properties officeooo:rsid="0357fde6"/>
    </style:style>
    <style:style style:name="T358" style:family="text">
      <style:text-properties officeooo:rsid="035aa03b"/>
    </style:style>
    <style:style style:name="T359" style:family="text">
      <style:text-properties officeooo:rsid="035aa3c3"/>
    </style:style>
    <style:style style:name="T360" style:family="text">
      <style:text-properties officeooo:rsid="035bb118"/>
    </style:style>
    <style:style style:name="T361" style:family="text">
      <style:text-properties officeooo:rsid="035ef218"/>
    </style:style>
    <style:style style:name="T362" style:family="text">
      <style:text-properties officeooo:rsid="035f423a"/>
    </style:style>
    <style:style style:name="T363" style:family="text">
      <style:text-properties officeooo:rsid="0362c4df"/>
    </style:style>
    <style:style style:name="T364" style:family="text">
      <style:text-properties officeooo:rsid="03633960"/>
    </style:style>
    <style:style style:name="T365" style:family="text">
      <style:text-properties officeooo:rsid="03661903"/>
    </style:style>
    <style:style style:name="T366" style:family="text">
      <style:text-properties officeooo:rsid="03677622"/>
    </style:style>
    <style:style style:name="T367" style:family="text">
      <style:text-properties officeooo:rsid="0367a9ca"/>
    </style:style>
    <style:style style:name="T368" style:family="text">
      <style:text-properties officeooo:rsid="036baa3f"/>
    </style:style>
    <style:style style:name="T369" style:family="text">
      <style:text-properties officeooo:rsid="036c0e82"/>
    </style:style>
    <style:style style:name="T370" style:family="text">
      <style:text-properties officeooo:rsid="036d3fa4"/>
    </style:style>
    <style:style style:name="T371" style:family="text">
      <style:text-properties officeooo:rsid="036e6b74"/>
    </style:style>
    <style:style style:name="T372" style:family="text">
      <style:text-properties officeooo:rsid="036f70f8"/>
    </style:style>
    <style:style style:name="T373" style:family="text">
      <style:text-properties officeooo:rsid="036fa0b4"/>
    </style:style>
    <style:style style:name="T374" style:family="text">
      <style:text-properties officeooo:rsid="0372a758"/>
    </style:style>
    <style:style style:name="T375" style:family="text">
      <style:text-properties officeooo:rsid="03741ebd"/>
    </style:style>
    <style:style style:name="T376" style:family="text">
      <style:text-properties officeooo:rsid="0375dd86"/>
    </style:style>
    <style:style style:name="T377" style:family="text">
      <style:text-properties officeooo:rsid="03760266"/>
    </style:style>
    <style:style style:name="T378" style:family="text">
      <style:text-properties officeooo:rsid="03791ba2"/>
    </style:style>
    <style:style style:name="T379" style:family="text">
      <style:text-properties officeooo:rsid="037ac741"/>
    </style:style>
    <style:style style:name="T380" style:family="text">
      <style:text-properties officeooo:rsid="037b1969"/>
    </style:style>
    <style:style style:name="T381" style:family="text">
      <style:text-properties officeooo:rsid="037fda3c"/>
    </style:style>
    <style:style style:name="T382" style:family="text">
      <style:text-properties officeooo:rsid="0381760c"/>
    </style:style>
    <style:style style:name="T383" style:family="text">
      <style:text-properties officeooo:rsid="0381942f"/>
    </style:style>
    <style:style style:name="T384" style:family="text">
      <style:text-properties officeooo:rsid="0383d9e9"/>
    </style:style>
    <style:style style:name="T385" style:family="text">
      <style:text-properties officeooo:rsid="03856ba9"/>
    </style:style>
    <style:style style:name="T386" style:family="text">
      <style:text-properties officeooo:rsid="0385b3f2"/>
    </style:style>
    <style:style style:name="T387" style:family="text">
      <style:text-properties officeooo:rsid="0385f3ee"/>
    </style:style>
    <style:style style:name="T388" style:family="text">
      <style:text-properties officeooo:rsid="0386bfcb"/>
    </style:style>
    <style:style style:name="T389" style:family="text">
      <style:text-properties officeooo:rsid="0388d758"/>
    </style:style>
    <style:style style:name="T390" style:family="text">
      <style:text-properties officeooo:rsid="038a2a0d"/>
    </style:style>
    <style:style style:name="T391" style:family="text">
      <style:text-properties officeooo:rsid="038bfd21"/>
    </style:style>
    <style:style style:name="T392" style:family="text">
      <style:text-properties officeooo:rsid="038ce442"/>
    </style:style>
    <style:style style:name="T393" style:family="text">
      <style:text-properties officeooo:rsid="038e2874"/>
    </style:style>
    <style:style style:name="T394" style:family="text">
      <style:text-properties officeooo:rsid="038fcc63"/>
    </style:style>
    <style:style style:name="T395" style:family="text">
      <style:text-properties officeooo:rsid="03924338"/>
    </style:style>
    <style:style style:name="T396" style:family="text">
      <style:text-properties officeooo:rsid="0397eeeb"/>
    </style:style>
    <style:style style:name="T397" style:family="text">
      <style:text-properties officeooo:rsid="039844b4"/>
    </style:style>
    <style:style style:name="T398" style:family="text">
      <style:text-properties officeooo:rsid="039d795d"/>
    </style:style>
    <style:style style:name="T399" style:family="text">
      <style:text-properties officeooo:rsid="039e4487"/>
    </style:style>
    <style:style style:name="T400" style:family="text">
      <style:text-properties officeooo:rsid="03a3b31a"/>
    </style:style>
    <style:style style:name="T401" style:family="text">
      <style:text-properties officeooo:rsid="03a6c18e"/>
    </style:style>
    <style:style style:name="T402" style:family="text">
      <style:text-properties officeooo:rsid="03b078e9"/>
    </style:style>
    <style:style style:name="T403" style:family="text">
      <style:text-properties officeooo:rsid="03b1ca09"/>
    </style:style>
    <style:style style:name="T404" style:family="text">
      <style:text-properties officeooo:rsid="0297f8c0"/>
    </style:style>
    <style:style style:name="T405" style:family="text">
      <style:text-properties officeooo:rsid="03c323f2"/>
    </style:style>
    <style:style style:name="T406" style:family="text">
      <style:text-properties officeooo:rsid="03c66f53"/>
    </style:style>
    <style:style style:name="T407" style:family="text">
      <style:text-properties officeooo:rsid="03c6f106"/>
    </style:style>
    <style:style style:name="T408" style:family="text">
      <style:text-properties officeooo:rsid="03ca7ab9"/>
    </style:style>
    <style:style style:name="T409" style:family="text">
      <style:text-properties officeooo:rsid="03cac9a5"/>
    </style:style>
    <style:style style:name="T410" style:family="text">
      <style:text-properties officeooo:rsid="03cd0501"/>
    </style:style>
    <style:style style:name="T411" style:family="text">
      <style:text-properties officeooo:rsid="03cfd801"/>
    </style:style>
    <style:style style:name="T412" style:family="text">
      <style:text-properties officeooo:rsid="03d0939c"/>
    </style:style>
    <style:style style:name="T413" style:family="text">
      <style:text-properties officeooo:rsid="03d09d5f"/>
    </style:style>
    <style:style style:name="T414" style:family="text">
      <style:text-properties officeooo:rsid="03d12f0f"/>
    </style:style>
    <style:style style:name="T415" style:family="text">
      <style:text-properties officeooo:rsid="03d2ec01"/>
    </style:style>
    <style:style style:name="T416" style:family="text">
      <style:text-properties officeooo:rsid="00794b33"/>
    </style:style>
    <style:style style:name="T417" style:family="text">
      <style:text-properties officeooo:rsid="03d6ffc3"/>
    </style:style>
    <style:style style:name="T418" style:family="text">
      <style:text-properties officeooo:rsid="03d798f6"/>
    </style:style>
    <style:style style:name="T419" style:family="text">
      <style:text-properties officeooo:rsid="03dac3c0"/>
    </style:style>
    <style:style style:name="T420" style:family="text">
      <style:text-properties officeooo:rsid="03db18b7"/>
    </style:style>
    <style:style style:name="T421" style:family="text">
      <style:text-properties officeooo:rsid="03dccf6c"/>
    </style:style>
    <style:style style:name="T422" style:family="text">
      <style:text-properties officeooo:rsid="03e20159"/>
    </style:style>
    <style:style style:name="T423" style:family="text">
      <style:text-properties officeooo:rsid="03e3341e"/>
    </style:style>
    <style:style style:name="T424" style:family="text">
      <style:text-properties officeooo:rsid="03e339d0"/>
    </style:style>
    <style:style style:name="T425" style:family="text">
      <style:text-properties officeooo:rsid="03e49f13"/>
    </style:style>
    <style:style style:name="T426" style:family="text">
      <style:text-properties officeooo:rsid="03e4d295"/>
    </style:style>
    <style:style style:name="T427" style:family="text">
      <style:text-properties officeooo:rsid="03edb273"/>
    </style:style>
    <style:style style:name="T428" style:family="text">
      <style:text-properties officeooo:rsid="03ee86db"/>
    </style:style>
    <style:style style:name="T429" style:family="text">
      <style:text-properties officeooo:rsid="03eff6ee"/>
    </style:style>
    <style:style style:name="T430" style:family="text">
      <style:text-properties officeooo:rsid="03f01eae"/>
    </style:style>
    <style:style style:name="T431" style:family="text">
      <style:text-properties officeooo:rsid="03f0283f"/>
    </style:style>
    <style:style style:name="T432" style:family="text">
      <style:text-properties officeooo:rsid="03f2935c"/>
    </style:style>
    <style:style style:name="T433" style:family="text">
      <style:text-properties officeooo:rsid="03f4e3f2"/>
    </style:style>
    <style:style style:name="T434" style:family="text">
      <style:text-properties officeooo:rsid="03f7255a"/>
    </style:style>
    <style:style style:name="T435" style:family="text">
      <style:text-properties officeooo:rsid="03f82899"/>
    </style:style>
    <style:style style:name="T436" style:family="text">
      <style:text-properties officeooo:rsid="03f9fd19"/>
    </style:style>
    <style:style style:name="T437" style:family="text">
      <style:text-properties officeooo:rsid="03fecc76"/>
    </style:style>
    <style:style style:name="T438" style:family="text">
      <style:text-properties officeooo:rsid="042b43b4"/>
    </style:style>
    <style:style style:name="T439" style:family="text">
      <style:text-properties officeooo:rsid="042b93a3"/>
    </style:style>
    <style:style style:name="T440" style:family="text">
      <style:text-properties officeooo:rsid="042c3740"/>
    </style:style>
    <style:style style:name="T441" style:family="text">
      <style:text-properties officeooo:rsid="0436312d"/>
    </style:style>
    <style:style style:name="T442" style:family="text">
      <style:text-properties officeooo:rsid="044a07cb"/>
    </style:style>
    <style:style style:name="T443" style:family="text">
      <style:text-properties officeooo:rsid="044de7eb"/>
    </style:style>
    <style:style style:name="T444" style:family="text">
      <style:text-properties officeooo:rsid="0458103c"/>
    </style:style>
    <style:style style:name="T445" style:family="text">
      <style:text-properties officeooo:rsid="0458d737"/>
    </style:style>
    <style:style style:name="T446" style:family="text">
      <style:text-properties officeooo:rsid="0459be69"/>
    </style:style>
    <style:style style:name="T447" style:family="text">
      <style:text-properties officeooo:rsid="0459e72b"/>
    </style:style>
    <style:style style:name="T448" style:family="text">
      <style:text-properties officeooo:rsid="045adbd2"/>
    </style:style>
    <style:style style:name="T449" style:family="text">
      <style:text-properties officeooo:rsid="045da38f"/>
    </style:style>
    <style:style style:name="T450" style:family="text">
      <style:text-properties officeooo:rsid="045ec9e0"/>
    </style:style>
    <style:style style:name="T451" style:family="text">
      <style:text-properties officeooo:rsid="04656370"/>
    </style:style>
    <style:style style:name="T452" style:family="text">
      <style:text-properties officeooo:rsid="0465ed83"/>
    </style:style>
    <style:style style:name="T453" style:family="text">
      <style:text-properties officeooo:rsid="0467642a"/>
    </style:style>
    <style:style style:name="T454" style:family="text">
      <style:text-properties officeooo:rsid="046c61fb"/>
    </style:style>
    <style:style style:name="T455" style:family="text">
      <style:text-properties officeooo:rsid="046c8276"/>
    </style:style>
    <style:style style:name="T456" style:family="text">
      <style:text-properties officeooo:rsid="046e162a"/>
    </style:style>
    <style:style style:name="T457" style:family="text">
      <style:text-properties officeooo:rsid="0476ecbb"/>
    </style:style>
    <style:style style:name="T458" style:family="text">
      <style:text-properties officeooo:rsid="0488edf5"/>
    </style:style>
    <style:style style:name="T459" style:family="text">
      <style:text-properties officeooo:rsid="04939b98"/>
    </style:style>
    <style:style style:name="T460" style:family="text">
      <style:text-properties officeooo:rsid="04959849"/>
    </style:style>
    <style:style style:name="T461" style:family="text">
      <style:text-properties officeooo:rsid="04999881"/>
    </style:style>
    <style:style style:name="T462" style:family="text">
      <style:text-properties officeooo:rsid="049e0ffe"/>
    </style:style>
    <style:style style:name="T463" style:family="text">
      <style:text-properties officeooo:rsid="049f8b45"/>
    </style:style>
    <style:style style:name="T464" style:family="text">
      <style:text-properties officeooo:rsid="049fa116"/>
    </style:style>
    <style:style style:name="T465" style:family="text">
      <style:text-properties officeooo:rsid="04a0d370"/>
    </style:style>
    <style:style style:name="T466" style:family="text">
      <style:text-properties officeooo:rsid="04a2939d"/>
    </style:style>
    <style:style style:name="T467" style:family="text">
      <style:text-properties officeooo:rsid="04a35637"/>
    </style:style>
    <style:style style:name="T468" style:family="text">
      <style:text-properties officeooo:rsid="04a5a530"/>
    </style:style>
    <style:style style:name="T469" style:family="text">
      <style:text-properties officeooo:rsid="04a925c8"/>
    </style:style>
    <style:style style:name="T470" style:family="text">
      <style:text-properties officeooo:rsid="04a9f30a"/>
    </style:style>
    <style:style style:name="T471" style:family="text">
      <style:text-properties officeooo:rsid="04aa2fe2"/>
    </style:style>
    <style:style style:name="T472" style:family="text">
      <style:text-properties officeooo:rsid="04c4f4fc"/>
    </style:style>
    <style:style style:name="T473" style:family="text">
      <style:text-properties officeooo:rsid="04c58d47"/>
    </style:style>
    <style:style style:name="T474" style:family="text">
      <style:text-properties officeooo:rsid="04c59fcd"/>
    </style:style>
    <style:style style:name="T475" style:family="text">
      <style:text-properties officeooo:rsid="04c610d1"/>
    </style:style>
    <style:style style:name="T476" style:family="text">
      <style:text-properties officeooo:rsid="04c6475d"/>
    </style:style>
    <style:style style:name="T477" style:family="text">
      <style:text-properties officeooo:rsid="04d36bf7"/>
    </style:style>
    <style:style style:name="T478" style:family="text">
      <style:text-properties officeooo:rsid="04d55872"/>
    </style:style>
    <style:style style:name="T479" style:family="text">
      <style:text-properties officeooo:rsid="04d5ec97"/>
    </style:style>
    <style:style style:name="T480" style:family="text">
      <style:text-properties officeooo:rsid="04d7cd90"/>
    </style:style>
    <style:style style:name="T481" style:family="text">
      <style:text-properties officeooo:rsid="04d863f8"/>
    </style:style>
    <style:style style:name="T482" style:family="text">
      <style:text-properties officeooo:rsid="04da4890"/>
    </style:style>
    <style:style style:name="T483" style:family="text">
      <style:text-properties officeooo:rsid="04dbfd70"/>
    </style:style>
    <style:style style:name="T484" style:family="text">
      <style:text-properties officeooo:rsid="04dc5155"/>
    </style:style>
    <style:style style:name="T485" style:family="text">
      <style:text-properties officeooo:rsid="04dc7d13"/>
    </style:style>
    <style:style style:name="T486" style:family="text">
      <style:text-properties officeooo:rsid="04ddb2de"/>
    </style:style>
    <style:style style:name="T487" style:family="text">
      <style:text-properties officeooo:rsid="04e294ae"/>
    </style:style>
    <style:style style:name="T488" style:family="text">
      <style:text-properties officeooo:rsid="04e43241"/>
    </style:style>
    <style:style style:name="T489" style:family="text">
      <style:text-properties officeooo:rsid="04e4b12f"/>
    </style:style>
    <style:style style:name="T490" style:family="text">
      <style:text-properties officeooo:rsid="04e60dd9"/>
    </style:style>
    <style:style style:name="T491" style:family="text">
      <style:text-properties officeooo:rsid="04e96ef4"/>
    </style:style>
    <style:style style:name="T492" style:family="text">
      <style:text-properties officeooo:rsid="04ea43de"/>
    </style:style>
    <style:style style:name="T493" style:family="text">
      <style:text-properties officeooo:rsid="0502fa5b"/>
    </style:style>
    <style:style style:name="T494" style:family="text">
      <style:text-properties officeooo:rsid="0504b425"/>
    </style:style>
    <style:style style:name="T495" style:family="text">
      <style:text-properties officeooo:rsid="0506ae5e"/>
    </style:style>
    <style:style style:name="T496" style:family="text">
      <style:text-properties officeooo:rsid="0508aa13"/>
    </style:style>
    <style:style style:name="T497" style:family="text">
      <style:text-properties officeooo:rsid="05094dd1"/>
    </style:style>
    <style:style style:name="T498" style:family="text">
      <style:text-properties officeooo:rsid="05096555"/>
    </style:style>
    <style:style style:name="T499" style:family="text">
      <style:text-properties officeooo:rsid="050a0a46"/>
    </style:style>
    <style:style style:name="T500" style:family="text">
      <style:text-properties officeooo:rsid="050b8d56"/>
    </style:style>
    <style:style style:name="T501" style:family="text">
      <style:text-properties officeooo:rsid="050d7f29"/>
    </style:style>
    <style:style style:name="T502" style:family="text">
      <style:text-properties officeooo:rsid="050ea400"/>
    </style:style>
    <style:style style:name="T503" style:family="text">
      <style:text-properties officeooo:rsid="050fa80a"/>
    </style:style>
    <style:style style:name="T504" style:family="text">
      <style:text-properties officeooo:rsid="051028b3"/>
    </style:style>
    <style:style style:name="T505" style:family="text">
      <style:text-properties officeooo:rsid="05115594"/>
    </style:style>
    <style:style style:name="T506" style:family="text">
      <style:text-properties officeooo:rsid="05124317"/>
    </style:style>
    <style:style style:name="T507" style:family="text">
      <style:text-properties officeooo:rsid="0513d008"/>
    </style:style>
    <style:style style:name="T508" style:family="text">
      <style:text-properties officeooo:rsid="0516ab23"/>
    </style:style>
    <style:style style:name="T509" style:family="text">
      <style:text-properties officeooo:rsid="0516efa2"/>
    </style:style>
    <style:style style:name="T510" style:family="text">
      <style:text-properties officeooo:rsid="051960de"/>
    </style:style>
    <style:style style:name="T511" style:family="text">
      <style:text-properties officeooo:rsid="051ae37f"/>
    </style:style>
    <style:style style:name="T512" style:family="text">
      <style:text-properties officeooo:rsid="051b001c"/>
    </style:style>
    <style:style style:name="T513" style:family="text">
      <style:text-properties officeooo:rsid="051bb2d7"/>
    </style:style>
    <style:style style:name="T514" style:family="text">
      <style:text-properties officeooo:rsid="051ebb34"/>
    </style:style>
    <style:style style:name="T515" style:family="text">
      <style:text-properties officeooo:rsid="05208cb7"/>
    </style:style>
    <style:style style:name="T516" style:family="text">
      <style:text-properties officeooo:rsid="0522132c"/>
    </style:style>
    <style:style style:name="T517" style:family="text">
      <style:text-properties officeooo:rsid="0523349b"/>
    </style:style>
    <style:style style:name="T518" style:family="text">
      <style:text-properties officeooo:rsid="05250864"/>
    </style:style>
    <style:style style:name="T519" style:family="text">
      <style:text-properties officeooo:rsid="05290eb2"/>
    </style:style>
    <style:style style:name="T520" style:family="text">
      <style:text-properties officeooo:rsid="052992f3"/>
    </style:style>
    <style:style style:name="T521" style:family="text">
      <style:text-properties officeooo:rsid="052aa314"/>
    </style:style>
    <style:style style:name="T522" style:family="text">
      <style:text-properties officeooo:rsid="052c62fd"/>
    </style:style>
    <style:style style:name="T523" style:family="text">
      <style:text-properties officeooo:rsid="052d28a8"/>
    </style:style>
    <style:style style:name="T524" style:family="text">
      <style:text-properties officeooo:rsid="052e6711"/>
    </style:style>
    <style:style style:name="T525" style:family="text">
      <style:text-properties officeooo:rsid="053197db"/>
    </style:style>
    <style:style style:name="T526" style:family="text">
      <style:text-properties officeooo:rsid="05338b08"/>
    </style:style>
    <style:style style:name="T527" style:family="text">
      <style:text-properties officeooo:rsid="0534f53e"/>
    </style:style>
    <style:style style:name="T528" style:family="text">
      <style:text-properties officeooo:rsid="0537a627"/>
    </style:style>
    <style:style style:name="T529" style:family="text">
      <style:text-properties officeooo:rsid="0539705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OS/90 <text:span text:style-name="T410">Developer’s </text:span><text:span text:style-name="T1">Handbook</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5"><text:a xlink:type="simple" xlink:href="#__RefHeading___Toc4966_2653205419" text:style-name="Index_20_Link" text:visited-style-name="Index_20_Link">H<text:tab/>2</text:a></text:p>
          <text:p text:style-name="P125"><text:a xlink:type="simple" xlink:href="#__RefHeading___Toc108_3321037716" text:style-name="Index_20_Link" text:visited-style-name="Index_20_Link">Introduction<text:tab/>2</text:a></text:p>
          <text:p text:style-name="P126"><text:a xlink:type="simple" xlink:href="#__RefHeading___Toc1919_590801291" text:style-name="Index_20_Link" text:visited-style-name="Index_20_Link">Why OS/90?<text:tab/>2</text:a></text:p>
          <text:p text:style-name="P126"><text:a xlink:type="simple" xlink:href="#__RefHeading___Toc1286_2907795292" text:style-name="Index_20_Link" text:visited-style-name="Index_20_Link">Getting Started<text:tab/>3</text:a></text:p>
          <text:p text:style-name="P126"><text:a xlink:type="simple" xlink:href="#__RefHeading___Toc668_2907795292" text:style-name="Index_20_Link" text:visited-style-name="Index_20_Link">Components<text:tab/>4</text:a></text:p>
          <text:p text:style-name="P126"><text:a xlink:type="simple" xlink:href="#__RefHeading___Toc670_2907795292" text:style-name="Index_20_Link" text:visited-style-name="Index_20_Link">Finding Help<text:tab/>4</text:a></text:p>
          <text:p text:style-name="P125"><text:a xlink:type="simple" xlink:href="#__RefHeading___Toc343_1733416379" text:style-name="Index_20_Link" text:visited-style-name="Index_20_Link">Application Binary Interface<text:tab/>4</text:a></text:p>
          <text:p text:style-name="P125"><text:a xlink:type="simple" xlink:href="#__RefHeading___Toc110_3321037716" text:style-name="Index_20_Link" text:visited-style-name="Index_20_Link">Scheduler<text:tab/>5</text:a></text:p>
          <text:p text:style-name="P126"><text:a xlink:type="simple" xlink:href="#__RefHeading___Toc672_2907795292" text:style-name="Index_20_Link" text:visited-style-name="Index_20_Link">Context Types<text:tab/>5</text:a></text:p>
          <text:p text:style-name="P126"><text:a xlink:type="simple" xlink:href="#__RefHeading___Toc674_2907795292" text:style-name="Index_20_Link" text:visited-style-name="Index_20_Link">Concurrency Safety Guidelines<text:tab/>6</text:a></text:p>
          <text:p text:style-name="P126"><text:a xlink:type="simple" xlink:href="#__RefHeading___Toc134_3321037716" text:style-name="Index_20_Link" text:visited-style-name="Index_20_Link">TASK Structure<text:tab/>7</text:a></text:p>
          <text:p text:style-name="P126"><text:a xlink:type="simple" xlink:href="#__RefHeading___Toc676_2907795292" text:style-name="Index_20_Link" text:visited-style-name="Index_20_Link">Scheduler Hooks<text:tab/>7</text:a></text:p>
          <text:p text:style-name="P126"><text:a xlink:type="simple" xlink:href="#__RefHeading___Toc136_3321037716" text:style-name="Index_20_Link" text:visited-style-name="Index_20_Link">Task Management<text:tab/>7</text:a></text:p>
          <text:p text:style-name="P127"><text:a xlink:type="simple" xlink:href="#__RefHeading___Toc345_1733416379" text:style-name="Index_20_Link" text:visited-style-name="Index_20_Link">GET_CURRENT_TASK<text:tab/>8</text:a></text:p>
          <text:p text:style-name="P127"><text:a xlink:type="simple" xlink:href="#__RefHeading___Toc678_2907795292" text:style-name="Index_20_Link" text:visited-style-name="Index_20_Link">KTHREAD_PROC<text:tab/>8</text:a></text:p>
          <text:p text:style-name="P127"><text:a xlink:type="simple" xlink:href="#__RefHeading___Toc680_2907795292" text:style-name="Index_20_Link" text:visited-style-name="Index_20_Link">S_ExecKernelThread<text:tab/>8</text:a></text:p>
          <text:p text:style-name="P127"><text:a xlink:type="simple" xlink:href="#__RefHeading___Toc682_2907795292" text:style-name="Index_20_Link" text:visited-style-name="Index_20_Link">S_Yield<text:tab/>9</text:a></text:p>
          <text:p text:style-name="P127"><text:a xlink:type="simple" xlink:href="#__RefHeading___Toc684_2907795292" text:style-name="Index_20_Link" text:visited-style-name="Index_20_Link">S_Sched<text:tab/>9</text:a></text:p>
          <text:p text:style-name="P127"><text:a xlink:type="simple" xlink:href="#__RefHeading___Toc1288_2907795292" text:style-name="Index_20_Link" text:visited-style-name="Index_20_Link">S_Deactivate<text:tab/>9</text:a></text:p>
          <text:p text:style-name="P127"><text:a xlink:type="simple" xlink:href="#__RefHeading___Toc1921_590801291" text:style-name="Index_20_Link" text:visited-style-name="Index_20_Link">S_PreemptOn, S_PreemptOff<text:tab/>9</text:a></text:p>
          <text:p text:style-name="P127"><text:a xlink:type="simple" xlink:href="#__RefHeading___Toc1923_590801291" text:style-name="Index_20_Link" text:visited-style-name="Index_20_Link">S_IntsOn, S_IntsOff<text:tab/>9</text:a></text:p>
          <text:p text:style-name="P127"><text:a xlink:type="simple" xlink:href="#__RefHeading___Toc1925_590801291" text:style-name="Index_20_Link" text:visited-style-name="Index_20_Link">S_TaskInKernel<text:tab/>10</text:a></text:p>
          <text:p text:style-name="P127"><text:a xlink:type="simple" xlink:href="#__RefHeading___Toc1927_590801291" text:style-name="Index_20_Link" text:visited-style-name="Index_20_Link">S_Terminate<text:tab/>10</text:a></text:p>
          <text:p text:style-name="P126"><text:a xlink:type="simple" xlink:href="#__RefHeading___Toc112_3321037716" text:style-name="Index_20_Link" text:visited-style-name="Index_20_Link">Virtual 8086 Mode<text:tab/>10</text:a></text:p>
          <text:p text:style-name="P127"><text:a xlink:type="simple" xlink:href="#__RefHeading___Toc114_3321037716" text:style-name="Index_20_Link" text:visited-style-name="Index_20_Link">V86HND<text:tab/>11</text:a></text:p>
          <text:p text:style-name="P127"><text:a xlink:type="simple" xlink:href="#__RefHeading___Toc116_3321037716" text:style-name="Index_20_Link" text:visited-style-name="Index_20_Link">V_HookINTxH<text:tab/>11</text:a></text:p>
          <text:p text:style-name="P127"><text:a xlink:type="simple" xlink:href="#__RefHeading___Toc138_3321037716" text:style-name="Index_20_Link" text:visited-style-name="Index_20_Link">V_INTxH<text:tab/>11</text:a></text:p>
          <text:p text:style-name="P127"><text:a xlink:type="simple" xlink:href="#__RefHeading___Toc1929_590801291" text:style-name="Index_20_Link" text:visited-style-name="Index_20_Link">V_SV86Call<text:tab/>12</text:a></text:p>
          <text:p text:style-name="P126"><text:a xlink:type="simple" xlink:href="#__RefHeading___Toc1931_590801291" text:style-name="Index_20_Link" text:visited-style-name="Index_20_Link">Interrupt Requests<text:tab/>12</text:a></text:p>
          <text:p text:style-name="P127"><text:a xlink:type="simple" xlink:href="#__RefHeading___Toc1933_590801291" text:style-name="Index_20_Link" text:visited-style-name="Index_20_Link">GetStage2ISR, SetStage2ISR<text:tab/>13</text:a></text:p>
          <text:p text:style-name="P127"><text:a xlink:type="simple" xlink:href="#__RefHeading___Toc1935_590801291" text:style-name="Index_20_Link" text:visited-style-name="Index_20_Link">GetIrqMask<text:tab/>13</text:a></text:p>
          <text:p text:style-name="P127"><text:a xlink:type="simple" xlink:href="#__RefHeading___Toc1937_590801291" text:style-name="Index_20_Link" text:visited-style-name="Index_20_Link">SetIrqMask<text:tab/>13</text:a></text:p>
          <text:p text:style-name="P127"><text:a xlink:type="simple" xlink:href="#__RefHeading___Toc1939_590801291" text:style-name="Index_20_Link" text:visited-style-name="Index_20_Link">SetIrqOwnerDriverName<text:tab/>13</text:a></text:p>
          <text:p text:style-name="P126"><text:a xlink:type="simple" xlink:href="#__RefHeading___Toc688_2907795292" text:style-name="Index_20_Link" text:visited-style-name="Index_20_Link">Advanced Synchronization<text:tab/>13</text:a></text:p>
          <text:p text:style-name="P125"><text:a xlink:type="simple" xlink:href="#__RefHeading___Toc118_3321037716" text:style-name="Index_20_Link" text:visited-style-name="Index_20_Link">Memory Manager<text:tab/>14</text:a></text:p>
          <text:p text:style-name="P126"><text:a xlink:type="simple" xlink:href="#__RefHeading___Toc347_1733416379" text:style-name="Index_20_Link" text:visited-style-name="Index_20_Link">Address Spaces Explained<text:tab/>14</text:a></text:p>
          <text:p text:style-name="P126"><text:a xlink:type="simple" xlink:href="#__RefHeading___Toc4968_2653205419" text:style-name="Index_20_Link" text:visited-style-name="Index_20_Link">Page Modifiers<text:tab/>15</text:a></text:p>
          <text:p text:style-name="P126"><text:a xlink:type="simple" xlink:href="#__RefHeading___Toc349_1733416379" text:style-name="Index_20_Link" text:visited-style-name="Index_20_Link">Chain Management<text:tab/>15</text:a></text:p>
          <text:p text:style-name="P127"><text:a xlink:type="simple" xlink:href="#__RefHeading___Toc351_1733416379" text:style-name="Index_20_Link" text:visited-style-name="Index_20_Link">M_Alloc<text:tab/>16</text:a></text:p>
          <text:p text:style-name="P127"><text:a xlink:type="simple" xlink:href="#__RefHeading___Toc353_1733416379" text:style-name="Index_20_Link" text:visited-style-name="Index_20_Link">M_ResizeWithCommit<text:tab/>16</text:a></text:p>
          <text:p text:style-name="P126"><text:a xlink:type="simple" xlink:href="#__RefHeading___Toc355_1733416379" text:style-name="Index_20_Link" text:visited-style-name="Index_20_Link">Memory Mapping (TODO)<text:tab/>16</text:a></text:p>
          <text:p text:style-name="P127"><text:a xlink:type="simple" xlink:href="#__RefHeading___Toc690_2907795292" text:style-name="Index_20_Link" text:visited-style-name="Index_20_Link">M_MapAny<text:tab/>17</text:a></text:p>
          <text:p text:style-name="P127"><text:a xlink:type="simple" xlink:href="#__RefHeading___Toc692_2907795292" text:style-name="Index_20_Link" text:visited-style-name="Index_20_Link">M_ChainRemap<text:tab/>17</text:a></text:p>
          <text:p text:style-name="P127"><text:soft-page-break/><text:a xlink:type="simple" xlink:href="#__RefHeading___Toc694_2907795292" text:style-name="Index_20_Link" text:visited-style-name="Index_20_Link">M_MapPhysToVirt<text:tab/>17</text:a></text:p>
          <text:p text:style-name="P126"><text:a xlink:type="simple" xlink:href="#__RefHeading___Toc1941_590801291" text:style-name="Index_20_Link" text:visited-style-name="Index_20_Link">Heap Allocation<text:tab/>17</text:a></text:p>
          <text:p text:style-name="P127"><text:a xlink:type="simple" xlink:href="#__RefHeading___Toc1943_590801291" text:style-name="Index_20_Link" text:visited-style-name="Index_20_Link">M_GlobalAlloc<text:tab/>18</text:a></text:p>
          <text:p text:style-name="P126"><text:a xlink:type="simple" xlink:href="#__RefHeading___Toc4970_2653205419" text:style-name="Index_20_Link" text:visited-style-name="Index_20_Link">Virtual Memory<text:tab/>18</text:a></text:p>
          <text:p text:style-name="P125"><text:a xlink:type="simple" xlink:href="#__RefHeading___Toc4972_2653205419" text:style-name="Index_20_Link" text:visited-style-name="Index_20_Link">Input and Output Manager (IOM)<text:tab/>19</text:a></text:p>
          <text:p text:style-name="P125"><text:a xlink:type="simple" xlink:href="#__RefHeading___Toc1945_590801291" text:style-name="Index_20_Link" text:visited-style-name="Index_20_Link">Kernel Filesystem<text:tab/>19</text:a></text:p>
          <text:p text:style-name="P126"><text:a xlink:type="simple" xlink:href="#__RefHeading___Toc4974_2653205419" text:style-name="Index_20_Link" text:visited-style-name="Index_20_Link">Handles and IO Commands<text:tab/>20</text:a></text:p>
          <text:p text:style-name="P126"><text:a xlink:type="simple" xlink:href="#__RefHeading___Toc1949_590801291" text:style-name="Index_20_Link" text:visited-style-name="Index_20_Link">For Subsystems<text:tab/>20</text:a></text:p>
          <text:p text:style-name="P125"><text:a xlink:type="simple" xlink:href="#__RefHeading___Toc142_3321037716" text:style-name="Index_20_Link" text:visited-style-name="Index_20_Link">Translation Helper Services<text:tab/>21</text:a></text:p>
          <text:p text:style-name="P126"><text:a xlink:type="simple" xlink:href="#__RefHeading___Toc700_2907795292" text:style-name="Index_20_Link" text:visited-style-name="Index_20_Link">Segmentation Handling<text:tab/>21</text:a></text:p>
          <text:p text:style-name="P127"><text:a xlink:type="simple" xlink:href="#__RefHeading___Toc702_2907795292" text:style-name="Index_20_Link" text:visited-style-name="Index_20_Link">TranslateSegOffToLinear<text:tab/>22</text:a></text:p>
          <text:p text:style-name="P127"><text:a xlink:type="simple" xlink:href="#__RefHeading___Toc704_2907795292" text:style-name="Index_20_Link" text:visited-style-name="Index_20_Link">TranslateSegOffToLinearPM<text:tab/>22</text:a></text:p>
          <text:p text:style-name="P127"><text:a xlink:type="simple" xlink:href="#__RefHeading___Toc706_2907795292" text:style-name="Index_20_Link" text:visited-style-name="Index_20_Link">PMValidateSegOff<text:tab/>22</text:a></text:p>
          <text:p text:style-name="P127"><text:a xlink:type="simple" xlink:href="#__RefHeading___Toc708_2907795292" text:style-name="Index_20_Link" text:visited-style-name="Index_20_Link">AllocateLDT (, FreeLDT)<text:tab/>23</text:a></text:p>
          <text:p text:style-name="P127"><text:a xlink:type="simple" xlink:href="#__RefHeading___Toc710_2907795292" text:style-name="Index_20_Link" text:visited-style-name="Index_20_Link">CreateDescriptor<text:tab/>23</text:a></text:p>
          <text:p text:style-name="P125"><text:a xlink:type="simple" xlink:href="#__RefHeading___Toc1951_590801291" text:style-name="Index_20_Link" text:visited-style-name="Index_20_Link">Bus Drivers<text:tab/>23</text:a></text:p>
          <text:p text:style-name="P125"><text:a xlink:type="simple" xlink:href="#__RefHeading___Toc120_3321037716" text:style-name="Index_20_Link" text:visited-style-name="Index_20_Link">Debugging<text:tab/>24</text:a></text:p>
          <text:p text:style-name="P125"><text:a xlink:type="simple" xlink:href="#__RefHeading___Toc140_3321037716" text:style-name="Index_20_Link" text:visited-style-name="Index_20_Link">Drivers<text:tab/>24</text:a></text:p>
          <text:p text:style-name="P126"><text:a xlink:type="simple" xlink:href="#__RefHeading___Toc1292_2907795292" text:style-name="Index_20_Link" text:visited-style-name="Index_20_Link">Unifying Interface<text:tab/>24</text:a></text:p>
          <text:p text:style-name="P126"><text:a xlink:type="simple" xlink:href="#__RefHeading___Toc696_2907795292" text:style-name="Index_20_Link" text:visited-style-name="Index_20_Link">Building Drivers<text:tab/>25</text:a></text:p>
          <text:p text:style-name="P126"><text:a xlink:type="simple" xlink:href="#__RefHeading___Toc698_2907795292" text:style-name="Index_20_Link" text:visited-style-name="Index_20_Link">What Drivers Do<text:tab/>26</text:a></text:p>
        </text:index-body>
      </text:table-of-content>
      <text:h text:style-name="P131" text:outline-level="1" text:is-list-header="true"><text:bookmark-start text:name="__RefHeading___Toc4966_2653205419"/>License<text:bookmark-end text:name="__RefHeading___Toc4966_2653205419"/></text:h>
      <text:p text:style-name="P230">Copyright © Joey Qytyku</text:p>
      <text:p text:style-name="P230"/>
      <text:p text:style-name="P234">Public Documentation License</text:p>
      <text:p text:style-name="P235">Copright © Joey Qytyku</text:p>
      <text:p text:style-name="P234">The “text” shall be defined as the data contained by the computer file which contains the copyright text, excluding the license </text:p>
      <text:p text:style-name="P231">The copying and distribution of the text contained within the computer file in which this license is displayed, excluding the license text itself, shall be permitted to all that possess a copy of the text.</text:p>
      <text:p text:style-name="P236"><text:span text:style-name="T508">The right to sell, </text:span><text:span text:style-name="T514">rent, or charge any sort of compensation for the digital copying of th</text:span><text:span text:style-name="T515">e</text:span><text:span text:style-name="T514"> </text:span><text:span text:style-name="T515">text</text:span><text:span text:style-name="T514"> to a client</text:span> <text:span text:style-name="T509">is denied to all possesors of </text:span><text:span text:style-name="T516">a copy of the</text:span><text:span text:style-name="T509"> Text </text:span><text:span text:style-name="T513">and is waived by the holder(s)</text:span>, but <text:span text:style-name="T509">reproduction </text:span>in <text:span text:style-name="T510">a </text:span>physical form such as<text:span text:style-name="T505"> that of a </text:span>book <text:span text:style-name="T506">and </text:span><text:span text:style-name="T511">sale</text:span><text:span text:style-name="T506"> for a profit in that </text:span><text:span text:style-name="T507">form only </text:span><text:span text:style-name="T512">are permitted</text:span>.</text:p>
      <text:p text:style-name="P233">The copyright holder<text:span text:style-name="T493">(s)</text:span> hereby declares <text:span text:style-name="T497">and affirms</text:span> that for the text contained herein, there shall be no warranty, express or implied, or any garauntee for suitability or fitness <text:span text:style-name="T518">or merchantability</text:span> for any purpose, or any<text:span text:style-name="T498"> expectation from the user </text:span><text:span text:style-name="T499">of the Work</text:span><text:span text:style-name="T495"> </text:span><text:span text:style-name="T500">related in any way to </text:span>compensation <text:span text:style-name="T501">in the form </text:span><text:span text:style-name="T502">of</text:span><text:span text:style-name="T495"> </text:span><text:soft-page-break/><text:span text:style-name="T495">capital</text:span> from the holder<text:span text:style-name="T494">(s) </text:span><text:span text:style-name="T496">for any </text:span><text:span text:style-name="T503">harm </text:span><text:span text:style-name="T504">or </text:span><text:span text:style-name="T496">damages </text:span><text:span text:style-name="T517">to persons and property</text:span><text:span text:style-name="T496"> that may result from the adherence to any instructions contained in the work</text:span><text:span text:style-name="T494">.</text:span></text:p>
      <text:p text:style-name="P232"><text:span text:style-name="T519">The holder(s) shall garauntee a </text:span><text:span text:style-name="T522">thirty</text:span><text:span text:style-name="T519"> (30) day grace period in </text:span><text:span text:style-name="T523">the event</text:span><text:span text:style-name="T519"> of </text:span><text:span text:style-name="T520">any violation </text:span><text:span text:style-name="T521">of any provision of this license, </text:span><text:span text:style-name="T522">except in the violation of this clause. </text:span><text:span text:style-name="T524">Should violations persist <text:s/>or negotiations fail, the </text:span><text:span text:style-name="T525">violator may be subject to legal action from the holder(s). </text:span><text:span text:style-name="T526">If it is found that a violation of Copyright law </text:span><text:span text:style-name="T527">could have been committed by the possesor of the Work, </text:span><text:span text:style-name="T528">the license shall withdrawl any rights granted to the violator for a period of </text:span><text:span text:style-name="T529">sixty</text:span><text:span text:style-name="T528"> (</text:span><text:span text:style-name="T529">6</text:span><text:span text:style-name="T528">0) days.</text:span></text:p>
      <text:h text:style-name="P128" text:outline-level="1"><text:bookmark-start text:name="__RefHeading___Toc108_3321037716"/>Introduction<text:bookmark-end text:name="__RefHeading___Toc108_3321037716"/></text:h>
      <text:p text:style-name="P74"><text:tab/>This book <text:span text:style-name="T406">documents the API provided by the OS/90 kernel </text:span><text:span text:style-name="T408">and specifies a number of key interfaces, </text:span><text:span text:style-name="T409">data structures, and behaviors that are expected from certain system components</text:span><text:span text:style-name="T406">. </text:span><text:span text:style-name="T407">For implementation details, consult some of the mardown documents, source code comments, or the journal in the project root directory.</text:span></text:p>
      <text:h text:style-name="P132" text:outline-level="2"><text:bookmark-start text:name="__RefHeading___Toc1919_590801291"/>Why OS/90?<text:bookmark-end text:name="__RefHeading___Toc1919_590801291"/></text:h>
      <text:p text:style-name="P75"><text:tab/>OS/90 was originally an OS designed for retro computers with i386 or better processors, but the 90 eventually lost its meaning as the focus shifted from the decade of computer hardware to the design of the OS itself and the principles underlying it. OS/90 is now a sort of paravirtualization software stack that is theoretically capable of running software for any 32-bit x86 operating system <text:span text:style-name="T257">as well as various 16-bit systems</text:span>. <text:span text:style-name="T258">This it does with under 2MB of memory.</text:span></text:p>
      <text:p text:style-name="P75"><text:tab/>OS/90 <text:span text:style-name="T258">is a rebellion. </text:span><text:span text:style-name="T259">It spits on the “layered design,” ACPI, and even the UNIX </text:span><text:span text:style-name="T261">philosophy</text:span><text:span text:style-name="T259">. </text:span><text:span text:style-name="T260">It is a mutiny against decades-old tradition and technological modernity at the same time. </text:span><text:span text:style-name="T405">On the other hand, it is not necessary to be part of my “revolution” of sorts because OS/90 has some legitimate niche use cases.</text:span></text:p>
      <text:p text:style-name="P75"><text:span text:style-name="T262"><text:tab/>OS/90 </text:span><text:span text:style-name="T264">is viable </text:span><text:span text:style-name="T262">for x86 embedded applications and allows for very direct control over hardware. </text:span><text:span text:style-name="T263">The modular design means it can be adjusted to fit many different types of computers, including embedded systems. </text:span><text:span text:style-name="T411">OS/90 is also good for</text:span></text:p>
      <text:h text:style-name="Heading_20_2" text:outline-level="2"><text:bookmark-start text:name="__RefHeading___Toc1286_2907795292"/><text:soft-page-break/>Getting Started<text:bookmark-end text:name="__RefHeading___Toc1286_2907795292"/></text:h>
      <text:p text:style-name="P76"><text:tab/>The OS/90 SDK is essentially the entire source repository. <text:span text:style-name="T209">Typing “./Build.sh” will compile all drivers, kernel, and any userspace-related software; and run it inside of Bochs. </text:span><text:span text:style-name="T210">The version of Bochs must have support for the port E9 hack and all the debugging features. </text:span><text:span text:style-name="T211">DOSBox is </text:span><text:span text:style-name="T212">also </text:span><text:span text:style-name="T211">required for building because it is used to copy the generated files into the FAT filesystem.</text:span></text:p>
      <text:p text:style-name="P77"><text:tab/>The build system is configured for my cross-compiler and bootable disk image. <text:span text:style-name="T213">Using a different disk image is a total pain. Getting the CHS parameters in DOSBox and in Bochs to both be correct is a challenge; </text:span><text:span text:style-name="T216">possible</text:span><text:span text:style-name="T214">, there is a discrepancy between the CHS parameters used by the </text:span><text:span text:style-name="T215">Bochs </text:span><text:span text:style-name="T214">BIOS </text:span><text:span text:style-name="T215">and the fake geometry of a non-CHS disk.</text:span></text:p>
      <text:p text:style-name="P78"><text:tab/>The cross compiler must be specially build for generating kernel code and nothing else. <text:span text:style-name="T293">Using the built-in system GCC will likely generate incorrect code. </text:span><text:span text:style-name="T294">GCC is required </text:span><text:span text:style-name="T419">for the kernel and </text:span><text:span text:style-name="T420">probably is for </text:span><text:span text:style-name="T421">drivers as well.</text:span></text:p>
      <text:p text:style-name="P78"><text:tab/>Just send me an email and I can send any necessary software, <text:span text:style-name="T217">as the MS-DOS image </text:span><text:span text:style-name="T412">contains </text:span><text:span text:style-name="T217">proprietary </text:span><text:span text:style-name="T412">software </text:span><text:span text:style-name="T413">and cannot be </text:span><text:span text:style-name="T414">copied publicly</text:span><text:span text:style-name="T217">.</text:span></text:p>
      <text:h text:style-name="P133" text:outline-level="2"><text:bookmark-start text:name="__RefHeading___Toc668_2907795292"/>Components<text:bookmark-end text:name="__RefHeading___Toc668_2907795292"/></text:h>
      <text:p text:style-name="P69">The OS/90 kernel API has the following distinct <text:span text:style-name="T402">components</text:span> and uses a DOOM-style prefix to indicate its membership:</text:p>
      <text:list xml:id="list3463699890" text:style-name="L1">
        <text:list-item>
          <text:p text:style-name="P146">Scheduler (S_)</text:p>
        </text:list-item>
        <text:list-item>
          <text:p text:style-name="P146">Memory manager (M_)</text:p>
        </text:list-item>
        <text:list-item>
          <text:p text:style-name="P147">Driver loading and communication (D_)</text:p>
        </text:list-item>
        <text:list-item>
          <text:p text:style-name="P147">SV86 (<text:span text:style-name="T136">V_</text:span>)</text:p>
        </text:list-item>
        <text:list-item>
          <text:p text:style-name="P148">Early <text:span text:style-name="T403">text </text:span>IO (E_)</text:p>
        </text:list-item>
        <text:list-item>
          <text:p text:style-name="P149">Debugging (none)</text:p>
        </text:list-item>
        <text:list-item>
          <text:p text:style-name="P150">IO Manager (IO_)</text:p>
        </text:list-item>
        <text:list-item>
          <text:p text:style-name="P151">Miscelaneous (Z_)</text:p>
        </text:list-item>
      </text:list>
      <text:h text:style-name="Heading_20_2" text:outline-level="2"><text:bookmark-start text:name="__RefHeading___Toc670_2907795292"/>Finding Help<text:bookmark-end text:name="__RefHeading___Toc670_2907795292"/></text:h>
      <text:p text:style-name="P102">This handbook is the most authoritative and up-to-date documentation on the OS/90 kernel API. <text:span text:style-name="T135">If there are any questions, email </text:span><text:a xlink:type="simple" xlink:href="mailto:joey.qytyku@gmail.com" text:style-name="Internet_20_link" text:visited-style-name="Visited_20_Internet_20_Link"><text:span text:style-name="T135">joey.qytyku@gmail.com</text:span></text:a><text:span text:style-name="T135"> for information.</text:span></text:p>
      <text:h text:style-name="P129" text:outline-level="1"><text:bookmark-start text:name="__RefHeading___Toc343_1733416379"/><text:soft-page-break/>Application Binary Interface<text:bookmark-end text:name="__RefHeading___Toc343_1733416379"/></text:h>
      <text:p text:style-name="P94"><text:tab/>The OS/90 kernel uses a 4-byte aligned stack, <text:span text:style-name="T49">stdcall </text:span><text:span text:style-name="T55">stack </text:span><text:span text:style-name="T49">conventions, regparm for the first three arguments, and</text:span><text:span text:style-name="T50"> EBX </text:span><text:span text:style-name="T56">and</text:span><text:span text:style-name="T51"> EBP</text:span><text:span text:style-name="T50"> </text:span><text:span text:style-name="T51">are</text:span><text:span text:style-name="T50"> callee saved register</text:span><text:span text:style-name="T51">s</text:span><text:span text:style-name="T50">. </text:span><text:span text:style-name="T52">When using stdcall, cdecl stack conventions are automatically used when functions are variadic. </text:span><text:span text:style-name="T53">Register arguments are passed the following order: </text:span><text:span text:style-name="T54">EAX, EDX, ECX. The rest go to the stack </text:span><text:span text:style-name="T415">in the standard cdecl order. </text:span><text:span text:style-name="T416">It was determined through experimentation that this configuration reduces code size and improves performance.</text:span></text:p>
      <text:p text:style-name="P94"><text:tab/><text:span text:style-name="T417">Other aspects of the ABI are reserved to the compiler </text:span><text:span text:style-name="T418">to decide. The kernel will never use in a manner exposed to related software any interfaces that include anything that could lead to incompatibility between compiler </text:span><text:span text:style-name="T422">versions </text:span><text:span text:style-name="T423">or </text:span><text:span text:style-name="T424">additional </text:span><text:span text:style-name="T423">parameters </text:span><text:span text:style-name="T424">beside the required ones </text:span><text:span text:style-name="T425">(e.g. bit fields will never be used for a struct</text:span><text:span text:style-name="T426">ure</text:span><text:span text:style-name="T425">)</text:span><text:span text:style-name="T424">.</text:span></text:p>
      <text:p text:style-name="P94"><text:tab/><text:span text:style-name="T434">A few environment-related specifications exist. As mentioned later, kernel mode stacks are 2,048 bytes long </text:span><text:span text:style-name="T435">and overflows could possibly cause fatal errors. </text:span><text:span text:style-name="T436">Consider passing “fconserve-stack” </text:span><text:span text:style-name="T437">to reduce stack usage.</text:span></text:p>
      <text:h text:style-name="Heading_20_1" text:outline-level="1"><text:bookmark-start text:name="__RefHeading___Toc110_3321037716"/>Scheduler<text:bookmark-end text:name="__RefHeading___Toc110_3321037716"/></text:h>
      <text:p text:style-name="P2">The scheduler is made up of the following components:</text:p>
      <text:list xml:id="list610642967" text:style-name="L2">
        <text:list-item>
          <text:p text:style-name="P152">Task scheduling</text:p>
        </text:list-item>
        <text:list-item>
          <text:p text:style-name="P152">Interrupt requests</text:p>
        </text:list-item>
        <text:list-item>
          <text:p text:style-name="P152">Exception dispatching</text:p>
        </text:list-item>
        <text:list-item>
          <text:p text:style-name="P152">Supervisor virtual 8086 mode (SV86)</text:p>
        </text:list-item>
      </text:list>
      <text:h text:style-name="Heading_20_2" text:outline-level="2"><text:bookmark-start text:name="__RefHeading___Toc672_2907795292"/>Context Types<text:bookmark-end text:name="__RefHeading___Toc672_2907795292"/></text:h>
      <text:p text:style-name="P17">Understanding the OS/90 scheduler requires knowing the meaning of a context. In OS/90, a context is the machine state of a thread of execution which may be <text:span text:style-name="T173">currently in execution, </text:span>entered, exited, or switched to another. <text:span text:style-name="T105">Contexts are </text:span><text:span text:style-name="T108">described by </text:span><text:span text:style-name="T106">types in OS/90 </text:span><text:span text:style-name="T107">based on how the scheduler interacts with them.</text:span></text:p>
      <text:p text:style-name="P19">Functions provided by the kernel are specified to work in certain contexts.</text:p>
      <text:p text:style-name="P18">TI: Interrupt handler. <text:span text:style-name="T109">Entered by external IRQ</text:span>. Interrupts are OFF <text:span text:style-name="T102">and only approved functions may be used, </text:span><text:span text:style-name="T103">and those </text:span><text:soft-page-break/><text:span text:style-name="T103">must be reentrant </text:span><text:span text:style-name="T104">or CLI/STI guarded. </text:span><text:span text:style-name="T170">Preemption off. </text:span><text:span text:style-name="T201">May never give control to any code made for other contexts.</text:span></text:p>
      <text:p text:style-name="P17">T0: A voluntary interrupts disabled section entered from T1 or T2 <text:span text:style-name="T110">by disabling interrupts. </text:span><text:span text:style-name="T171">Preemption off.</text:span></text:p>
      <text:p text:style-name="P17">T1: Preemption is disabled <text:span text:style-name="T111">but interrupts remain the same. Entered by</text:span></text:p>
      <text:p text:style-name="P44">T2: Preemption <text:span text:style-name="T112">and interrupts are</text:span> on. Mutexes are safe.</text:p>
      <text:p text:style-name="P35">There are exceptions to these rules. For example, IRQ#13 is more of a trap or system entry than an actual IRQ since it is a synch<text:span text:style-name="T113">r</text:span>onous event caused only by user <text:span text:style-name="T172">mode</text:span>.</text:p>
      <text:p text:style-name="P45">TI, T0 and T1 <text:span text:style-name="T174">are preemption-off contexts.</text:span></text:p>
      <text:p text:style-name="P43">T0, T1, and T2 are thread local contexts. This means that yielding to another task from an interrupts off section is perfectly possible. <text:span text:style-name="T235">The preemption counter is local to each process, so yielding from a preemption off thread will cause</text:span>. <text:span text:style-name="T234">TI is not a schedulable context.</text:span></text:p>
      <text:h text:style-name="Heading_20_2" text:outline-level="2"><text:bookmark-start text:name="__RefHeading___Toc674_2907795292"/><text:span text:style-name="T175">Concurrency</text:span> Safety Guidelines<text:bookmark-end text:name="__RefHeading___Toc674_2907795292"/></text:h>
      <text:p text:style-name="P96">OS/90 has a fully preemptible kernel <text:span text:style-name="T175">and almost everything is subject to the rules of </text:span><text:span text:style-name="T176">concurrency.</text:span></text:p>
      <text:p text:style-name="P95">All memory <text:span text:style-name="T196">pages are</text:span> locked in OS/90 <text:span text:style-name="T197">by default, </text:span><text:span text:style-name="T198">especially with the kernel</text:span><text:span text:style-name="T195">. </text:span><text:span text:style-name="T196">Ensure that locked </text:span><text:span text:style-name="T197">memory is used for </text:span><text:span text:style-name="T198">kernel mode stacks and code, </text:span><text:span text:style-name="T199">most importantly when dealing with </text:span><text:span text:style-name="T200">interrupt service routines.</text:span></text:p>
      <text:p text:style-name="P97">IMPORTANT: If any API function takes a <text:span text:style-name="T427">pointer, that memory address passed must be in locked memory. </text:span><text:span text:style-name="T428">If a function returns a pointer, never perform any operation that changes the page </text:span><text:span text:style-name="T429">attributes </text:span><text:span text:style-name="T430">unless explicitly permitted. </text:span><text:span text:style-name="T432">In short</text:span><text:span text:style-name="T431">, don’t act goofy </text:span><text:span text:style-name="T433">with pointers</text:span><text:span text:style-name="T431">.</text:span></text:p>
      <text:h text:style-name="Heading_20_2" text:outline-level="2"><text:bookmark-start text:name="__RefHeading___Toc134_3321037716"/><text:span text:style-name="T11">TASK</text:span> Structure<text:bookmark-end text:name="__RefHeading___Toc134_3321037716"/></text:h>
      <text:p text:style-name="P98">In complete contradiction to common practice, OS/90 has a public task block structure with plenty of garauntees of proper behavior when doing so, but with some requirements. The TASK structure uses some fields internally and such fields may change in meaning. The only ones that C code should eve<text:span text:style-name="T13">r</text:span> access are the ones without underscores in the names. <text:span text:style-name="T8">Furthermore, a task cannot be executed unless it has been properly prepared by the scheduler.</text:span></text:p>
      <text:p text:style-name="P99"><text:soft-page-break/>TASK structure <text:span text:style-name="T43">fields that are defined never move, </text:span><text:span text:style-name="T44">so all code that accesses the task structure is binary compatible.</text:span></text:p>
      <text:p text:style-name="P100">Task blocks never move <text:span text:style-name="T9">and are implicitly 4KB in size, with 2K being reserved to the scheduler and the subsystem block. 2K is for the defined stack, but an overflow may not always be fatal</text:span>.</text:p>
      <text:p text:style-name="P100">Task IDs exist as mere pointers, <text:span text:style-name="T10">and functions that operate on tasks usually take a PTASK. </text:span><text:span text:style-name="T12">The pointer is valid so long as the task is not terminated explicitly.</text:span></text:p>
      <text:p text:style-name="P101">Casting a PTASK to PSTDREGS is sufficient for accessing the registers in all circumstances.</text:p>
      <text:h text:style-name="Heading_20_2" text:outline-level="2"><text:bookmark-start text:name="__RefHeading___Toc676_2907795292"/>Scheduler Hook<text:span text:style-name="T179">s</text:span><text:bookmark-end text:name="__RefHeading___Toc676_2907795292"/></text:h>
      <text:h text:style-name="P134" text:outline-level="2"><text:bookmark-start text:name="__RefHeading___Toc136_3321037716"/>Task Management<text:bookmark-end text:name="__RefHeading___Toc136_3321037716"/></text:h>
      <text:p text:style-name="P49">The task management interface comprises of <text:span text:style-name="T295">these </text:span>callable procedures.</text:p>
      <text:p text:style-name="P31">Listing:</text:p>
      <text:list xml:id="list3657306393" text:style-name="L3">
        <text:list-item>
          <text:p text:style-name="P154"><text:bookmark-start text:name="__RefHeading___Toc345_17334163791"/>GET_CURRENT_TASK<text:bookmark-end text:name="__RefHeading___Toc345_17334163791"/></text:p>
        </text:list-item>
        <text:list-item>
          <text:p text:style-name="P154">VOID KTHREAD_PROC(PVOID arg<text:span text:style-name="T183">s</text:span>)</text:p>
        </text:list-item>
        <text:list-item>
          <text:p text:style-name="P155">VOID S_Terminate(PTASK pt)</text:p>
        </text:list-item>
        <text:list-item>
          <text:p text:style-name="P156">VOID S_ExecKernelThread(<text:span text:style-name="T184">KTHREAD_PROC </text:span><text:span text:style-name="T185">kp, </text:span><text:span text:style-name="T186">PVOID </text:span><text:span text:style-name="T187">pass_</text:span><text:span text:style-name="T188">args</text:span>)</text:p>
        </text:list-item>
        <text:list-item>
          <text:p text:style-name="P157"><text:span text:style-name="T218">PTASK</text:span> <text:span text:style-name="T218">S_NewTask(VOID);</text:span></text:p>
        </text:list-item>
        <text:list-item>
          <text:p text:style-name="P158">VOID S_Yield(VOID)</text:p>
        </text:list-item>
        <text:list-item>
          <text:p text:style-name="P159"><text:span text:style-name="T190">VOID </text:span>S_Sched(PTASK pt)</text:p>
        </text:list-item>
        <text:list-item>
          <text:p text:style-name="P160">VOID S_Deactivate(PTASK pt)</text:p>
        </text:list-item>
        <text:list-item>
          <text:p text:style-name="P161">VOID S_PreemptOff(VOID)</text:p>
        </text:list-item>
        <text:list-item>
          <text:p text:style-name="P161">VOID S_PreemptOn(<text:span text:style-name="T296">VOID</text:span>)</text:p>
        </text:list-item>
        <text:list-item>
          <text:p text:style-name="P162">VOID S_IntsOn(VOID)</text:p>
        </text:list-item>
        <text:list-item>
          <text:p text:style-name="P162">VOID S_IntsOff(VOID);</text:p>
        </text:list-item>
        <text:list-item>
          <text:p text:style-name="P163">BOOL S_TaskInKernel(PTASK pt)</text:p>
        </text:list-item>
      </text:list>
      <text:h text:style-name="Heading_20_3" text:outline-level="3"><text:bookmark-start text:name="__RefHeading___Toc345_1733416379"/>GET_CURRENT_TASK<text:bookmark-end text:name="__RefHeading___Toc345_1733416379"/></text:h>
      <text:p text:style-name="P9">This is NOT a real <text:span text:style-name="T39">kernel </text:span>function, but a static inline. It gives the address of the task block of the currently running task.</text:p>
      <text:p text:style-name="P36"><text:soft-page-break/><text:span text:style-name="T45">I</text:span>t is paramout to not change the stack in <text:span text:style-name="T41">a </text:span>kernel mode <text:span text:style-name="T41">task </text:span>whatsoever <text:span text:style-name="T40">beyond what is given by the kernel. </text:span><text:span text:style-name="T42">Doing so would make it impossible to find the current task. </text:span><text:span text:style-name="T46">If more stack space is needed, disable preemption and change it </text:span><text:span text:style-name="T47">only within that section.</text:span></text:p>
      <text:h text:style-name="Heading_20_3" text:outline-level="3"><text:bookmark-start text:name="__RefHeading___Toc678_2907795292"/>KTHREAD_PROC<text:bookmark-end text:name="__RefHeading___Toc678_2907795292"/></text:h>
      <text:p text:style-name="P37">Exiting the thread and terminating it is done by simply returning. <text:span text:style-name="T189">This </text:span><text:span text:style-name="T192">will self terminate. </text:span><text:span text:style-name="T193">If in deeper procedure levels, use S_SelfTerminate.</text:span></text:p>
      <text:h text:style-name="Heading_20_3" text:outline-level="3"><text:bookmark-start text:name="__RefHeading___Toc680_2907795292"/><text:span text:style-name="T194">S_</text:span>ExecKernelThread<text:bookmark-end text:name="__RefHeading___Toc680_2907795292"/></text:h>
      <text:p text:style-name="P38">Execute a thread of type KTHREAD_PROC. <text:span text:style-name="T282">The scheduler will switch to it.</text:span></text:p>
      <text:h text:style-name="P141" text:outline-level="3"><text:bookmark-start text:name="__RefHeading___Toc682_2907795292"/>S_Yield<text:bookmark-end text:name="__RefHeading___Toc682_2907795292"/></text:h>
      <text:p text:style-name="P23">Use up all time slices and switch to next available task. <text:span text:style-name="T237">This works with preemption off.</text:span></text:p>
      <text:h text:style-name="Heading_20_3" text:outline-level="3"><text:bookmark-start text:name="__RefHeading___Toc684_2907795292"/>S_Sched<text:bookmark-end text:name="__RefHeading___Toc684_2907795292"/></text:h>
      <text:p text:style-name="P46"><text:span text:style-name="T251">Place task in the schedule</text:span><text:span text:style-name="T252">d </text:span><text:span text:style-name="T253">task</text:span><text:span text:style-name="T251"> chain and s</text:span>witch to a <text:span text:style-name="T191">specific </text:span>task immediately. <text:span text:style-name="T255">This w</text:span><text:span text:style-name="T254">orks for tasks that are already scheduled.</text:span></text:p>
      <text:p text:style-name="P47">Internally works by removing that task from the list and re-inserting it directly after the current task, <text:span text:style-name="T236">and follows this with a yield to switch to the task.</text:span></text:p>
      <text:h text:style-name="Heading_20_3" text:outline-level="3"><text:bookmark-start text:name="__RefHeading___Toc1288_2907795292"/><text:span text:style-name="T222">S_</text:span>Deactivate<text:bookmark-end text:name="__RefHeading___Toc1288_2907795292"/></text:h>
      <text:p text:style-name="P41">Prevents the task from running. <text:span text:style-name="T223">Internally it chops out the task block from the linked list. </text:span><text:span text:style-name="T224">NEVER CALL ON THE CURRENT </text:span><text:span text:style-name="T226">TASK</text:span><text:span text:style-name="T224">. </text:span><text:span text:style-name="T225">Self-deactivation makes no sense because another </text:span><text:span text:style-name="T226">task</text:span><text:span text:style-name="T225"> would have to reschedue it, </text:span><text:span text:style-name="T226">which is pointless when that other task could also deal with deactivating it. </text:span><text:span text:style-name="T228">D</text:span><text:span text:style-name="T227">oing so would </text:span><text:span text:style-name="T228">also </text:span><text:span text:style-name="T227">make it impossible for the scheduler to know which task is next.</text:span></text:p>
      <text:h text:style-name="Heading_20_3" text:outline-level="3"><text:bookmark-start text:name="__RefHeading___Toc1921_590801291"/>S_PreemptOn, <text:s/>S_PreemptOff<text:bookmark-end text:name="__RefHeading___Toc1921_590801291"/></text:h>
      <text:p text:style-name="P51">Enable or disable preemption while the current task remains current. Count is maintained. <text:span text:style-name="T238">This can be used to </text:span><text:span text:style-name="T240">enter</text:span><text:span text:style-name="T238"> critical section</text:span><text:span text:style-name="T239">s</text:span><text:span text:style-name="T238"> with only voluntary preemption.</text:span></text:p>
      <text:p text:style-name="P53"><text:soft-page-break/>This was added in order to make contexts truly self-containing <text:span text:style-name="T300">without limiting the capabilities of the scheduler.</text:span></text:p>
      <text:h text:style-name="Heading_20_3" text:outline-level="3"><text:bookmark-start text:name="__RefHeading___Toc1923_590801291"/>S_IntsOn, <text:s/>S_IntsO<text:span text:style-name="T297">ff</text:span><text:bookmark-end text:name="__RefHeading___Toc1923_590801291"/></text:h>
      <text:p text:style-name="P52">Tasks maintain an interrupt counter as with preemption. While interrupts can be enabled on disabled using the macros provided by basicatomic, <text:span text:style-name="T298">this is the recommended function. </text:span><text:span text:style-name="T299">It does not tell the compiler that the flags register was clobbered and does not require the use of automatic variables.</text:span></text:p>
      <text:h text:style-name="Heading_20_3" text:outline-level="3"><text:bookmark-start text:name="__RefHeading___Toc1925_590801291"/>S_TaskInKernel<text:bookmark-end text:name="__RefHeading___Toc1925_590801291"/></text:h>
      <text:p text:style-name="P48">Returns 1 if the task is in kernel mode. <text:span text:style-name="T281">Redundant for the current task </text:span><text:span text:style-name="T301">because it obviously is in the kernel if it is calling this.</text:span></text:p>
      <text:h text:style-name="Heading_20_3" text:outline-level="3"><text:bookmark-start text:name="__RefHeading___Toc1927_590801291"/>S_Terminate<text:bookmark-end text:name="__RefHeading___Toc1927_590801291"/></text:h>
      <text:p text:style-name="P50">Terminates a<text:span text:style-name="T283">ny</text:span> task and deallocates the task block.</text:p>
      <text:h text:style-name="P135" text:outline-level="2"><text:bookmark-start text:name="__RefHeading___Toc112_3321037716"/>Virtual 8086 Mode<text:bookmark-end text:name="__RefHeading___Toc112_3321037716"/></text:h>
      <text:p text:style-name="P3">OS/90 can make calls to DOS, BIOS, and 16-bit drivers using the INT interface, and permits drivers to capture requests to 16-bit software and implement feature in a concurrent 32-bit environment.</text:p>
      <text:p text:style-name="P5"><text:span text:style-name="T33">SV86 is a non-preemptible context in which virtual 8086 mode is given special privileges to run as if it were true real mode. </text:span><text:span text:style-name="T34">IO instructions execute directly </text:span><text:span text:style-name="T35">and INT/IRET are emulated differently. </text:span><text:span text:style-name="T36">It can recursively execute a virtual INT as with </text:span><text:span text:style-name="T2">INTxH, </text:span><text:span text:style-name="T36">and hooks apply each time.</text:span></text:p>
      <text:p text:style-name="P54">This has NOTHING to do with <text:span text:style-name="T303">multitasking </text:span>DOS programs and how they handle <text:span text:style-name="T304">INT calls</text:span>. <text:span text:style-name="T302">The DOS subsystem, and any subsystem for that matter, has the full authority to decide if it will handle a ring-3 system entry by calling V86. This is a driver-level interface that allows for the reimplementation of real mode software in protected mode.</text:span></text:p>
      <text:p text:style-name="P2">Listing:</text:p>
      <text:list xml:id="list2696388360" text:style-name="L4">
        <text:list-item>
          <text:p text:style-name="P153">VOID <text:span text:style-name="T221">V</text:span><text:span text:style-name="T180">_</text:span>INTxH(<text:span text:style-name="T58">BYTE vector, PSTDREGS regs</text:span>)</text:p>
        </text:list-item>
        <text:list-item>
          <text:p text:style-name="P153">VOID <text:span text:style-name="T221">V</text:span><text:span text:style-name="T180">_</text:span>HookINTxH(BYTE vector, V86HND hnew, V86HND *out_prev)</text:p>
        </text:list-item>
      </text:list>
      <text:h text:style-name="Heading_20_3" text:outline-level="3"><text:bookmark-start text:name="__RefHeading___Toc114_3321037716"/><text:soft-page-break/>V86HND<text:bookmark-end text:name="__RefHeading___Toc114_3321037716"/></text:h>
      <text:p text:style-name="P4">This function pointer type returns itself, or at least a type compatible with itself. <text:span text:style-name="T14">It takes a PSTDREGS.</text:span></text:p>
      <text:p text:style-name="P34">CONTEXT: <text:span text:style-name="T169">M</text:span><text:span text:style-name="T177">a</text:span><text:span text:style-name="T169">y </text:span>be T012 <text:span text:style-name="T168">upon invokation</text:span>.</text:p>
      <text:h text:style-name="Heading_20_3" text:outline-level="3"><text:bookmark-start text:name="__RefHeading___Toc116_3321037716"/><text:span text:style-name="T182">V</text:span><text:span text:style-name="T180">_</text:span>HookINTxH<text:bookmark-end text:name="__RefHeading___Toc116_3321037716"/></text:h>
      <text:p text:style-name="P33"><text:span text:style-name="T167">CONTEXT</text:span>: <text:span text:style-name="T166">T012</text:span></text:p>
      <text:p text:style-name="P2">Changes the current SV86 handler <text:span text:style-name="T3">for that vector and outputs it to [out_prev]. </text:span><text:span text:style-name="T4">To chain properly, the new handler must </text:span><text:span text:style-name="T5">call the one it replaced.</text:span></text:p>
      <text:p text:style-name="P6">Hooks should be applied when the driver is starting up to whatever vector it needs to control. <text:span text:style-name="T6">It is not recommended to do this during runtime. V86 handlers also cannot be modified within a V86HND procedure.</text:span></text:p>
      <text:p text:style-name="P7">The general procedure of a hook <text:span text:style-name="T7">procedure is to check the appropriate registers to figure out if the driver has “jurisdiction” over this INT call; return the next handler address to pass to previous hook, return (PVOID)(1) to automatically reflect to real mode (not recommended) or return NULL to consume the INT and finish.</text:span></text:p>
      <text:p text:style-name="P32">The correct segment register set to use is the one with v86 prefixes, <text:span text:style-name="T15">though </text:span><text:span text:style-name="T16">it would not have mattered. </text:span><text:span text:style-name="T17">Simply using the name without anything else </text:span><text:span text:style-name="T18">will work too</text:span><text:span text:style-name="T17">.</text:span></text:p>
      <text:h text:style-name="Heading_20_3" text:outline-level="3"><text:bookmark-start text:name="__RefHeading___Toc138_3321037716"/><text:span text:style-name="T182">V</text:span><text:span text:style-name="T181">_</text:span>INTxH<text:bookmark-end text:name="__RefHeading___Toc138_3321037716"/></text:h>
      <text:p text:style-name="P85">CONTEXT: T012</text:p>
      <text:p text:style-name="P86">STACK SPACE: Significant, ~256 bytes</text:p>
      <text:p text:style-name="P87"><text:span text:style-name="T24"><text:tab/>This is the general purpose V86 call interface</text:span>. <text:span text:style-name="T25">It c</text:span>all<text:span text:style-name="T25">s </text:span>a SV86 handler <text:span text:style-name="T20">with hooks </text:span><text:span text:style-name="T26">and returns nothing. </text:span><text:span text:style-name="T27">The PSTDREGS argument is used as input and output, so save the input if it is still needed after execution.</text:span></text:p>
      <text:p text:style-name="P88"><text:tab/>If the stack <text:span text:style-name="T22">pointer</text:span> <text:span text:style-name="T21">provided</text:span> is ZERO (which is certainly invalid <text:span text:style-name="T23">on </text:span><text:span text:style-name="T22">80x86</text:span>), <text:span text:style-name="T23">a stack will be provided automatically and is garaunteed to be 1024 bytes long. </text:span><text:span text:style-name="T28">It is </text:span><text:span text:style-name="T29">VERY</text:span><text:span text:style-name="T28"> important to set ESP to zero if this is desired. </text:span><text:span text:style-name="T30">Using whatever garbage is in the stack from previous calls with the structure or anything else is likely to cause a fatal error. </text:span><text:span text:style-name="T37">To not think about this, simply use INIT_V86</text:span><text:span text:style-name="T38">R </text:span><text:span text:style-name="T48">to initialize the structure</text:span><text:span text:style-name="T38">.</text:span></text:p>
      <text:p text:style-name="P89"><text:soft-page-break/><text:tab/>The DOS subsystem has its own function <text:span text:style-name="T286">for hooking user-level INT calls which should be used for implementing anything that is actually DOS-level</text:span></text:p>
      <text:p text:style-name="P90">FYI: floating point operation<text:span text:style-name="T32">s</text:span> can at no point be done in a V86 handler. <text:span text:style-name="T31">Period.</text:span></text:p>
      <text:h text:style-name="Heading_20_3" text:outline-level="3"><text:bookmark-start text:name="__RefHeading___Toc1929_590801291"/>V_<text:span text:style-name="T265">SV86Call</text:span><text:bookmark-end text:name="__RefHeading___Toc1929_590801291"/></text:h>
      <text:p text:style-name="P83"><text:tab/>Sometimes it is necessary to make direct calls to real mode without <text:span text:style-name="T266">capturing. </text:span><text:span text:style-name="T267">Subsequent calls </text:span><text:span text:style-name="T268">to the INT instruction are not captured either.</text:span></text:p>
      <text:p text:style-name="P83"><text:span text:style-name="T404"><text:tab/>This has limited applications. One example is a driver that uses an EMS card as a ramdisk </text:span><text:span text:style-name="T269">that needs to call the DOS EMS driver.</text:span></text:p>
      <text:p text:style-name="P84"><text:tab/>The implementation of this will lead to execution in either in SV86 real mode or a preemption-off <text:span text:style-name="T271">#GP exception handler. </text:span><text:span text:style-name="T284">T2 is never entered, and therefore, the system can safely detach the V86 hook procedure for the requested INT </text:span><text:span text:style-name="T285">in a T1 and call V_INTxH.</text:span></text:p>
      <text:h text:style-name="P136" text:outline-level="2"><text:bookmark-start text:name="__RefHeading___Toc1931_590801291"/>Interrupt Requests<text:bookmark-end text:name="__RefHeading___Toc1931_590801291"/></text:h>
      <text:p text:style-name="P79">Interrupt requests are owned by a <text:span text:style-name="T350">single </text:span>driver <text:span text:style-name="T351">or by none to indicate reflection to real mode. Interrupts that are not used by 32-bit software are reflected </text:span><text:span text:style-name="T352">by switching to actual real mode.</text:span></text:p>
      <text:p text:style-name="P60">Interrupt service routines are always passed a pointer to the interrupt frame.</text:p>
      <text:p text:style-name="P21">Listing:</text:p>
      <text:list xml:id="list2235557594" text:style-name="L5">
        <text:list-item>
          <text:p text:style-name="P164">VOID ISR(PSTDREGS regs, <text:span text:style-name="T229">LONG error</text:span>)</text:p>
        </text:list-item>
        <text:list-item>
          <text:p text:style-name="P164">SHORT GetIrqMask(VOID)</text:p>
        </text:list-item>
        <text:list-item>
          <text:p text:style-name="P164">ISR GetStage2ISR(VOID)</text:p>
        </text:list-item>
        <text:list-item>
          <text:p text:style-name="P164">VOID SetStage2ISR(ISR)</text:p>
        </text:list-item>
        <text:list-item>
          <text:p text:style-name="P165">VOID SetIrqOwner<text:span text:style-name="T232">Driver</text:span>Name<text:span text:style-name="T232">(PBYTE name)</text:span></text:p>
        </text:list-item>
      </text:list>
      <text:h text:style-name="Heading_20_3" text:outline-level="3"><text:bookmark-start text:name="__RefHeading___Toc1933_590801291"/>GetStage2ISR, <text:s/>SetStage2ISR<text:bookmark-end text:name="__RefHeading___Toc1933_590801291"/></text:h>
      <text:p text:style-name="P80"><text:tab/>Get or set the high-level ISR. <text:span text:style-name="T230">The ISR is NULL if there is no handler assigned. </text:span><text:span text:style-name="T231">A masked IRQ is also evidence of the lack of a high-level handler.</text:span></text:p>
      <text:h text:style-name="Heading_20_3" text:outline-level="3"><text:bookmark-start text:name="__RefHeading___Toc1935_590801291"/><text:soft-page-break/>GetIrqMask<text:bookmark-end text:name="__RefHeading___Toc1935_590801291"/></text:h>
      <text:p text:style-name="P81"><text:tab/>Returns a 16-bit mask value indicating which interrupts are off, beginning with IRQ#0 at bit position 0.</text:p>
      <text:h text:style-name="Heading_20_3" text:outline-level="3"><text:bookmark-start text:name="__RefHeading___Toc1937_590801291"/>SetIrqMask<text:bookmark-end text:name="__RefHeading___Toc1937_590801291"/></text:h>
      <text:p text:style-name="P82"><text:tab/>Change the mask register.</text:p>
      <text:h text:style-name="Heading_20_3" text:outline-level="3"><text:bookmark-start text:name="__RefHeading___Toc1939_590801291"/>SetIrqOwner<text:span text:style-name="T232">Driver</text:span>Name<text:bookmark-end text:name="__RefHeading___Toc1939_590801291"/></text:h>
      <text:p text:style-name="P91"><text:tab/>Use this before changing the ISR.</text:p>
      <text:h text:style-name="Heading_20_2" text:outline-level="2" text:is-list-header="true"><text:bookmark-start text:name="__RefHeading___Toc688_2907795292"/>Advanced Synchronization<text:bookmark-end text:name="__RefHeading___Toc688_2907795292"/></text:h>
      <text:p text:style-name="P92"><text:tab/>OS/90 provides advanced features for syncrhonization in a way that favors power efficiency and maximizes system throughput. <text:span text:style-name="T256">It is highly recommended that drivers use the improved atomic API rather than the macros in basicatomic.h.</text:span></text:p>
      <text:p text:style-name="P93"><text:tab/>The spinlock functions that do not use idling are safe to use in T1 <text:span text:style-name="T270">because they yield to the next task</text:span>.</text:p>
      <text:p text:style-name="P39">Listing:</text:p>
      <text:list xml:id="list3216683222" text:style-name="L6">
        <text:list-item>
          <text:p text:style-name="P167">VOID MutexLock(PLONG lock)</text:p>
        </text:list-item>
        <text:list-item>
          <text:p text:style-name="P168">VOID MutexUnlock(PLONG lock)</text:p>
        </text:list-item>
        <text:list-item>
          <text:p text:style-name="P166"><text:span text:style-name="T219">VOID MutexLock</text:span><text:span text:style-name="T220">WithIdle</text:span><text:span text:style-name="T219">(PLONG lock)</text:span></text:p>
        </text:list-item>
        <text:list-item>
          <text:p text:style-name="P169">VOID MutexUnlock<text:span text:style-name="T220">WithIdle</text:span>(PLONG lock)</text:p>
        </text:list-item>
      </text:list>
      <text:h text:style-name="Heading_20_1" text:outline-level="1"><text:bookmark-start text:name="__RefHeading___Toc118_3321037716"/>Memory Manager<text:bookmark-end text:name="__RefHeading___Toc118_3321037716"/></text:h>
      <text:p text:style-name="P206">OS/90 handles memory using a page size of 4K. There are no plans to support transparent hugepages <text:span text:style-name="T244">like on Linux</text:span>, but such a feature is possible since all operations use bytes and are rounded to pages.</text:p>
      <text:p text:style-name="P207">The physical memory is mapped in a static array in the Physical Block Table, <text:span text:style-name="T245">where each entry represents a page frame </text:span><text:span text:style-name="T246">at a specific address</text:span><text:span text:style-name="T245">.</text:span></text:p>
      <text:p text:style-name="P208">All memory is locked by default. Memory must specifically be marked as transient in order to be <text:span text:style-name="T247">ellegible for swapping.</text:span></text:p>
      <text:p text:style-name="P209">The memory manager can be split into two fully independent components: chain management and page table/address space management. Swapping <text:span text:style-name="T248">and some other tasks require the cooperation of both. OS/90 uses two locks and may hold one of the two or both. </text:span><text:span text:style-name="T249">There is a page table lock, </text:span><text:span text:style-name="T250">which must be held at any time </text:span><text:soft-page-break/><text:span text:style-name="T250">the OS needs to change page tables, and there is a PBT lock that is acquired any time the PBT is modified.</text:span></text:p>
      <text:h text:style-name="Heading_20_2" text:outline-level="2"><text:bookmark-start text:name="__RefHeading___Toc347_1733416379"/>Address Spaces Explained<text:bookmark-end text:name="__RefHeading___Toc347_1733416379"/></text:h>
      <text:p text:style-name="P115">OS/90 uses a higher-half kernel with a fixed load address and position-independent physical address, but it is not the common C000_0000 address used by most kernels because OS/90 has a special region of the address space called the Raw Memory Region, and it needs to represent the entire range of RAM <text:span text:style-name="T85">starting from address zero to the highest addressable RAM byte.</text:span></text:p>
      <text:p text:style-name="P116">The OS/90 kernel is mapped to 8000_0000. <text:span text:style-name="T86">It has 4MB of address space reserved for it. </text:span><text:span text:style-name="T87">The RMR begins at</text:span></text:p>
      <text:p text:style-name="P210">The conventional memory is identity mapped but the DOS subsystem allocates space in it at a page boundary to use for swapping DOS tasks.</text:p>
      <text:h text:style-name="Heading_20_2" text:outline-level="2"><text:bookmark-start text:name="__RefHeading___Toc4968_2653205419"/>Page Modifiers<text:bookmark-end text:name="__RefHeading___Toc4968_2653205419"/></text:h>
      <text:p text:style-name="P211">Using the three available bits on page table (not directory) entries, the kernel defines modifier attributes that can affect the behavior of the page. <text:span text:style-name="T458">See mm/page.h for full documentation.</text:span></text:p>
      <text:h text:style-name="Heading_20_2" text:outline-level="2" text:is-list-header="true"><text:bookmark-start text:name="__RefHeading___Toc349_1733416379"/>Chain Management<text:bookmark-end text:name="__RefHeading___Toc349_1733416379"/></text:h>
      <text:p text:style-name="P117">The OS/90 memory manager uses a FAT-style linked list table to allocate pages. <text:span text:style-name="T59">An allocation is called a chain, and a chain </text:span><text:span text:style-name="T60">ID is</text:span><text:span text:style-name="T59"> the index to the first block in the chain. </text:span><text:span text:style-name="T60">Chain IDs are used throughout the chain allocation API.</text:span></text:p>
      <text:p text:style-name="P118">The very last entry in a chain holds a count of how many uncommitted pages are to be mapped <text:span text:style-name="T69">when mapping takes place. </text:span><text:span text:style-name="T70">These do NOT get memory block entries.</text:span></text:p>
      <text:p text:style-name="P119">Modifications to chains do NOT change mappings <text:span text:style-name="T73">whatsoever.</text:span></text:p>
      <text:p text:style-name="P70">Listing:</text:p>
      <text:list xml:id="list1130901319" text:style-name="L7">
        <text:list-item>
          <text:p text:style-name="P170">LONG <text:span text:style-name="T129">M_</text:span>Alloc(LONG bytes_commit, LONG bytes_uncommit)</text:p>
        </text:list-item>
        <text:list-item>
          <text:p text:style-name="P170">VOID <text:span text:style-name="T130">M_F</text:span>ree(LONG chain)</text:p>
        </text:list-item>
        <text:list-item>
          <text:p text:style-name="P170">SIGLONG <text:span text:style-name="T130">M_</text:span>ResizeWithCommit(LONG chain, SIGLONG delta_bytes)</text:p>
        </text:list-item>
        <text:list-item>
          <text:p text:style-name="P171"><text:span text:style-name="T137">SIGLONG </text:span><text:span text:style-name="T138">M_</text:span>ExtendUncommit<text:span text:style-name="T137">(LONG bytes)</text:span></text:p>
        </text:list-item>
      </text:list>
      <text:h text:style-name="Heading_20_3" text:outline-level="3"><text:bookmark-start text:name="__RefHeading___Toc351_1733416379"/><text:soft-page-break/><text:span text:style-name="T204">M_</text:span><text:span text:style-name="T62">A</text:span>lloc<text:bookmark-end text:name="__RefHeading___Toc351_1733416379"/></text:h>
      <text:p text:style-name="P221">Allocates a chain with `bytes_commit` bytes rounded to a page count and specifies the very last entry the number of uncommitted blocks that must later be mapped.</text:p>
      <text:p text:style-name="P221">`bytes_<text:span text:style-name="T61">uncommit</text:span>` <text:span text:style-name="T63">is </text:span><text:span text:style-name="T64">the number of bytes rounded to a page count </text:span><text:span text:style-name="T65">that come directly above the committed region after allocation. </text:span><text:span text:style-name="T66">Note that this happens after the committed pages are allocated.</text:span></text:p>
      <text:p text:style-name="P220">Consider this example: <text:span text:style-name="T139">M_</text:span><text:span text:style-name="T61">Alloc</text:span>(1, 1, NULL). The committed pages are allocated first in the chain, and then the uncommitted pages are memorized. <text:s/><text:span text:style-name="T67">4096 bytes are committed and 4096 bytes are not.</text:span></text:p>
      <text:p text:style-name="P219">`bytes_commit` may never be zero.</text:p>
      <text:h text:style-name="Heading_20_3" text:outline-level="3"><text:bookmark-start text:name="__RefHeading___Toc353_1733416379"/><text:span text:style-name="T205">M_</text:span><text:span text:style-name="T68">R</text:span>esizeWithCommit<text:bookmark-end text:name="__RefHeading___Toc353_1733416379"/></text:h>
      <text:p text:style-name="P218">Extend<text:span text:style-name="T71">s</text:span> the chain and cut<text:span text:style-name="T71">s</text:span> into the uncommitted region <text:span text:style-name="T72">if necessary. </text:span><text:span text:style-name="T114">Does NOT remap.</text:span></text:p>
      <text:h text:style-name="Heading_20_2" text:outline-level="2"><text:bookmark-start text:name="__RefHeading___Toc355_1733416379"/>Memory Mapping <text:span text:style-name="T178">(TODO)</text:span><text:bookmark-end text:name="__RefHeading___Toc355_1733416379"/></text:h>
      <text:p text:style-name="P212">OS/90 preallocates all page tables of the virtual address space <text:span text:style-name="T202">and never extends it. </text:span><text:span text:style-name="T203">OS/90 does NOT support mapping to specific addresses </text:span><text:span text:style-name="T76">in the address space </text:span><text:span text:style-name="T206">but is able to simulate such an effect with real mode-addressable memory.</text:span></text:p>
      <text:p text:style-name="P213"><text:span text:style-name="T77">Rem</text:span>apping memory takes a subchain range to perform the mapping on so that dynamic structures can be efficient. <text:span text:style-name="T82">It is not necessary to change the base address being used.</text:span></text:p>
      <text:p text:style-name="P11">Listing:</text:p>
      <text:list xml:id="list3403302317" text:style-name="L8">
        <text:list-item>
          <text:p text:style-name="P172">PVOID <text:span text:style-name="T131">M_</text:span>Map<text:span text:style-name="T120">Any</text:span><text:span text:style-name="T75">(LONG chain, </text:span><text:span text:style-name="T83">LONG at</text:span><text:span text:style-name="T84">tr</text:span><text:span text:style-name="T75">)</text:span></text:p>
        </text:list-item>
        <text:list-item>
          <text:p text:style-name="P172"><text:span text:style-name="T74">SIGLONG</text:span> <text:span text:style-name="T132">M_</text:span><text:span text:style-name="T124">Chain</text:span>Remap(<text:span text:style-name="T79">PVOID </text:span><text:span text:style-name="T80">base</text:span><text:span text:style-name="T81">addr</text:span><text:span text:style-name="T79">, LONG chain</text:span>, <text:span text:style-name="T78">LONG start, LONG len, </text:span><text:span text:style-name="T116">LONG </text:span><text:span text:style-name="T117">attr</text:span>)</text:p>
        </text:list-item>
        <text:list-item>
          <text:p text:style-name="P173"><text:span text:style-name="T118">VOID </text:span><text:span text:style-name="T133">M_</text:span>MapPhysToVirt(<text:span text:style-name="T115">PVOID phys, PVOID virt, LONG bytes</text:span>)</text:p>
        </text:list-item>
        <text:list-item>
          <text:p text:style-name="P174">VOID <text:span text:style-name="T133">M_</text:span>IdMap(PVO<text:span text:style-name="T119">ID phys, LONG bytes</text:span>)</text:p>
        </text:list-item>
        <text:list-item>
          <text:p text:style-name="P175">PVOID <text:span text:style-name="T133">M_</text:span>Reserve<text:span text:style-name="T121">Alloc</text:span>Region(LONG bytes)</text:p>
        </text:list-item>
        <text:list-item>
          <text:p text:style-name="P176"><text:span text:style-name="T122">SIGLONG </text:span><text:span text:style-name="T134">M_</text:span>ReleaseAllocRegion(LONG bytes)</text:p>
        </text:list-item>
        <text:list-item>
          <text:p text:style-name="P177">VOID M_UpdateAttr(<text:span text:style-name="T241">PVOID addr, </text:span><text:span text:style-name="T242">LONG </text:span><text:span text:style-name="T243">bytes</text:span>)</text:p>
        </text:list-item>
      </text:list>
      <text:h text:style-name="P142" text:outline-level="3"><text:bookmark-start text:name="__RefHeading___Toc690_2907795292"/>M_<text:span text:style-name="T125">Map</text:span><text:span text:style-name="T120">Any</text:span><text:bookmark-end text:name="__RefHeading___Toc690_2907795292"/></text:h>
      <text:p text:style-name="P214">Maps a block of memory to any <text:span text:style-name="T127">virtual address</text:span>. <text:span text:style-name="T123">Generates uncommitted pages as necessary. </text:span><text:span text:style-name="T127">Only the necessary number of page </text:span><text:soft-page-break/><text:span text:style-name="T127">are reserved, </text:span><text:span text:style-name="T128">so remapping is necessary if the chain grows in size.</text:span></text:p>
      <text:h text:style-name="Heading_20_3" text:outline-level="3"><text:bookmark-start text:name="__RefHeading___Toc692_2907795292"/><text:span text:style-name="T207">M_</text:span>C<text:span text:style-name="T126">hain</text:span>Remap<text:bookmark-end text:name="__RefHeading___Toc692_2907795292"/></text:h>
      <text:p text:style-name="P215">Remap a chain to the exact same location but with a different size. If there is a collision with in-use virtual addresses this function will do nothing and fail.</text:p>
      <text:p text:style-name="P216">The base address MUST be the same as the one returned by PCMap.</text:p>
      <text:h text:style-name="Heading_20_3" text:outline-level="3"><text:bookmark-start text:name="__RefHeading___Toc694_2907795292"/><text:span text:style-name="T208">M_</text:span>MapPhysToVirt<text:bookmark-end text:name="__RefHeading___Toc694_2907795292"/></text:h>
      <text:p text:style-name="P217">Map a physical address range to a virtual one.</text:p>
      <text:h text:style-name="Heading_20_2" text:outline-level="2"><text:bookmark-start text:name="__RefHeading___Toc1941_590801291"/>Heap Allocation<text:bookmark-end text:name="__RefHeading___Toc1941_590801291"/></text:h>
      <text:p text:style-name="P120">There are many situations in which kernel mode software needs to dynamically allocate memory <text:span text:style-name="T307">that is not in page multiples. OS/90 has a handle-based memory allocation system for the kernel that is portable to the userspace. </text:span><text:span text:style-name="T308">It is inspired by the classic MacOS memory allocator. </text:span><text:span text:style-name="T309">The exact implementation is documented separately.</text:span></text:p>
      <text:p text:style-name="P121">There exists a global heap for all drivers, <text:span text:style-name="T323">but new ones can be created.</text:span></text:p>
      <text:p text:style-name="P71">Listing:</text:p>
      <text:list xml:id="list2213011488" text:style-name="L9">
        <text:list-item>
          <text:p text:style-name="P178"><text:span text:style-name="T313">PVOID </text:span><text:span text:style-name="T310">M_</text:span>G<text:span text:style-name="T311">lobalA</text:span>lloc<text:span text:style-name="T313">(</text:span><text:span text:style-name="T353">LONG bytes</text:span><text:span text:style-name="T313">)</text:span></text:p>
        </text:list-item>
        <text:list-item>
          <text:p text:style-name="P178"><text:span text:style-name="T310">M_</text:span>G<text:span text:style-name="T312">lobalFree</text:span><text:span text:style-name="T354">(</text:span><text:span text:style-name="T355">PVOID h</text:span><text:span text:style-name="T354">)</text:span></text:p>
        </text:list-item>
        <text:list-item>
          <text:p text:style-name="P179">M_GlobalLock(PVOID h)</text:p>
        </text:list-item>
      </text:list>
      <text:h text:style-name="P143" text:outline-level="3"><text:bookmark-start text:name="__RefHeading___Toc1943_590801291"/>M_GlobalAlloc<text:bookmark-end text:name="__RefHeading___Toc1943_590801291"/></text:h>
      <text:p text:style-name="P68">DO NOT BE DECIEVED. The void pointer return value is NOT a simple pointer to memory. “void *” in C has a special meaning as a “generic pointer,” which means that it can be casted to any pointer type whatsoever with no <text:span text:style-name="T324">warnings or </text:span>errors <text:span text:style-name="T324">(C++ does not like this though)</text:span>. Accessing the memory allocated by this function is done by storing the return value into a DOUBLE POINTER, which is in fact perfectly legal. “void *” does not point to a specific type <text:span text:style-name="T314">and cannot be dereferenced </text:span><text:span text:style-name="T315">on its own</text:span><text:span text:style-name="T314">, so it makes sense </text:span><text:span text:style-name="T315">if it can be casted to a dereferenc</text:span><text:span text:style-name="T356">e</text:span><text:span text:style-name="T315">able </text:span><text:span text:style-name="T316">pointer of any type</text:span><text:span text:style-name="T314">.</text:span></text:p>
      <text:p text:style-name="P122">To allocate 100 bytes of 16-bit values: <text:span text:style-name="T317">PSHORT *mem = </text:span>M_GlobalAlloc(<text:span text:style-name="T318">100</text:span>);</text:p>
      <text:p text:style-name="P123"><text:soft-page-break/>In C, <text:span text:style-name="T319">subcripts have a higher precedence than pointers. </text:span><text:span text:style-name="T320">To access an allocated region as an array of data, parentheses must be placed around the </text:span><text:span text:style-name="T321">dereferenced pointer, and the brackets go after the group. </text:span><text:span text:style-name="T322">This gets the pointer first and then gets the appropriate value.</text:span></text:p>
      <text:p text:style-name="P222">Example: (*mem)[9] = 4;</text:p>
      <text:h text:style-name="Heading_20_2" text:outline-level="2"><text:bookmark-start text:name="__RefHeading___Toc4970_2653205419"/>Virtual Memory<text:bookmark-end text:name="__RefHeading___Toc4970_2653205419"/></text:h>
      <text:p text:style-name="P223">OS/90 supports <text:span text:style-name="T462">uncommitted memory, though the implementation is quite transparent and is as simple as using a page table modifier. </text:span><text:span text:style-name="T463">S</text:span>wapping <text:span text:style-name="T463">will be the main focus here. It is done </text:span>using swap files <text:span text:style-name="T459">and may later support swap partitions. </text:span><text:span text:style-name="T460">Swap file are </text:span><text:span text:style-name="T461">not </text:span><text:span text:style-name="T485">orthogonal </text:span><text:span text:style-name="T461">extentions to the memory and allocating </text:span><text:span text:style-name="T464">sp</text:span><text:span text:style-name="T465">a</text:span><text:span text:style-name="T464">ce</text:span><text:span text:style-name="T461"> in </text:span><text:span text:style-name="T486">it </text:span><text:span text:style-name="T461">cannot be done using page frame functions.</text:span></text:p>
      <text:p text:style-name="P224">The <text:span text:style-name="T466">page list structure contains a local index to itself on the chain. This is done so that pages can be evicted from memory and be retrieved </text:span><text:span text:style-name="T467">in the right place by analyzing the “delta” between </text:span><text:span text:style-name="T468">entries</text:span><text:span text:style-name="T467">. </text:span><text:span text:style-name="T472">This also works for the very last entry, in which </text:span><text:span text:style-name="T473">the final </text:span><text:span text:style-name="T474">PBT entry has a way of knowing how many </text:span><text:span text:style-name="T475">pages to replace (think about this, </text:span><text:span text:style-name="T476">it may not be possible</text:span><text:span text:style-name="T475">).</text:span></text:p>
      <text:p text:style-name="P226"><text:span text:style-name="T477">A page attribute which is reserved only for kernel use called P</text:span><text:span text:style-name="T478">TE_</text:span><text:span text:style-name="T479">TRANSIENT_OUT </text:span><text:span text:style-name="T487">(</text:span><text:span text:style-name="T488">u</text:span><text:span text:style-name="T484">sing this anywhere outside the kernel is always wrong.</text:span><text:span text:style-name="T487">)</text:span><text:span text:style-name="T479"> indicates a </text:span><text:span text:style-name="T480">virtual </text:span><text:span text:style-name="T479">page that is considered swappable and is also currently swapped out and </text:span><text:span text:style-name="T481">on the disk. </text:span><text:span text:style-name="T482">The address field is a file </text:span><text:span text:style-name="T483">page-granular </text:span><text:span text:style-name="T482">offset </text:span><text:span text:style-name="T489">to the swap space, </text:span><text:span text:style-name="T490">allowing for </text:span><text:span text:style-name="T491">simple </text:span>retrieval.</text:p>
      <text:p text:style-name="P225">Any page on a chain can be evicted <text:span text:style-name="T492">(except for first and last)</text:span> <text:span text:style-name="T469">rather than entire chains at once. </text:span><text:span text:style-name="T470">This avoids the overburdening of the swap </text:span><text:span text:style-name="T471">and excessive disk traffic.</text:span></text:p>
      <text:p text:style-name="P227">With all the implementation details aside, here is the listing:</text:p>
      <text:list xml:id="list3967119588" text:style-name="L16">
        <text:list-item>
          <text:p text:style-name="P228"/>
        </text:list-item>
        <text:list-item>
          <text:p text:style-name="P229"/>
        </text:list-item>
      </text:list>
      <text:h text:style-name="Heading_20_1" text:outline-level="1"><text:bookmark-start text:name="__RefHeading___Toc4972_2653205419"/>I<text:span text:style-name="T400">nput and Output </text:span><text:span text:style-name="T401">Manager (IOM)</text:span><text:bookmark-end text:name="__RefHeading___Toc4972_2653205419"/></text:h>
      <text:p text:style-name="P106">The I<text:span text:style-name="T442">O</text:span> manager is quite complicated and requires code samples to understand. Refer to IO.MD.</text:p>
      <text:h text:style-name="Heading_20_1" text:outline-level="1"><text:bookmark-start text:name="__RefHeading___Toc1945_590801291"/><text:soft-page-break/>Kernel Filesystem<text:bookmark-end text:name="__RefHeading___Toc1945_590801291"/></text:h>
      <text:p text:style-name="P62">The KFS is a read-write filesytem <text:span text:style-name="T358">kept in memory </text:span><text:span text:style-name="T359">that serves as both a global system environment and a UNIX-style device filesystem. </text:span><text:span text:style-name="T361">The KFS differs from UNIX because it is oriented around “executing” special files as programs and parsing the arguments.</text:span></text:p>
      <text:h text:style-name="Heading_20_2" text:outline-level="2"><text:bookmark-start text:name="__RefHeading___Toc4974_2653205419"/>Handles and IO Commands<text:bookmark-end text:name="__RefHeading___Toc4974_2653205419"/></text:h>
      <text:p text:style-name="P124">The KFS uses 32-bit handles for each file. <text:span text:style-name="T444">IO requests are sent using the IOCOM_</text:span><text:span text:style-name="T445">M</text:span><text:span text:style-name="T446">J_</text:span><text:span text:style-name="T447">FS </text:span><text:span text:style-name="T448">command set. </text:span><text:span text:style-name="T454">Seeking is not supported.</text:span></text:p>
      <text:list xml:id="list78077772" text:style-name="L10">
        <text:list-item>
          <text:p text:style-name="P180">IOCOM_MI_<text:span text:style-name="T451">FS_</text:span><text:span text:style-name="T449">READ</text:span></text:p>
        </text:list-item>
        <text:list-item>
          <text:p text:style-name="P181">IOCOM_MI_<text:span text:style-name="T452">FS_</text:span><text:span text:style-name="T450">WRITE</text:span></text:p>
        </text:list-item>
        <text:list-item>
          <text:p text:style-name="P182">IOCOM_<text:span text:style-name="T453">MI_FS_</text:span><text:span text:style-name="T455">DELETE</text:span></text:p>
        </text:list-item>
        <text:list-item>
          <text:p text:style-name="P183">IOCOM_MI_FS_<text:span text:style-name="T456">OPEN</text:span></text:p>
        </text:list-item>
        <text:list-item>
          <text:p text:style-name="P184">IOCOM_MI_FS_CLOSE</text:p>
        </text:list-item>
        <text:list-item>
          <text:p text:style-name="P185">IOCOM_MI_FS_DRAIN</text:p>
        </text:list-item>
        <text:list-item>
          <text:p text:style-name="P186">IOCOM_MI_FS_EXEC</text:p>
          <text:p text:style-name="P187">Open and close occur when the handle is created or destroyed <text:span text:style-name="T457">and serve as a constructor and destructor respectively.</text:span></text:p>
          <text:p text:style-name="P188">Drain is supposed to write back buffers.</text:p>
          <text:p text:style-name="P189">EXEC implements the functionality for executing a virtual file.</text:p>
        </text:list-item>
      </text:list>
      <text:h text:style-name="P137" text:outline-level="2"><text:bookmark-start text:name="__RefHeading___Toc1949_590801291"/><text:span text:style-name="T443">For </text:span>Subsystems<text:bookmark-end text:name="__RefHeading___Toc1949_590801291"/></text:h>
      <text:p text:style-name="P61">&gt;&gt;&gt; <text:span text:style-name="T360">Can features be fully moved to the KFS?</text:span></text:p>
      <text:p text:style-name="P103">The KFS must be accessible, preferably from the command line, through tasks running under the <text:span text:style-name="T357">subsystem. </text:span><text:span text:style-name="T362">Any special files intended to be executable </text:span><text:span text:style-name="T363">must end with EXE </text:span><text:span text:style-name="T364">regardless of the subsystem.</text:span></text:p>
      <text:p text:style-name="P104">Inside <text:span text:style-name="T367">of </text:span>SUBSYS <text:span text:style-name="T365">a directory must be created that contains the name of the driver with its </text:span><text:span text:style-name="T366">real</text:span><text:span text:style-name="T365"> 8-character name.</text:span></text:p>
      <text:p text:style-name="P105">Inside the folder of the driver, <text:span text:style-name="T368">the following </text:span><text:span text:style-name="T369">pseudo-executables </text:span><text:span text:style-name="T370">must be created:</text:span></text:p>
      <text:list xml:id="list190333254" text:style-name="L11">
        <text:list-item>
          <text:p text:style-name="P190">RUN.EXE (Run a program using path)</text:p>
        </text:list-item>
        <text:list-item>
          <text:p text:style-name="P191">LIST.EXE (Output list of running <text:span text:style-name="T371">tasks </text:span><text:span text:style-name="T372">and their PIDs, </text:span><text:span text:style-name="T373">with </text:span><text:span text:style-name="T372">machine friendly option</text:span>)</text:p>
        </text:list-item>
        <text:list-item>
          <text:p text:style-name="P192"><text:soft-page-break/><text:span text:style-name="T375">EVENT</text:span>.EXE <text:span text:style-name="T374">(</text:span><text:span text:style-name="T376">Send generic driver event </text:span><text:span text:style-name="T377">by number, 0 is simple exit</text:span><text:span text:style-name="T374">)</text:span></text:p>
        </text:list-item>
        <text:list-item>
          <text:p text:style-name="P193"><text:span text:style-name="T379">TASK</text:span>.EXE (Operate on process using subsystem-<text:span text:style-name="T378">given</text:span> <text:span text:style-name="T380">task ID</text:span>)</text:p>
        </text:list-item>
      </text:list>
      <text:p text:style-name="P63">RUN.EXE takes a path that must be parsed by the <text:span text:style-name="T381">subsystem sending the request </text:span><text:span text:style-name="T382">into a DOS-compatible path. </text:span><text:span text:style-name="T383">Then it can be sent to the kernel </text:span><text:span text:style-name="T384">to be dispatched by the target subsystem that is to execute the program. </text:span><text:span text:style-name="T387">The path must be in single quotes.</text:span></text:p>
      <text:p text:style-name="P63"><text:span text:style-name="T385">Additional arguments are not defined. </text:span><text:span text:style-name="T386">anything that comes after the </text:span><text:span text:style-name="T388">path quotes is an additonal argument.</text:span></text:p>
      <text:p text:style-name="P64">LIST.EXE <text:span text:style-name="T389">outputs to virtual standard output </text:span><text:span text:style-name="T390">a CRLF and ASCII formatted table </text:span><text:span text:style-name="T391">of active tasks. </text:span><text:span text:style-name="T394">If given the option “-M”</text:span><text:span text:style-name="T392">, it will </text:span><text:span text:style-name="T393">return a consistent machine-readable output </text:span><text:span text:style-name="T395">that is an array of PROC_LIST_STRUC.</text:span></text:p>
      <text:p text:style-name="P65">EVENT.EXE is the usual mechanism for sending events to drivers. <text:span text:style-name="T396">Subsystems are required to support exiting </text:span><text:span text:style-name="T397">properly</text:span><text:span text:style-name="T396">.</text:span></text:p>
      <text:p text:style-name="P66">TASK.EXE <text:span text:style-name="T398">is used to manage tasks. It should be avoided except when there is an issue with whatever the subsystem provides </text:span><text:span text:style-name="T399">for this purpose.</text:span></text:p>
      <text:h text:style-name="Heading_20_1" text:outline-level="1"><text:bookmark-start text:name="__RefHeading___Toc142_3321037716"/>Translation <text:span text:style-name="T19">Helper Services</text:span><text:bookmark-end text:name="__RefHeading___Toc142_3321037716"/></text:h>
      <text:p text:style-name="P8">OS/90 provides an API for simplifying common operations used by 32-bit kernel mode software when providing services to 16-bit software.</text:p>
      <text:h text:style-name="Heading_20_2" text:outline-level="2"><text:bookmark-start text:name="__RefHeading___Toc700_2907795292"/>Segmentation Handling<text:bookmark-end text:name="__RefHeading___Toc700_2907795292"/></text:h>
      <text:p text:style-name="P24">Listing:</text:p>
      <text:list xml:id="list3710315824" text:style-name="L12">
        <text:list-item>
          <text:p text:style-name="P194"><text:span text:style-name="T143">PVOID </text:span>TranslateSegOff<text:span text:style-name="T141">ToLinear</text:span>(PSTDREGS <text:span text:style-name="T142">regs</text:span>, LONG seg_<text:span text:style-name="T146">index</text:span>, LONG off<text:span text:style-name="T147">set</text:span>)</text:p>
        </text:list-item>
        <text:list-item>
          <text:p text:style-name="P195">PVOID TranslateSegOffToLinearPM(LONG selector, LONG offset)</text:p>
        </text:list-item>
        <text:list-item>
          <text:p text:style-name="P196">BOOL PMValidateSegOff(SHORT selector, <text:span text:style-name="T150">LONG offset</text:span>)</text:p>
        </text:list-item>
        <text:list-item>
          <text:p text:style-name="P197"><text:span text:style-name="T144">SHORT </text:span>AllocateLDT(SHORT entries)</text:p>
        </text:list-item>
        <text:list-item>
          <text:p text:style-name="P198">VOID FreeLDT(SHORT <text:span text:style-name="T145">base, SHORT num</text:span>)</text:p>
        </text:list-item>
        <text:list-item>
          <text:p text:style-name="P199">VOID CreateDescriptor(<text:span text:style-name="T163">WORD </text:span><text:span text:style-name="T164">sel</text:span><text:span text:style-name="T165">ector</text:span>, PVOID base, LONG size, BYTE access, BYTE xaccess)</text:p>
        </text:list-item>
      </text:list>
      <text:h text:style-name="Heading_20_3" text:outline-level="3"><text:bookmark-start text:name="__RefHeading___Toc702_2907795292"/><text:soft-page-break/><text:span text:style-name="T140">TranslateSegOff</text:span><text:span text:style-name="T141">ToLinear</text:span><text:bookmark-end text:name="__RefHeading___Toc702_2907795292"/></text:h>
      <text:p text:style-name="P25">Returns a linear pointer to a segment:offset pair. <text:span text:style-name="T148">Works with V86 and protected mode by autodetecting based on `regs`. </text:span><text:span text:style-name="T149">`offset` is the offset value to the segment and can be pulled from the registers.</text:span></text:p>
      <text:p text:style-name="P28">`seg_index` is the segment requested as a simple index: <text:span text:style-name="T157">XLAT_DS, XLAT_CS, etc. </text:span><text:span text:style-name="T158">These correspond with sreg values in x86 instruction encoding.</text:span></text:p>
      <text:p text:style-name="P26">If the address is invalid in protected mode and would cause a fault, the return value is NULL.</text:p>
      <text:p text:style-name="P22">For PM-only <text:span text:style-name="T156">or flat model</text:span> subsystems this function is excessive.</text:p>
      <text:h text:style-name="P144" text:outline-level="3"><text:bookmark-start text:name="__RefHeading___Toc704_2907795292"/><text:span text:style-name="T140">TranslateSegOff</text:span><text:span text:style-name="T141">ToLinear</text:span><text:span text:style-name="T159">PM</text:span><text:bookmark-end text:name="__RefHeading___Toc704_2907795292"/></text:h>
      <text:p text:style-name="P30">This function is similar to the above one but only works for protected mode <text:span text:style-name="T160">and is generally faster. </text:span><text:span text:style-name="T161">It takes a SELECTOR rather than a </text:span><text:span text:style-name="T162">special</text:span><text:span text:style-name="T161"> index.</text:span></text:p>
      <text:h text:style-name="P145" text:outline-level="3"><text:bookmark-start text:name="__RefHeading___Toc706_2907795292"/>PMValidateSegOff<text:bookmark-end text:name="__RefHeading___Toc706_2907795292"/></text:h>
      <text:p text:style-name="P27">Validate a segment and offset <text:span text:style-name="T151">pair </text:span><text:span text:style-name="T152">to ensure bounds and detect ring violations.</text:span></text:p>
      <text:h text:style-name="Heading_20_3" text:outline-level="3"><text:bookmark-start text:name="__RefHeading___Toc708_2907795292"/>AllocateLDT <text:span text:style-name="T155">(, FreeLDT)</text:span><text:bookmark-end text:name="__RefHeading___Toc708_2907795292"/></text:h>
      <text:p text:style-name="P55">Allocate local descriptor table entires. The first 16 are reserved <text:span text:style-name="T153">for DPMI. </text:span><text:span text:style-name="T154">Returns the base index, NOT the selector.</text:span></text:p>
      <text:p text:style-name="P56">OS/90 has one local descriptor table <text:span text:style-name="T306">for the entire system.</text:span></text:p>
      <text:h text:style-name="Heading_20_3" text:outline-level="3"><text:bookmark-start text:name="__RefHeading___Toc710_2907795292"/>CreateDescriptor<text:bookmark-end text:name="__RefHeading___Toc710_2907795292"/></text:h>
      <text:p text:style-name="P42">Create a segment descriptor at the specified selector with the passed attributes.</text:p>
      <text:p text:style-name="P29">This CAN work on the GDT but that sort of behavior is dangerous.</text:p>
      <text:h text:style-name="P130" text:outline-level="1"><text:bookmark-start text:name="__RefHeading___Toc1951_590801291"/>Bus Drivers<text:bookmark-end text:name="__RefHeading___Toc1951_590801291"/></text:h>
      <text:p text:style-name="P67">The concept of a “bus” is very important to any driver architecture. <text:span text:style-name="T272">The devices enumerated by PNP BIOS or ACPI’</text:span><text:span text:style-name="T273">s</text:span><text:span text:style-name="T272"> DSDT </text:span><text:span text:style-name="T274">are on the mainboard. </text:span><text:span text:style-name="T275">Plug-and-play ISA, PCI, USB, PnP COM (yes it exists), </text:span><text:span text:style-name="T276">VLB, etc. are all buses, and generally have a way of assigning resources like IO ports and memory mapped IO regions </text:span><text:span text:style-name="T277">to them. </text:span><text:span text:style-name="T278">There is also some isolation between bus types in the </text:span><text:soft-page-break/><text:span text:style-name="T278">hardware, but an OS can decide to abstract bus differences and create an abstract device tree </text:span><text:span text:style-name="T279">like Windows NT.</text:span></text:p>
      <text:p text:style-name="P107">OS/90 is more similar to Linux with regard to bus drivers. <text:span text:style-name="T280">Each bus implements its own interface for detecting and configuring subordinate devices.</text:span></text:p>
      <text:p text:style-name="P72">Buses that will or already do receive full support include:</text:p>
      <text:list xml:id="list3444478324" text:style-name="L13">
        <text:list-item>
          <text:p text:style-name="P200">PnP BIOS <text:span text:style-name="T305">Devices</text:span></text:p>
        </text:list-item>
        <text:list-item>
          <text:p text:style-name="P201">PCI</text:p>
        </text:list-item>
      </text:list>
      <text:p text:style-name="P73">ISA plug-and-play is a very ugly bus to work with, but is widely supported. If there is interest in this bus, I may consider supporting it.</text:p>
      <text:h text:style-name="Heading_20_1" text:outline-level="1"><text:bookmark-start text:name="__RefHeading___Toc120_3321037716"/>Debuggin<text:span text:style-name="T57">g</text:span><text:bookmark-end text:name="__RefHeading___Toc120_3321037716"/></text:h>
      <text:p text:style-name="Text_20_body"/>
      <text:h text:style-name="Heading_20_1" text:outline-level="1"><text:bookmark-start text:name="__RefHeading___Toc140_3321037716"/>Drivers<text:bookmark-end text:name="__RefHeading___Toc140_3321037716"/></text:h>
      <text:h text:style-name="P138" text:outline-level="2"><text:bookmark-start text:name="__RefHeading___Toc1292_2907795292"/>Unifying Interface<text:bookmark-end text:name="__RefHeading___Toc1292_2907795292"/></text:h>
      <text:p text:style-name="P108">OS/90 drivers are identified by a <text:span text:style-name="T233">file name. They can have no more than 8 characters in their names minus the three character extension, and </text:span><text:span text:style-name="T287">VFAT long file</text:span><text:span text:style-name="T233"> names are not permitted.</text:span></text:p>
      <text:p text:style-name="P109">Drivers support a powerful feature named “features.” This allows for drivers to dynamically detect <text:span text:style-name="T288">things like PnP BIOS support or other things without having to call a specific procedure, </text:span><text:span text:style-name="T289">and without adding any additional bloat if these features are not present</text:span><text:span text:style-name="T288">. </text:span><text:span text:style-name="T326">The return value is a pointer to a call table structure.</text:span></text:p>
      <text:p text:style-name="P110">Features are stored as strings that are no larger than 16 characters <text:span text:style-name="T290">including space-padding </text:span><text:span text:style-name="T291">for fast comparisons</text:span>.</text:p>
      <text:p text:style-name="P111">It is possible to scan for multiple features to reduce the number of iterations through the list.</text:p>
      <text:p text:style-name="P112">The kernel implements a feature for <text:span text:style-name="T292">the CPU type. It can be “i486”, “Pentium”, “Pentium Pro”, and lder CPUs are also implemented to indicate compatibility.</text:span></text:p>
      <text:p text:style-name="P73">Listing:</text:p>
      <text:list xml:id="list2379337848" text:style-name="L14">
        <text:list-item>
          <text:p text:style-name="P202"><text:span text:style-name="T327">VOID </text:span>GetMultipleFeatures(<text:span text:style-name="T327">PVOID *out, </text:span><text:span text:style-name="T328">PBYTE </text:span><text:span text:style-name="T329">strtab</text:span>)</text:p>
        </text:list-item>
        <text:list-item>
          <text:p text:style-name="P202"><text:span text:style-name="T325">PVOID </text:span>GetFeature(PBYTE name)</text:p>
        </text:list-item>
        <text:list-item>
          <text:p text:style-name="P203"><text:soft-page-break/>LONG GetFeatureClassByteCount()</text:p>
        </text:list-item>
        <text:list-item>
          <text:p text:style-name="P203">VOID GetFeaturesByClass</text:p>
        </text:list-item>
      </text:list>
      <text:p text:style-name="P59">&gt;&gt;&gt; <text:span text:style-name="T346">Add a feature scanner structure for classes? “</text:span><text:span text:style-name="T347">Next</text:span><text:span text:style-name="T346">” </text:span><text:span text:style-name="T347">function call?</text:span></text:p>
      <text:p text:style-name="P57"><text:span text:style-name="T330">List of common features</text:span>:</text:p>
      <text:list xml:id="list3885921156" text:style-name="L15">
        <text:list-item>
          <text:p text:style-name="P204">“:<text:span text:style-name="T331">Kernel16=DOS</text:span>”: <text:span text:style-name="T332">The underlying operating system is DOS </text:span><text:span text:style-name="T333">compatible</text:span><text:span text:style-name="T332">.</text:span></text:p>
        </text:list-item>
        <text:list-item>
          <text:p text:style-name="P204">“:<text:span text:style-name="T334">Kernel16=ELKS</text:span>”: <text:span text:style-name="T334">16-bit software is ELKS compatible.</text:span></text:p>
        </text:list-item>
        <text:list-item>
          <text:p text:style-name="P204">“<text:span text:style-name="T338">S</text:span><text:span text:style-name="T336">SS:</text:span><text:span text:style-name="T335">DOS</text:span>”: <text:span text:style-name="T337">Standard DOS subsystem </text:span><text:span text:style-name="T338">is supported.</text:span></text:p>
        </text:list-item>
        <text:list-item>
          <text:p text:style-name="P204">“<text:span text:style-name="T339">BUS:</text:span><text:span text:style-name="T340">PCI</text:span>”: <text:span text:style-name="T340">Standard OS/90 PCI driver is supported</text:span></text:p>
        </text:list-item>
        <text:list-item>
          <text:p text:style-name="P204">“<text:span text:style-name="T341">DEV:</text:span><text:span text:style-name="T344">8042</text:span>”: <text:span text:style-name="T342">Standard keyboard </text:span><text:span text:style-name="T345">and mouse</text:span><text:span text:style-name="T342"> </text:span><text:span text:style-name="T343">IO </text:span><text:span text:style-name="T342">driver supported.</text:span></text:p>
        </text:list-item>
        <text:list-item>
          <text:p text:style-name="P205">“<text:span text:style-name="T349">CPU:</text:span><text:span text:style-name="T348">i386</text:span>”, “<text:span text:style-name="T349">CPU:</text:span><text:span text:style-name="T348">i486</text:span>”, “<text:span text:style-name="T349">CPU:</text:span><text:span text:style-name="T348">Pentium</text:span>”, “<text:span text:style-name="T349">CPU:</text:span><text:span text:style-name="T348">Pentium Pro</text:span>”</text:p>
        </text:list-item>
      </text:list>
      <text:p text:style-name="P58"/>
      <text:p text:style-name="P113">OS/90 drivers <text:span text:style-name="T438">must also </text:span><text:span text:style-name="T439">implement an IO class. </text:span><text:span text:style-name="T440">The classes are as listed:</text:span></text:p>
      <text:p text:style-name="P114">ioclass.h contains all of them. <text:span text:style-name="T441">A range of IO classes from 0x8000-0xFFFF is reserved for custom use.</text:span></text:p>
      <text:h text:style-name="P139" text:outline-level="2"><text:bookmark-start text:name="__RefHeading___Toc696_2907795292"/>Building Drivers<text:bookmark-end text:name="__RefHeading___Toc696_2907795292"/></text:h>
      <text:p text:style-name="P12">A single header &lt;osk/<text:span text:style-name="T88">api.h</text:span>&gt; <text:span text:style-name="T89">includes everything relevant to the kernel API </text:span><text:span text:style-name="T90">and is the only header needed to access it.</text:span></text:p>
      <text:p text:style-name="P13">Driver executables are build by compiling any files that make up a driver and merging the object files into one. The resulting objects are then converted to a driver executable by running</text:p>
      <text:p text:style-name="P20"><text:span text:style-name="T91">execgen.</text:span><text:span text:style-name="T96">py</text:span><text:span text:style-name="T91"> -lib &lt;name&gt;</text:span> -<text:span text:style-name="T95">import &lt;</text:span><text:span text:style-name="T98">libs</text:span><text:span text:style-name="T95">&gt;</text:span></text:p>
      <text:p text:style-name="P14">to convert the object to an OS/90 library. <text:span text:style-name="T92">Drivers are essentially shared libraries.</text:span></text:p>
      <text:p text:style-name="P14">It was previously specified that drivers share a global <text:span text:style-name="T93">symbol </text:span>namespace. This is no longer the case. Drivers can import libraries at load time, <text:span text:style-name="T94">with the kernel API </text:span><text:span text:style-name="T97">being </text:span><text:span text:style-name="T94">one of them. </text:span><text:span text:style-name="T95">The resulting driver binary must therefore specify any libraries </text:span><text:span text:style-name="T98">by name when generating the executable. Note that if the libraries requested are not found at load time, the program will terminate.</text:span></text:p>
      <text:p text:style-name="P15">The use of the macro <text:span text:style-name="T99">OS_PUBLIC in Type.h </text:span><text:span text:style-name="T101">for any functions that need to be exported by the final driver library</text:span><text:span text:style-name="T99"> along </text:span><text:soft-page-break/><text:span text:style-name="T99">with the command line argument `-fvisiblity=hidden` for GCC are recommended to avoid exporting unnecessary symbols. The linker should be passed `--strip-all`.</text:span></text:p>
      <text:p text:style-name="P16">A linker script is provided for driver<text:span text:style-name="T100">s and should be used.</text:span></text:p>
      <text:h text:style-name="P140" text:outline-level="2"><text:bookmark-start text:name="__RefHeading___Toc698_2907795292"/>What Drivers Do<text:bookmark-end text:name="__RefHeading___Toc698_2907795292"/></text:h>
      <text:p text:style-name="P10">OS/90 drivers can implement subsystems to provide translation layers for different 32-bit operating systems as well as add support for devices.</text:p>
      <text:p text:style-name="P40">The DOS/DPMI subsystem code is the reference implementation for any kind of sub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erminus (TTF)" svg:font-family="'Terminus (TTF)', monospace, monospace, 'Droid Sans Mono', monospace, monospace"/>
  </office:font-face-decls>
  <office:styles>
    <draw:fill-image draw:name="Bitmap_20_2" draw:display-name="Bitmap 2" xlink:href="Pictures/100000000000000800000008F8D35729BBF65FD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Quotations" style:class="text" style:master-page-name="">
      <style:paragraph-properties fo:margin-top="0in" fo:margin-bottom="0.0972in" style:contextual-spacing="false" fo:line-height="115%" style:page-number="auto"/>
      <style:text-properties style:font-name="FreeMono" fo:font-family="FreeMono" style:font-style-name="Regular" style:font-family-generic="modern" style:font-pitch="fixed" fo:font-size="13pt"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border-line-width-bottom="0.0209in 0.0016in 0.0102in" fo:padding="0.0201in" fo:border-left="none" fo:border-right="none" fo:border-top="none" fo:border-bottom="2.35pt double #000000"/>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padding="0.0201in" fo:border-left="none" fo:border-right="none" fo:border-top="none" fo:border-bottom="0.06pt solid #00000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de_20_Line" style:display-name="Code Line" style:family="paragraph" style:parent-style-name="Quotations" style:master-page-name="">
      <loext:graphic-properties draw:fill="bitmap" draw:fill-image-name="Bitmap_20_2" style:repeat="repeat"/>
      <style:paragraph-properties fo:margin-top="0in" fo:margin-bottom="0in" style:contextual-spacing="false" fo:line-height="100%" style:page-number="auto" fo:break-before="auto" fo:break-after="auto" fo:padding="0.0201in" fo:border="0.06pt solid #000000" style:shadow="#000000 0.0693in 0.0693in">
        <style:tab-stops/>
        <style:background-image xlink:href="Pictures/100000000000000800000008F8D35729BBF65FD2.png" xlink:type="simple" xlink:actuate="onLoad"/>
      </style:paragraph-properties>
      <style:text-properties style:font-name="FreeMono" fo:font-family="FreeMono" style:font-style-name="Regular" style:font-family-generic="modern" style:font-pitch="fixe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User_20_Index_20_9" style:display-name="User Index 9" style:family="paragraph" style:parent-style-name="Index" style:class="index">
      <style:paragraph-properties fo:margin-left="1.5752in" fo:margin-right="0in" fo:text-indent="0in" style:auto-text-indent="false">
        <style:tab-stops>
          <style:tab-stop style:position="5.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fo:border="0.06pt solid #000000"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9:23:15.679828473</meta:creation-date>
    <meta:generator>LibreOffice/7.3.7.2$Linux_X86_64 LibreOffice_project/30$Build-2</meta:generator>
    <dc:date>2024-07-01T17:08:19.561743604</dc:date>
    <meta:editing-duration>P9DT13H20M19S</meta:editing-duration>
    <meta:editing-cycles>1256</meta:editing-cycles>
    <meta:document-statistic meta:table-count="0" meta:image-count="0" meta:object-count="0" meta:page-count="22" meta:paragraph-count="382" meta:word-count="5299" meta:character-count="32429" meta:non-whitespace-character-count="27563"/>
  </office:meta>
</office:document-meta>
</file>